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575cm" svg:height="9.005cm" svg:x="22.579cm" svg:y="2.71cm">
            <draw:object draw:notify-on-update-of-ranges="Sheet1.H5:Sheet1.H1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nsorted Array: <text:s/>84 <text:s/>87 <text:s/>78 <text:s/>16 <text:s/>94 <text:s/>36 <text:s/>87 <text:s/>93 <text:s/>50 <text:s/>22 <text:s/>63 <text:s/>28 <text:s/>91 <text:s/>60 <text:s/>64 <text:s/>27 <text:s/>41 <text:s/>27 <text:s/>73 <text:s/>37 <text:s/>12 <text:s/>69 <text:s/>68 <text:s/>30 <text:s/>83 <text:s/>31 <text:s/>63 <text:s/>24 <text:s/>68 <text:s/>36 <text:s/>30 <text:s/>3 <text:s/>23 <text:s/>59 <text:s/>70 <text:s/>68 <text:s/>94 <text:s/>57 <text:s/>12 <text:s/>43 <text:s/>30 <text:s/>74 <text:s/>22 <text:s/>20 <text:s/>85 <text:s/>38 <text:s/>99 <text:s/>25 <text:s/>16 <text:s/>71 <text:s/>14 <text:s/>27 <text:s/>92 <text:s/>81 <text:s/>57 <text:s/>74 <text:s/>63 <text:s/>71 <text:s/>97 <text:s/>82 <text:s/>6 <text:s/>26 <text:s/>85 <text:s/>28 <text:s/>37 <text:s/>6 <text:s/>47 <text:s/>30 <text:s/>14 <text:s/>58 <text:s/>25 <text:s/>96 <text:s/>83 <text:s/>46 <text:s/>15 <text:s/>68 <text:s/>35 <text:s/>65 <text:s/>44 <text:s/>51 <text:s/>88 <text:s/>9 <text:s/>77 <text:s/>79 <text:s/>89 <text:s/>85 <text:s/>4 <text:s/>52 <text:s/>55 <text:s/>100 <text:s/>33 <text:s/>61 <text:s/>77 <text:s/>69 <text:s/>40 <text:s/>13 <text:s/>27 <text:s/>87 <text:s/>95 <text:s/>40 <text:s/>96 <text:s/>71 <text:s/>35 <text:s/>79 <text:s/>68 <text:s/>2 <text:s/>98 <text:s/>3 <text:s/>18 <text:s/>93 <text:s/>53 <text:s/>57 <text:s/>2 <text:s/>81 <text:s/>87 <text:s/>42 <text:s/>66 <text:s/>90 <text:s/>45 <text:s/>20 <text:s/>41 <text:s/>30 <text:s/>32 <text:s/>18 <text:s/>98 <text:s/>72 <text:s/>82 <text:s/>76 <text:s/>10 <text:s/>28 <text:s/>68 <text:s/>57 <text:s/>98 <text:s/>54 <text:s/>87 <text:s/>66 <text:s/>7 <text:s/>84 <text:s/>20 <text:s/>25 <text:s/>29 <text:s/>72 <text:s/>33 <text:s/>30 <text:s/>4 <text:s/>20 <text:s/>71 <text:s/>69 <text:s/>9 <text:s/>16 <text:s/>41 <text:s/>50 <text:s/>97 <text:s/>24 <text:s/>19 <text:s/>46 <text:s/>47 <text:s/>52 <text:s/>22 <text:s/>56 <text:s/>80 <text:s/>89 <text:s/>65 <text:s/>29 <text:s/>42 <text:s/>51 <text:s/>94 <text:s/>1 <text:s/>35 <text:s/>65 <text:s/>25 <text:s/>15 <text:s/>88 <text:s/>57 <text:s/>44 <text:s/>92 <text:s/>28 <text:s/>66 <text:s/>60 <text:s/>37 <text:s/>33 <text:s/>52 <text:s/>38 <text:s/>29 <text:s/>76 <text:s/>8 <text:s/>75 <text:s/>22 <text:s/>59 <text:s/>96 <text:s/>30 <text:s/>38 <text:s/>36 <text:s/>94 <text:s/>19 <text:s/>29 <text:s/>44 <text:s/>12 <text:s/>29 <text:s/>30 <text:s/>77 <text:s/>5 <text:s/>44 <text:s/>64 <text:s/>14 <text:s/>39 <text:s/>7 <text:s/>41 <text:s/>5 <text:s/>19 <text:s/>29 <text:s/>89 <text:s/>70 <text:s/>18 <text:s/>18 <text:s/>97 <text:s/>25 <text:s/>44 <text:s/>71 <text:s/>84 <text:s/>91 <text:s/>100 <text:s/>73 <text:s/>26 <text:s/>45 <text:s/>91 <text:s/>6 <text:s/>40 <text:s/>55 <text:s/>87 <text:s/>70 <text:s/>83 <text:s/>43 <text:s/>65 <text:s/>98 <text:s/>8 <text:s/>56 <text:s/>5 <text:s/>49 <text:s/>12 <text:s/>23 <text:s/>29 <text:s/>100 <text:s/>44 <text:s/>47 <text:s/>69 <text:s/>41 <text:s/>23 <text:s/>12 <text:s/>11 <text:s/>6 <text:s/>2 <text:s/>62 <text:s/>31 <text:s/>79 <text:s/>6 <text:s/>21 <text:s/>37 <text:s/>45 <text:s/>27 <text:s/>23 <text:s/>66 <text:s/>9 <text:s/>17 <text:s/>83 <text:s/>59 <text:s/>25 <text:s/>38 <text:s/>63 <text:s/>25 <text:s/>1 <text:s/>37 <text:s/>53 <text:s/>100 <text:s/>80 <text:s/>51 <text:s/>69 <text:s/>72 <text:s/>74 <text:s/>32 <text:s/>82 <text:s/>31 <text:s/>34 <text:s/>95 <text:s/>61 <text:s/>64 <text:s/>100 <text:s/>82 <text:s/>100 <text:s/>97 <text:s/>60 <text:s/>74 <text:s/>14 <text:s/>69 <text:s/>91 <text:s/>96 <text:s/>27 <text:s/>67 <text:s/>85 <text:s/>41 <text:s/>91 <text:s/>85 <text:s/>77 <text:s/>43 <text:s/>37 <text:s/>8 <text:s/>46 <text:s/>57 <text:s/>80 <text:s/>19 <text:s/>88 <text:s/>13 <text:s/>49 <text:s/>73 <text:s/>60 <text:s/>10 <text:s/>37 <text:s/>11 <text:s/>43 <text:s/>88 <text:s/>7 <text:s/>2 <text:s/>14 <text:s/>73 <text:s/>22 <text:s/>56 <text:s/>20 <text:s/>100 <text:s/>22 <text:s/>5 <text:s/>40 <text:s/>12 <text:s/>41 <text:s/>68 <text:s/>6 <text:s/>29 <text:s/>28 <text:s/>51 <text:s/>85 <text:s/>59 <text:s/>21 <text:s/>25 <text:s/>23 <text:s/>70 <text:s/>97 <text:s/>82 <text:s/>31 <text:s/>85 <text:s/>93 <text:s/>73 <text:s/>73 <text:s/>51 <text:s/>26 <text:s/>86 <text:s/>23 <text:s/>100 <text:s/>41 <text:s/>43 <text:s/>99 <text:s/>14 <text:s/>99 <text:s/>91 <text:s/>25 <text:s/>91 <text:s/>10 <text:s/>82 <text:s/>20 <text:s/>37 <text:s/>33 <text:s/>56 <text:s/>95 <text:s/>5 <text:s/>80 <text:s/>70 <text:s/>74 <text:s/>77 <text:s/>51 <text:s/>56 <text:s/>61 <text:s/>43 <text:s/>80 <text:s/>85 <text:s/>94 <text:s/>6 <text:s/>22 <text:s/>68 <text:s/>5 <text:s/>14 <text:s/>62 <text:s/>55 <text:s/>27 <text:s/>60 <text:s/>45 <text:s/>3 <text:s/>3 <text:s/>7 <text:s/>85 <text:s/>22 <text:s/>43 <text:s/>69 <text:s/>29 <text:s/>90 <text:s/>73 <text:s/>9 <text:s/>59 <text:s/>99 <text:s/>37 <text:s/>9 <text:s/>54 <text:s/>49 <text:s/>4 <text:s/>34 <text:s/>34 <text:s/>49 <text:s/>91 <text:s/>55 <text:s/>68 <text:s/>47 <text:s/>69 <text:s/>30 <text:s/>1 <text:s/>47 <text:s/>89 <text:s/>98 <text:s/>50 <text:s/>91 <text:s/>4 <text:s/>34 <text:s/>64 <text:s/>98 <text:s/>54 <text:s/>93 <text:s/>87 <text:s/>26 <text:s/>53 <text:s/>97 <text:s/>76 <text:s/>89 <text:s/>58 <text:s/>30 <text:s/>37 <text:s/>61 <text:s/>15 <text:s/>22 <text:s/>61 <text:s/>5 <text:s/>29 <text:s/>28 <text:s/>51 <text:s/>49 <text:s/>57 <text:s/>3 <text:s/>95 <text:s/>98 <text:s/>100 <text:s/>44 <text:s/>40 <text:s/>3 <text:s/>29 <text:s/>4 <text:s/>1 <text:s/>82 <text:s/>48 <text:s/>39 <text:s/>60 <text:s/>52 <text:s/>36 <text:s/>35 <text:s/>40 <text:s/>93 <text:s/>16 <text:s/>28 <text:s/>5 <text:s/>30 <text:s/>50 <text:s/>65 <text:s/>86 <text:s/>30 <text:s/>44 <text:s/>36 <text:s/>78 <text:s/>1 <text:s/>39 <text:s/>72 <text:s/>50 <text:s/>90 <text:s/>68 <text:s/>89 <text:s/>93 <text:s/>96 <text:s/>44 <text:s/>45 <text:s/>30 <text:s/>91 <text:s/>83 <text:s/>41 <text:s/>42 <text:s/>70 <text:s/>27 <text:s/>33 <text:s/>62 <text:s/>43 <text:s/>61 <text:s/>18 <text:s/>24 <text:s/>62 <text:s/>82 <text:s/>10 <text:s/>91 <text:s/>26 <text:s/>97 <text:s/>68 <text:s/>78 <text:s/>35 <text:s/>91 <text:s/>27 <text:s/>25 <text:s/>58 <text:s/>15 <text:s/>69 <text:s/>6 <text:s/>59 <text:s/>13 <text:s/>87 <text:s/>1 <text:s/>47 <text:s/>27 <text:s/>95 <text:s/>17 <text:s/>53 <text:s/>79 <text:s/>30 <text:s/>47 <text:s/>91 <text:s/>48 <text:s/>71 <text:s/>52 <text:s/>81 <text:s/>32 <text:s/>94 <text:s/>58 <text:s/>28 <text:s/>13 <text:s/>87 <text:s/>15 <text:s/>56 <text:s/>13 <text:s/>91 <text:s/>13 <text:s/>80 <text:s/>11 <text:s/>70 <text:s/>90 <text:s/>75 <text:s/>56 <text:s/>42 <text:s/>21 <text:s/>34 <text:s/>88 <text:s/>89 <text:s/>39 <text:s/>67 <text:s/>71 <text:s/>85 <text:s/>57 <text:s/>18 <text:s/>7 <text:s/>61 <text:s/>50 <text:s/>38 <text:s/>6 <text:s/>60 <text:s/>18 <text:s/>19 <text:s/>46 <text:s/>84 <text:s/>74 <text:s/>59 <text:s/>74 <text:s/>38 <text:s/>90 <text:s/>84 <text:s/>8 <text:s/>79 <text:s/>58 <text:s/>15 <text:s/>72 <text:s/>30 <text:s/>1 <text:s/>60 <text:s/>19 <text:s/>39 <text:s/>26 <text:s/>89 <text:s/>75 <text:s/>34 <text:s/>58 <text:s/>82 <text:s/>94 <text:s/>59 <text:s/>71 <text:s/>100 <text:s/>18 <text:s/>40 <text:s/>70 <text:s/>64 <text:s/>23 <text:s/>95 <text:s/>74 <text:s/>48 <text:s/>32 <text:s/>63 <text:s/>83 <text:s/>91 <text:s/>93 <text:s/>92 <text:s/>58 <text:s/>16 <text:s/>22 <text:s/>58 <text:s/>75 <text:s/>92 <text:s/>48 <text:s/>52 <text:s/>32 <text:s/>22 <text:s/>38 <text:s/>41 <text:s/>55 <text:s/>31 <text:s/>99 <text:s/>26 <text:s/>82 <text:s/>17 <text:s/>17 <text:s/>3 <text:s/>32 <text:s/>40 <text:s/>97 <text:s/>5 <text:s/>39 <text:s/>81 <text:s/>19 <text:s/>22 <text:s/>71 <text:s/>63 <text:s/>13 <text:s/>80 <text:s/>78 <text:s/>86 <text:s/>37 <text:s/>5 <text:s/>77 <text:s/>84 <text:s/>8 <text:s/>60 <text:s/>58 <text:s/>45 <text:s/>100 <text:s/>12 <text:s/>28 <text:s/>51 <text:s/>37 <text:s/>61 <text:s/>19 <text:s/>6 <text:s/>64 <text:s/>50 <text:s/>45 <text:s/>12 <text:s/>6 <text:s/>35 <text:s/>92 <text:s/>76 <text:s/>56 <text:s/>15 <text:s/>90 <text:s/>69 <text:s/>94 <text:s/>19 <text:s/>6 <text:s/>83 <text:s/>23 <text:s/>83 <text:s/>18 <text:s/>31 <text:s/>94 <text:s/>75 <text:s/>27 <text:s/>94 <text:s/>87 <text:s/>54 <text:s/>44 <text:s/>75 <text:s/>15 <text:s/>14 <text:s/>80 <text:s/>78 <text:s/>63 <text:s/>76 <text:s/>89 <text:s/>20 <text:s/>11 <text:s/>33 <text:s/>95 <text:s/>18 <text:s/>47 <text:s/>36 <text:s/>38 <text:s/>92 <text:s/>54 <text:s/>44 <text:s/>74 <text:s/>29 <text:s/>26 <text:s/>92 <text:s/>11 <text:s/>19 <text:s/>18 <text:s/>37 <text:s/>64 <text:s/>56 <text:s/>91 <text:s/>59 <text:s/>31 <text:s/>5 <text:s/>72 <text:s/>62 <text:s/>34 <text:s/>86 <text:s/>90 <text:s/>74 <text:s/>5 <text:s/>52 <text:s/>6 <text:s/>51 <text:s/>69 <text:s/>4 <text:s/>86 <text:s/>7 <text:s/>96 <text:s/>40 <text:s/>50 <text:s/>21 <text:s/>68 <text:s/>27 <text:s/>64 <text:s/>78 <text:s/>97 <text:s/>82 <text:s/>66 <text:s/>61 <text:s/>37 <text:s/>56 <text:s/>71 <text:s/>19 <text:s/>12 <text:s/>43 <text:s/>33 <text:s/>97 <text:s/>80 <text:s/>22 <text:s/>71 <text:s/>85 <text:s/>73 <text:s/>28 <text:s/>35 <text:s/>41 <text:s/>84 <text:s/>73 <text:s/>99 <text:s/>31 <text:s/>64 <text:s/>48 <text:s/>51 <text:s/>31 <text:s/>74 <text:s/>15 <text:s/>60 <text:s/>23 <text:s/>48 <text:s/>25 <text:s/>83 <text:s/>36 <text:s/>33 <text:s/>5 <text:s/>55 <text:s/>44 <text:s/>99 <text:s/>87 <text:s/>41 <text:s/>79 <text:s/>60 <text:s/>63 <text:s/>63 <text:s/>84 <text:s/>42 <text:s/>49 <text:s/>24 <text:s/>25 <text:s/>73 <text:s/>23 <text:s/>55 <text:s/>36 <text:s/>22 <text:s/>58 <text:s/>66 <text:s/>48 <text:s/>72 <text:s/>77 <text:s/>70 <text:s/>19 <text:s/>2 <text:s/>4 <text:s/>54 <text:s/>34 <text:s/>8 <text:s/>60 <text:s/>29 <text:s/>7 <text:s/>98 <text:s/>21 <text:s/>85 <text:s/>9 <text:s/>35 <text:s/>99 <text:s/>92 <text:s/>77 <text:s/>99 <text:s/>16 <text:s/>53 <text:s/>72 <text:s/>90 <text:s/>60 <text:s/>7 <text:s/>11 <text:s/>17 <text:s/>25 <text:s/>10 <text:s/>40 <text:s/>1 <text:s/>79 <text:s/>10 <text:s/>54 <text:s/>82 <text:s/>15 <text:s/>39 <text:s/>90 <text:s/>27 <text:s/>68 <text:s/>48 <text:s/>24 <text:s/>88 <text:s/>32 <text:s/>33 <text:s/>23 <text:s/>82 <text:s/>76 <text:s/>51 <text:s/>80 <text:s/>91 <text:s/>55 <text:s/>51 <text:s/>32 <text:s/>14 <text:s/>58 <text:s/>95 <text:s/>82 <text:s/>82 <text:s/>4 <text:s/>21 <text:s/>34 <text:s/>83 <text:s/>82 <text:s/>88 <text:s/>16 <text:s/>97 <text:s/>26 <text:s/>5 <text:s/>23 <text:s/>93 <text:s/>52 <text:s/>98 <text:s/>33 <text:s/>35 <text:s/>82 <text:s/>7 <text:s/>16 <text:s/>58 <text:s/>9 <text:s/>96 <text:s/>100 <text:s/>63 <text:s/>98 <text:s/>84 <text:s/>77 <text:s/>55 <text:s/>78 <text:s/>10 <text:s/>88 <text:s/>33 <text:s/>83 <text:s/>22 <text:s/>67 <text:s/>64 <text:s/>61 <text:s/>83 <text:s/>12 <text:s/>86 <text:s/>87 <text:s/>86 <text:s/>31 <text:s/>91 <text:s/>84 <text:s/>15 <text:s/>77 <text:s/>17 <text:s/>21 <text:s/>93 <text:s/>26 <text:s/>29 <text:s/>40 <text:s/>26 <text:s/>91 <text:s/>37 <text:s/>61 <text:s/>19 <text:s/>44 <text:s/>38 <text:s/>29 <text:s/>83 <text:s/>22 <text:s/>11 <text:s/>56 <text:s/>89 <text:s/>26 <text:s/>16 <text:s/>71 <text:s/>38 <text:s/>54 <text:s/>9 <text:s/>23 <text:s/>84 <text:s/>51 <text:s/>58 <text:s/>98 <text:s/>28 <text:s/>27 <text:s/>70 <text:s/>72 <text:s/>52 <text:s/>50 <text:s/>11 <text:s/>29 <text:s/>40 <text:s/>99 <text:s/>89 <text:s/>11 <text:s/>94 <text:s/>78 <text:s/>91 <text:s/>77 <text:s/>100 <text:s/>53 <text:s/>32 <text:s/>88 <text:s/>78 <text:s/>100 <text:s/>58 <text:s/>67 <text:s/>53 <text:s/>18 <text:s/>42 <text:s/>36 <text:s/>69 <text:s/>99 <text:s/>85 <text:s/>96 <text:s/>77 <text:s/>6 <text:s/>67 <text:s/>29 <text:s/>55 <text:s/>29 <text:s/>9 <text:s/>94 <text:s/>79 <text:s/>98 <text:s/>56 <text:s/>73 <text:s/>75 <text:s/>46 <text:s/>1 <text:s/>26 <text:s/>98 <text:s/>84 <text:s/>13 <text:s/>28 <text:s/>83 <text:s/>22 <text:s/>94 <text:s/>35 <text:s/>40 <text:s/>35 <text:s/>22 <text:s/>60 <text:s/>86 <text:s/>58 <text:s/>55 <text:s/>62 <text:s/>63 <text:s/>73 <text:s/>42 <text:s/>17 <text:s/>53 <text:s/>51 <text:s/>63 <text:s/>83 <text:s/>100 <text:s/>18 <text:s/>55 <text:s/>74 <text:s/>16 <text:s/>7 <text:s/>52 <text:s/>65 <text:s/>91 <text:s/>64 <text:s/>92 <text:s/>73 <text:s/>38 <text:s/>38 <text:s/>60 <text:s/>29 <text:s/>72 <text:s/>81 <text:s/>88 <text:s/>57 <text:s/>91 <text:s/>42 <text:s/>71 <text:s/>53 <text:s/>66 <text:s/>12 <text:s/>70 <text:s/>18 <text:s/>62 <text:s/>84 <text:s/>52 <text:s/>13 <text:s/>1 <text:s/>7 <text:s/>39 <text:s/>68 <text:s/>65 <text:s/>90 <text:s/>33 <text:s/>55 <text:s/>5 <text:s/>76 <text:s/>80 <text:s/>42 <text:s/>13 <text:s/>39 <text:s/>70 <text:s/>37 <text:s/>71 <text:s/>57 <text:s/>45 <text:s/>61 <text:s/>50 <text:s/>15 <text:s/>66 <text:s/>15 <text:s/>27 <text:s/>87 <text:s/>84 <text:s/>40 <text:s/>70 <text:s/>36 <text:s/>53 <text:s/>22 <text:s/>94 <text:s/>91 <text:s/>90 <text:s/>10 <text:s/>32 <text:s/>74 <text:s/>65 <text:s/>36 <text:s/>49 <text:s/>96 <text:s/>78 <text:s/>14 <text:s/>34 <text:s/>99 <text:s/>50 <text:s/>56 <text:s/>56 <text:s/>94 <text:s/>69 <text:s/>57 <text:s/>61 <text:s/>34 <text:s/>24 <text:s/>87 <text:s/>72 <text:s/>59 <text:s/>78 <text:s/>41 <text:s/>46 <text:s/>82 <text:s/>62 <text:s/>91 <text:s/>24 <text:s/>51 <text:s/>1 <text:s/>55 <text:s/>76 <text:s/>65 <text:s/>43 <text:s/>25 <text:s/>60 <text:s/>20 <text:s/>90 <text:s/>45 <text:s/>70 <text:s/>39 <text:s/>52 <text:s/>77 <text:s/>84 <text:s/>20 <text:s/>34 <text:s/>44 <text:s/>5 <text:s/>57 <text:s/>82 <text:s/>76 <text:s/>67 <text:s/>12 <text:s/>68 <text:s/>13 <text:s/>93 <text:s/>30 <text:s/>3 <text:s/>69 <text:s/>32 <text:s/>3 <text:s/>75 <text:s/>8 <text:s/>19 <text:s/>17 <text:s/>84 <text:s/>78 <text:s/>88 <text:s/>73 <text:s/>74 <text:s/>58 <text:s/>63 <text:s/>26 <text:s/>34 <text:s/>98 <text:s/>97 <text:s/>19 <text:s/>42 <text:s/>54 <text:s/>27 <text:s/>75 <text:s/>81 <text:s/>94 <text:s/>86 <text:s/>49 <text:s/>6 <text:s/>31 <text:s/>30 <text:s/>60 <text:s/>99 <text:s/>61 <text:s/>63 <text:s/>25 <text:s/>20 <text:s/>81 <text:s/>42 <text:s/>3 <text:s/>11 <text:s/>81 <text:s/>27 <text:s/>84 <text:s/>90 <text:s/>41 <text:s/>9 <text:s/>24 <text:s/>39 <text:s/>58 <text:s/>94 <text:s/>32 <text:s/>11 <text:s/>21 <text:s/>6 <text:s/>91 <text:s/>14 <text:s/>92 <text:s/>39 <text:s/>71 <text:s/>22 <text:s/>68 <text:s/>30 <text:s/>72 <text:s/>81 <text:s/>44 <text:s/>96 <text:s/>100 <text:s/>25 <text:s/>89 <text:s/>55 <text:s/>87 <text:s/>70 <text:s/>33 <text:s/>70 <text:s/>11 <text:s/>74 <text:s/>31 <text:s/>34 <text:s/>64 <text:s/>88 <text:s/>80 <text:s/>95 <text:s/>50 <text:s/>100 <text:s/>52 <text:s/>40 <text:s/>65 <text:s/>43 <text:s/>31 <text:s/>87 <text:s/>16 <text:s/>50 <text:s/>16 <text:s/>87 <text:s/>82 <text:s/>12 <text:s/>35 <text:s/>34 <text:s/>88 <text:s/>23 <text:s/>88 <text:s/>74 <text:s/>44 <text:s/>20 <text:s/>43 <text:s/>55 <text:s/>45 <text:s/>25 <text:s/>40 <text:s/>60 <text:s/>64 <text:s/>19 <text:s/>54 <text:s/>13 <text:s/>70 <text:s/>6 <text:s/>5 <text:s/>34 <text:s/>100 <text:s/>35 <text:s/>20 <text:s/>16 <text:s/>36 <text:s/>88 <text:s/>54 <text:s/>70 <text:s/>51 <text:s/>88 <text:s/>3 <text:s/>38 <text:s/>63 <text:s/>90 <text:s/>11 <text:s/>6 <text:s/>61 <text:s/>5 <text:s/>12 <text:s/>58 <text:s/>30 <text:s/>4 <text:s/>17 <text:s/>93 <text:s/>22 <text:s/>23 <text:s/>6 <text:s/>44 <text:s/>80 <text:s/>62 <text:s/>29 <text:s/>79 <text:s/>48 <text:s/>1 <text:s/>46 <text:s/>83 <text:s/>88 <text:s/>100 <text:s/>52 <text:s/>90 <text:s/>87 <text:s/>54 <text:s/>27 <text:s/>49 <text:s/>95 <text:s/>37 <text:s/>7 <text:s/>8 <text:s/>93 <text:s/>18 <text:s/>65 <text:s/>22 <text:s/>21 <text:s/>81 <text:s/>67 <text:s/>95 <text:s/>55 <text:s/>24 <text:s/>38 <text:s/>34 <text:s/>85 <text:s/>18 <text:s/>13 <text:s/>32 <text:s/>18 <text:s/>10 <text:s/>66 <text:s/>57 <text:s/>9 <text:s/>70 <text:s/>46 <text:s/>96 <text:s/>23 <text:s/>72 <text:s/>96 <text:s/>70 <text:s/>60 <text:s/>2 <text:s/>77 <text:s/>53 <text:s/>72 <text:s/>41 <text:s/>26 <text:s/>44 <text:s/>73 <text:s/>92 <text:s/>90 <text:s/>28 <text:s/>67 <text:s/>79 <text:s/>13 <text:s/>51 <text:s/>97 <text:s/>25 <text:s/>34 <text:s/>14 <text:s/>87 <text:s/>100 <text:s/>71 <text:s/>95 <text:s/>69 <text:s/>16 <text:s/>42 <text:s/>43 <text:s/>40 <text:s/>38 <text:s/>64 <text:s/>99 <text:s/>91 <text:s/>40 <text:s/>3 <text:s/>14 <text:s/>32 <text:s/>29 <text:s/>58 <text:s/>5 <text:s/>72 <text:s/>47 <text:s/>84 <text:s/>39 <text:s/>26 <text:s/>96 <text:s/>41 <text:s/>22 <text:s/>73 <text:s/>27 <text:s/>35 <text:s/>59 <text:s/>26 <text:s/>57 <text:s/>53 <text:s/>46 <text:s/>73 <text:s/>47 <text:s/>40 <text:s/>12 <text:s/>84 <text:s/>4 <text:s/>62 <text:s/>26 <text:s/>43 <text:s/>17 <text:s/>40 <text:s/>75 <text:s/>45 <text:s/>97 <text:s/>31 <text:s/>68 <text:s/>95 <text:s/>14 <text:s/>58 <text:s/>20 <text:s/>61 <text:s/>51 <text:s/>93 <text:s/>33 <text:s/>77 <text:s/>80 <text:s/>91 <text:s/>54 <text:s/>36 <text:s/>96 <text:s/>99 <text:s/>8 <text:s/>42 <text:s/>38 <text:s/>71 <text:s/>77 <text:s/>41 <text:s/>85 <text:s/>2 <text:s/>84 <text:s/>1 <text:s/>93 <text:s/>10 <text:s/>97 <text:s/>41 <text:s/>40 <text:s/>64 <text:s/>36 <text:s/>5 <text:s/>74 <text:s/>7 <text:s/>65 <text:s/>24 <text:s/>52 <text:s/>50 <text:s/>52 <text:s/>31 <text:s/>40 <text:s/>5 <text:s/>66 <text:s/>87 <text:s/>3 <text:s/>26 <text:s/>80 <text:s/>92 <text:s/>48 <text:s/>8 <text:s/>85 <text:s/>32 <text:s/>62 <text:s/>20 <text:s/>32 <text:s/>54 <text:s/>29 <text:s/>28 <text:s/>95 <text:s/>20 <text:s/>44 <text:s/>82 <text:s/>24 <text:s/>69 <text:s/>88 <text:s/>40 <text:s/>44 <text:s/>39 <text:s/>89 <text:s/>95 <text:s/>21 <text:s/>81 <text:s/>99 <text:s/>87 <text:s/>19 <text:s/>53 <text:s/>64 <text:s/>99 <text:s/>96 <text:s/>11 <text:s/>6 <text:s/>80 <text:s/>43 <text:s/>67 <text:s/>99 <text:s/>26 <text:s/>73 <text:s/>79 <text:s/>54 <text:s/>67 <text:s/>98 <text:s/>49 <text:s/>48 <text:s/>73 <text:s/>17 <text:s/>87 <text:s/>13 <text:s/>60 <text:s/>78 <text:s/>1 <text:s/>54 <text:s/>98 <text:s/>33 <text:s/>4 <text:s/>36 <text:s/>52 <text:s/>8 <text:s/>99 <text:s/>50 <text:s/>55 <text:s/>62 <text:s/>7 <text:s/>35 <text:s/>4 <text:s/>26 <text:s/>85 <text:s/>29 <text:s/>98 <text:s/>64 <text:s/>34 <text:s/>16 <text:s/>61 <text:s/>82 <text:s/>15 <text:s/>86 <text:s/>98 <text:s/>1 <text:s/>98 <text:s/>9 <text:s/>30 <text:s/>50 <text:s/>14 <text:s/>80 <text:s/>35 <text:s/>17 <text:s/>15 <text:s/>86 <text:s/>76 <text:s/>66 <text:s/>87 <text:s/>31 <text:s/>27 <text:s/>93 <text:s/>17 <text:s/>30 <text:s/>70 <text:s/>53 <text:s/>10 <text:s/>67 <text:s/>16 <text:s/>96 <text:s/>34 <text:s/>29 <text:s/>77 <text:s/>48 <text:s/>14 <text:s/>27 <text:s/>1 <text:s/>63 <text:s/>87 <text:s/>30 <text:s/>64 <text:s/>1 <text:s/>9 <text:s/>98 <text:s/>17 <text:s/>76 <text:s/>83 <text:s/>45 <text:s/>41 <text:s/>21 <text:s/>27 <text:s/>19 <text:s/>66 <text:s/>95 <text:s/>100 <text:s/>35 <text:s/>47 <text:s/>9 <text:s/>54 <text:s/>63 <text:s/>4 <text:s/>87 <text:s/>43 <text:s/>33 <text:s/>35 <text:s/>8 <text:s/>11 <text:s/>35 <text:s/>70 <text:s/>97 <text:s/>16 <text:s/>85 <text:s/>97 <text:s/>25 <text:s/>83 <text:s/>66 <text:s/>52 <text:s/>17 <text:s/>62 <text:s/>44 <text:s/>38 <text:s/>88 <text:s/>62 <text:s/>3 <text:s/>82 <text:s/>61 <text:s/>89 <text:s/>80 <text:s/>21 <text:s/>42 <text:s/>94 <text:s/>25 <text:s/>29 <text:s/>36 <text:s/>9 <text:s/>63 <text:s/>43 <text:s/>71 <text:s/>97 <text:s/>64 <text:s/>67 <text:s/>12 <text:s/>1 <text:s/>16 <text:s/>88 <text:s/>35 <text:s/>33 <text:s/>91 <text:s/>51 <text:s/>94 <text:s/>34 <text:s/>40 <text:s/>81 <text:s/>95 <text:s/>94 <text:s/>14 <text:s/>55 <text:s/>83 <text:s/>45 <text:s/>76 <text:s/>24 <text:s/>39 <text:s/>52 <text:s/>52 <text:s/>74 <text:s/>12 <text:s/>66 <text:s/>69 <text:s/>82 <text:s/>14 <text:s/>84 <text:s/>100 <text:s/>78 <text:s/>36 <text:s/>15 <text:s/>65 <text:s/>70 <text:s/>47 <text:s/>8 <text:s/>73 <text:s/>92 <text:s/>41 <text:s/>12 <text:s/>24 <text:s/>88 <text:s/>58 <text:s/>37 <text:s/>94 <text:s/>40 <text:s/>82 <text:s/>21 <text:s/>15 <text:s/>72 <text:s/>72 <text:s/>19 <text:s/>97 <text:s/>35 <text:s/>84 <text:s/>65 <text:s/>68 <text:s/>98 <text:s/>1 <text:s/>68 <text:s/>75 <text:s/>36 <text:s/>34 <text:s/>91 <text:s/>58 <text:s/>33 <text:s/>50 <text:s/>30 <text:s/>24 <text:s/>91 <text:s/>93 <text:s/>48 <text:s/>30 <text:s/>50 <text:s/>36 <text:s/>23 <text:s/>41 <text:s/>69 <text:s/>44 <text:s/>56 <text:s/>40 <text:s/>67 <text:s/>26 <text:s/>37 <text:s/>54 <text:s/>61 <text:s/>53 <text:s/>21 <text:s/>58 <text:s/>5 <text:s/>88 <text:s/>84 <text:s/>41 <text:s/>22 <text:s/>27 <text:s/>98 <text:s/>6 <text:s/>28 <text:s/>79 <text:s/>29 <text:s/>70 <text:s/>71 <text:s/>28 <text:s/>99 <text:s/>21 <text:s/>64 <text:s/>22 <text:s/>61 <text:s/>84 <text:s/>17 <text:s/>68 <text:s/>24 <text:s/>83 <text:s/>93 <text:s/>12 <text:s/>36 <text:s/>54 <text:s/>64 <text:s/>9 <text:s/>63 <text:s/>69 <text:s/>96 <text:s/>99 <text:s/>61 <text:s/>69 <text:s/>77 <text:s/>10 <text:s/>74 <text:s/>4 <text:s/>88 <text:s/>55 <text:s/>74 <text:s/>58 <text:s/>82 <text:s/>24 <text:s/>30 <text:s/>97 <text:s/>45 <text:s/>43 <text:s/>81 <text:s/>13 <text:s/>10 <text:s/>56 <text:s/>48 <text:s/>55 <text:s/>67 <text:s/>35 <text:s/>60 <text:s/>82 <text:s/>43 <text:s/>74 <text:s/>2 <text:s/>39 <text:s/>72 <text:s/>14 <text:s/>59 <text:s/>100 <text:s/>23 <text:s/>85 <text:s/>56 <text:s/>62 <text:s/>91 <text:s/>81 <text:s/>72 <text:s/>24 <text:s/>4 <text:s/>1 <text:s/>21 <text:s/>1 <text:s/>43 <text:s/>53 <text:s/>13 <text:s/>5 <text:s/>8 <text:s/>60 <text:s/>59 <text:s/>26 <text:s/>95 <text:s/>18 <text:s/>59 <text:s/>37 <text:s/>91 <text:s/>61 <text:s/>27 <text:s/>15 <text:s/>74 <text:s/>38 <text:s/>66 <text:s/>49 <text:s/>22 <text:s/>21 <text:s/>10 <text:s/>64 <text:s/>1 <text:s/>33 <text:s/>87 <text:s/>5 <text:s/>34 <text:s/>59 <text:s/>57 <text:s/>28 <text:s/>11 <text:s/>69 <text:s/>32 <text:s/>70 <text:s/>29 <text:s/>42 <text:s/>47 <text:s/>75 <text:s/>59 <text:s/>6 <text:s/>11 <text:s/>2 <text:s/>66 <text:s/>90 <text:s/>68 <text:s/>91 <text:s/>27 <text:s/>33 <text:s/>39 <text:s/>100 <text:s/>6 <text:s/>1 <text:s/>63 <text:s/>58 <text:s/>33 <text:s/>49 <text:s/>62 <text:s/>18 <text:s/>8 <text:s/>70 <text:s/>98 <text:s/>70 <text:s/>39 <text:s/>29 <text:s/>40 <text:s/>19 <text:s/>71 <text:s/>86 <text:s/>93 <text:s/>81 <text:s/>43 <text:s/>55 <text:s/>34 <text:s/>8 <text:s/>44 <text:s/>1 <text:s/>51 <text:s/>22 <text:s/>86 <text:s/>89 <text:s/>21 <text:s/>91 <text:s/>41 <text:s/>35 <text:s/>48 <text:s/>26 <text:s/>84 <text:s/>62 <text:s/>95 <text:s/>43 <text:s/>31 <text:s/>92 <text:s/>64 <text:s/>21 <text:s/>21 <text:s/>55 <text:s/>39 <text:s/>43 <text:s/>93 <text:s/>31 <text:s/>23 <text:s/>35 <text:s/>86 <text:s/>9 <text:s/>95 <text:s/>81 <text:s/>9 <text:s/>45 <text:s/>3 <text:s/>46 <text:s/>85 <text:s/>23 <text:s/>88 <text:s/>26 <text:s/>58 <text:s/>36 <text:s/>3 <text:s/>93 <text:s/>49 <text:s/>97 <text:s/>87 <text:s/>31 <text:s/>41 <text:s/>50 <text:s/>52 <text:s/>13 <text:s/>57 <text:s/>90 <text:s/>55 <text:s/>49 <text:s/>73 <text:s/>29 <text:s/>83 <text:s/>58 <text:s/>89 <text:s/>77 <text:s/>38 <text:s/>98 <text:s/>21 <text:s/>40 <text:s/>95 <text:s/>6 <text:s/>15 <text:s/>83 <text:s/>83 <text:s/>24 <text:s/>70 <text:s/>37 <text:s/>16 <text:s/>18 <text:s/>85 <text:s/>54 <text:s/>100 <text:s/>25 <text:s/>55 <text:s/>51 <text:s/>37 <text:s/>11 <text:s/>93 <text:s/>43 <text:s/>59 <text:s/>65 <text:s/>24 <text:s/>42 <text:s/>22 <text:s/>12 <text:s/>70 <text:s/>11 <text:s/>61 <text:s/>91 <text:s/>3 <text:s/>56 <text:s/>48 <text:s/>17 <text:s/>90 <text:s/>82 <text:s/>40 <text:s/>59 <text:s/>18 <text:s/>7 <text:s/>76 <text:s/>2 <text:s/>12 <text:s/>75 <text:s/>79 <text:s/>66 <text:s/>78 <text:s/>67 <text:s/>77 <text:s/>70 <text:s/>62 <text:s/>35 <text:s/>34 <text:s/>37 <text:s/>28 <text:s/>7 <text:s/>100 <text:s/>98 <text:s/>17 <text:s/>61 <text:s/>40 <text:s/>71 <text:s/>68 <text:s/>87 <text:s/>87 <text:s/>9 <text:s/>68 <text:s/>78 <text:s/>67 <text:s/>37 <text:s/>36 <text:s/>94 <text:s/>38 <text:s/>47 <text:s/>20 <text:s/>68 <text:s/>13 <text:s/>97 <text:s/>35 <text:s/>41 <text:s/>18 <text:s/>96 <text:s/>75 <text:s/>51 <text:s/>32 <text:s/>3 <text:s/>9 <text:s/>31 <text:s/>52 <text:s/>26 <text:s/>43 <text:s/>91 <text:s/>48 <text:s/>62 <text:s/>77 <text:s/>35 <text:s/>70 <text:s/>96 <text:s/>64 <text:s/>36 <text:s/>32 <text:s/>52 <text:s/>81 <text:s/>21 <text:s/>98 <text:s/>1 <text:s/>89 <text:s/>62 <text:s/>97 <text:s/>75 <text:s/>2 <text:s/>15 <text:s/>70 <text:s/>29 <text:s/>17 <text:s/>53 <text:s/>83 <text:s/>26 <text:s/>83 <text:s/>34 <text:s/>3 <text:s/>78 <text:s/>24 <text:s/>50 <text:s/>91 <text:s/>52 <text:s/>36 <text:s/>61 <text:s/>47 <text:s/>100 <text:s/>48 <text:s/>30 <text:s/>3 <text:s/>29 <text:s/>50 <text:s/>100 <text:s/>29 <text:s/>90 <text:s/>14 <text:s/>77 <text:s/>64 <text:s/>67 <text:s/>91 <text:s/>85 <text:s/>95 <text:s/>60 <text:s/>37 <text:s/>77 <text:s/>85 <text:s/>72 <text:s/>10 <text:s/>39 <text:s/>1 <text:s/>85 <text:s/>40 <text:s/>91 <text:s/>36 <text:s/>76 <text:s/>51 <text:s/>82 <text:s/>27 <text:s/>51 <text:s/>63 <text:s/>29 <text:s/>79 <text:s/>65 <text:s/>80 <text:s/>59 <text:s/>54 <text:s/>45 <text:s/>35 <text:s/>70 <text:s/>12 <text:s/>78 <text:s/>6 <text:s/>58 <text:s/>37 <text:s/>43 <text:s/>35 <text:s/>73 <text:s/>66 <text:s/>96 <text:s/>11 <text:s/>66 <text:s/>33 <text:s/>50 <text:s/>8 <text:s/>68 <text:s/>77 <text:s/>59 <text:s/>2 <text:s/>3 <text:s/>61 <text:s/>64 <text:s/>83 <text:s/>39 <text:s/>28 <text:s/>15 <text:s/>97 <text:s/>34 <text:s/>59 <text:s/>31 <text:s/>55 <text:s/>70 <text:s/>8 <text:s/>60 <text:s/>28 <text:s/>96 <text:s/>2 <text:s/>14 <text:s/>68 <text:s/>19 <text:s/>61 <text:s/>30 <text:s/>36 <text:s/>93 <text:s/>32 <text:s/>44 <text:s/>13 <text:s/>8 <text:s/>54 <text:s/>14 <text:s/>63 <text:s/>14 <text:s/>29 <text:s/>97 <text:s/>52 <text:s/>57 <text:s/>11 <text:s/>100 <text:s/>42 <text:s/>70 <text:s/>82 <text:s/>96 <text:s/>91 <text:s/>90 <text:s/>55 <text:s/>70 <text:s/>37 <text:s/>9 <text:s/>83 <text:s/>5 <text:s/>27 <text:s/>96 <text:s/>34 <text:s/>15 <text:s/>88 <text:s/>65 <text:s/>58 <text:s/>52 <text:s/>25 <text:s/>11 <text:s/>65 <text:s/>39 <text:s/>24 <text:s/>94 <text:s/>35 <text:s/>27 <text:s/>2 <text:s/>46 <text:s/>26 <text:s/>95 <text:s/>67 <text:s/>7 <text:s/>90 <text:s/>57 <text:s/>48 <text:s/>96 <text:s/>27 <text:s/>85 <text:s/>4 <text:s/>61 <text:s/>41 <text:s/>83 <text:s/>56 <text:s/>74 <text:s/>49 <text:s/>96 <text:s/>91 <text:s/>6 <text:s/>47 <text:s/>67 <text:s/>68 <text:s/>64 <text:s/>5 <text:s/>91 <text:s/>9 <text:s/>91 <text:s/>69 <text:s/>62 <text:s/>36 <text:s/>94 <text:s/>56 <text:s/>2 <text:s/>52 <text:s/>45 <text:s/>11 <text:s/>52 <text:s/>92 <text:s/>89 <text:s/>36 <text:s/>48 <text:s/>49 <text:s/>76 <text:s/>82 <text:s/>57 <text:s/>1 <text:s/>30 <text:s/>52 <text:s/>43 <text:s/>35 <text:s/>50 <text:s/>61 <text:s/>2 <text:s/>65 <text:s/>65 <text:s/>44 <text:s/>73 <text:s/>56 <text:s/>12 <text:s/>34 <text:s/>43 <text:s/>57 <text:s/>41 <text:s/>97 <text:s/>60 <text:s/>37 <text:s/>59 <text:s/>11 <text:s/>29 <text:s/>47 <text:s/>98 <text:s/>76 <text:s/>95 <text:s/>25 <text:s/>57 <text:s/>51 <text:s/>26 <text:s/>86 <text:s/>54 <text:s/>20 <text:s/>72 <text:s/>56 <text:s/>81 <text:s/>25 <text:s/>20 <text:s/>97 <text:s/>68 <text:s/>45 <text:s/>4 <text:s/>31 <text:s/>30 <text:s/>47 <text:s/>87 <text:s/>71 <text:s/>95 <text:s/>46 <text:s/>59 <text:s/>53 <text:s/>9 <text:s/>87 <text:s/>99 <text:s/>6 <text:s/>14 <text:s/>45 <text:s/>31 <text:s/>22 <text:s/>48 <text:s/>8 <text:s/>59 <text:s/>1 <text:s/>79 <text:s/>30 <text:s/>8 <text:s/>59 <text:s/>54 <text:s/>80 <text:s/>8 <text:s/>73 <text:s/>76 <text:s/>11 <text:s/>3 <text:s/>5 <text:s/>9 <text:s/>41 <text:s/>27 <text:s/>3 <text:s/>87 <text:s/>86 <text:s/>7 <text:s/>47 <text:s/>24 <text:s/>5 <text:s/>52 <text:s/>38 <text:s/>2 <text:s/>34 <text:s/>11 <text:s/>49 <text:s/>93 <text:s/>70 <text:s/>1 <text:s/>72 <text:s/>51 <text:s/>9 <text:s/>82 <text:s/>57 <text:s/>88 <text:s/>89 <text:s/>29 <text:s/>63 <text:s/>52 <text:s/>84 <text:s/>19 <text:s/>60 <text:s/>24 <text:s/>46 <text:s/>15 <text:s/>62 <text:s/>83 <text:s/>73 <text:s/>8 <text:s/>58 <text:s/>30 <text:s/>12 <text:s/>95 <text:s/>31 <text:s/>45 <text:s/>58 <text:s/>79 <text:s/>38 <text:s/>27 <text:s/>79 <text:s/>61 <text:s/>29 <text:s/>87 <text:s/>42 <text:s/>85 <text:s/>26 <text:s/>83 <text:s/>66 <text:s/>40 <text:s/>34 <text:s/>49 <text:s/>59 <text:s/>45 <text:s/>24 <text:s/>56 <text:s/>11 <text:s/>86 <text:s/>90 <text:s/>84 <text:s/>45 <text:s/>47 <text:s/>13 <text:s/>56 <text:s/>94 <text:s/>43 <text:s/>1 <text:s/>51 <text:s/>21 <text:s/>90 <text:s/>29 <text:s/>51 <text:s/>50 <text:s/>57 <text:s/>38 <text:s/>43 <text:s/>42 <text:s/>15 <text:s/>25 <text:s/>59 <text:s/>55 <text:s/>10 <text:s/>59 <text:s/>65 <text:s/>55 <text:s/>82 <text:s/>20 <text:s/>17 <text:s/>19 <text:s/>61 <text:s/>100 <text:s/>64 <text:s/>7 <text:s/>64 <text:s/>19 <text:s/>100 <text:s/>6 <text:s/>71 <text:s/>2 <text:s/>78 <text:s/>12 <text:s/>30 <text:s/>29 <text:s/>13 <text:s/>87 <text:s/>18 <text:s/>56 <text:s/>80 <text:s/>84 <text:s/>80 <text:s/>90 <text:s/>38 <text:s/>90 <text:s/>48 <text:s/>54 <text:s/>96 <text:s/>81 <text:s/>25 <text:s/>12 <text:s/>100 <text:s/>85 <text:s/>12 <text:s/>15 <text:s/>44 <text:s/>27 <text:s/>85 <text:s/>43 <text:s/>33 <text:s/>8 <text:s/>97 <text:s/>62 <text:s/>19 <text:s/>26 <text:s/>42 <text:s/>32 <text:s/>64 <text:s/>11 <text:s/>87 <text:s/>95 <text:s/>95 <text:s/>18 <text:s/>36 <text:s/>84 <text:s/>59 <text:s/>83 <text:s/>38 <text:s/>54 <text:s/>16 <text:s/>14 <text:s/>18 <text:s/>15 <text:s/>99 <text:s/>81 <text:s/>81 <text:s/>42 <text:s/>7 <text:s/>65 <text:s/>36 <text:s/>39 <text:s/>24 <text:s/>32 <text:s/>53 <text:s/>43 <text:s/>10 <text:s/>46 <text:s/>26 <text:s/>25 <text:s/>57 <text:s/>64 <text:s/>72 <text:s/>3 <text:s/>81 <text:s/>7 <text:s/>86 <text:s/>92 <text:s/>90 <text:s/>75 <text:s/>45 <text:s/>57 <text:s/>89 <text:s/>62 <text:s/>71 <text:s/>39 <text:s/>42 <text:s/>3 <text:s/>80 <text:s/>49 <text:s/>19 <text:s/>67 <text:s/>39 <text:s/>43 <text:s/>51 <text:s/>43 <text:s/>85 <text:s/>60 <text:s/>89 <text:s/>62 <text:s/>36 <text:s/>97 <text:s/>25 <text:s/>7 <text:s/>99 <text:s/>57 <text:s/>14 <text:s/>36 <text:s/>48 <text:s/>55 <text:s/>63 <text:s/>45 <text:s/>11 <text:s/>3 <text:s/>58 <text:s/>33 <text:s/>41 <text:s/>52 <text:s/>87 <text:s/>72 <text:s/>100 <text:s/>5 <text:s/>90 <text:s/>90 <text:s/>47 <text:s/>40 <text:s/>85 <text:s/>83 <text:s/>51 <text:s/>73 <text:s/>44 <text:s/>87 <text:s/>69 <text:s/>20 <text:s/>93 <text:s/>19 <text:s/>77 <text:s/>58 <text:s/>54 <text:s/>76 <text:s/>64 <text:s/>16 <text:s/>20 <text:s/>26 <text:s/>70 <text:s/>78 <text:s/>10 <text:s/>10 <text:s/>81 <text:s/>96 <text:s/>33 <text:s/>32 <text:s/>1 <text:s/>23 <text:s/>21 <text:s/>47 <text:s/>14 <text:s/>57 <text:s/>30 <text:s/>65 <text:s/>29 <text:s/>25 <text:s/>51 <text:s/>49 <text:s/>45 <text:s/>95 <text:s/>19 <text:s/>73 <text:s/>5 <text:s/>73 <text:s/>48 <text:s/>68 <text:s/>40 <text:s/>20 <text:s/>94 <text:s/>10 <text:s/>49 <text:s/>55 <text:s/>71 <text:s/>29 <text:s/>51 <text:s/>56 <text:s/>60 <text:s/>51 <text:s/>30 <text:s/>32 <text:s/>49 <text:s/>43 <text:s/>89 <text:s/>78 <text:s/>7 <text:s/>69 <text:s/>55 <text:s/>9 <text:s/>70 <text:s/>99 <text:s/>4 <text:s/>88 <text:s/>71 <text:s/>8 <text:s/>12 <text:s/>70 <text:s/>27 <text:s/>4 <text:s/>41 <text:s/>72 <text:s/>65 <text:s/>89 <text:s/>27 <text:s/>87 <text:s/>17 <text:s/>77 <text:s/>42 <text:s/>28 <text:s/>79 <text:s/>23 <text:s/>60 <text:s/>27 <text:s/>66 <text:s/>100 <text:s/>5 <text:s/>24 <text:s/>68 <text:s/>59 <text:s/>33 <text:s/>89 <text:s/>9 <text:s/>88 <text:s/>77 <text:s/>31 <text:s/>95 <text:s/>40 <text:s/>52 <text:s/>73 <text:s/>43 <text:s/>93 <text:s/>45 <text:s/>7 <text:s/>81 <text:s/>23 <text:s/>94 <text:s/>50 <text:s/>99 <text:s/>87 <text:s/>29 <text:s/>77 <text:s/>10 <text:s/>88 <text:s/>3 <text:s/>27 <text:s/>39 <text:s/>59 <text:s/>50 <text:s/>59 <text:s/>69 <text:s/>82 <text:s/>47 <text:s/>29 <text:s/>21 <text:s/>75 <text:s/>59 <text:s/>15 <text:s/>15 <text:s/>63 <text:s/>40 <text:s/>57 <text:s/>55 <text:s/>36 <text:s/>16 <text:s/>35 <text:s/>58 <text:s/>61 <text:s/>36 <text:s/>8 <text:s/>47 <text:s/>65 <text:s/>84 <text:s/>56 <text:s/>4 <text:s/>38 <text:s/>34 <text:s/>43 <text:s/>49 <text:s/>84 <text:s/>1 <text:s/>69 <text:s/>17 <text:s/>47 <text:s/>50 <text:s/>38 <text:s/>22 <text:s/>60 <text:s/>4 <text:s/>88 <text:s/>22 <text:s/>43 <text:s/>44 <text:s/>76 <text:s/>78 <text:s/>11 <text:s/>63 <text:s/>87 <text:s/>71 <text:s/>98 <text:s/>94 <text:s/>18 <text:s/>62 <text:s/>29 <text:s/>25 <text:s/>18 <text:s/>67 <text:s/>59 <text:s/>60 <text:s/>67 <text:s/>94 <text:s/>60 <text:s/>87 <text:s/>10 <text:s/>58 <text:s/>36 <text:s/>47 <text:s/>31 <text:s/>96 <text:s/>3 <text:s/>18 <text:s/>17 <text:s/>97 <text:s/>14 <text:s/>93 <text:s/>75 <text:s/>24 <text:s/>7 <text:s/>61 <text:s/>95 <text:s/>4 <text:s/>7 <text:s/>64 <text:s/>18 <text:s/>35 <text:s/>40 <text:s/>35 <text:s/>53 <text:s/>50 <text:s/>94 <text:s/>19 <text:s/>43 <text:s/>5 <text:s/>6 <text:s/>5 <text:s/>14 <text:s/>93 <text:s/>3 <text:s/>45 <text:s/>88 <text:s/>5 <text:s/>62 <text:s/>57 <text:s/>2 <text:s/>27 <text:s/>49 <text:s/>28 <text:s/>51 <text:s/>55 <text:s/>40 <text:s/>97 <text:s/>10 <text:s/>46 <text:s/>12 <text:s/>27 <text:s/>81 <text:s/>3 <text:s/>13 <text:s/>33 <text:s/>53 <text:s/>58 <text:s/>4 <text:s/>47 <text:s/>62 <text:s/>61 <text:s/>51 <text:s/>28 <text:s/>53 <text:s/>54 <text:s/>72 <text:s/>41 <text:s/>58 <text:s/>85 <text:s/>49 <text:s/>11 <text:s/>12 <text:s/>49 <text:s/>38 <text:s/>14 <text:s/>55 <text:s/>78 <text:s/>62 <text:s/>64 <text:s/>75 <text:s/>25 <text:s/>43 <text:s/>55 <text:s/>27 <text:s/>55 <text:s/>40 <text:s/>79 <text:s/>65 <text:s/>43 <text:s/>26 <text:s/>78 <text:s/>3 <text:s/>28 <text:s/>5 <text:s/>55 <text:s/>81 <text:s/>76 <text:s/>47 <text:s/>91 <text:s/>61 <text:s/>95 <text:s/>1 <text:s/>24 <text:s/>43 <text:s/>91 <text:s/>89 <text:s/>97 <text:s/>20 <text:s/>50 <text:s/>13 <text:s/>94 <text:s/>26 <text:s/>55 <text:s/>49 <text:s/>52 <text:s/>61 <text:s/>88 <text:s/>83 <text:s/>25 <text:s/>30 <text:s/>60 <text:s/>3 <text:s/>84 <text:s/>87 <text:s/>7 <text:s/>38 <text:s/>68 <text:s/>35 <text:s/>37 <text:s/>10 <text:s/>47 <text:s/>31 <text:s/>10 <text:s/>70 <text:s/>26 <text:s/>52 <text:s/>58 <text:s/>74 <text:s/>71 <text:s/>59 <text:s/>86 <text:s/>65 <text:s/>84 <text:s/>40 <text:s/>65 <text:s/>87 <text:s/>53 <text:s/>4 <text:s/>69 <text:s/>77 <text:s/>33 <text:s/>28 <text:s/>31 <text:s/>68 <text:s/>67 <text:s/>38 <text:s/>5 <text:s/>34 <text:s/>72 <text:s/>93 <text:s/>95 <text:s/>18 <text:s/>76 <text:s/>56 <text:s/>39 <text:s/>1 <text:s/>8 <text:s/>48 <text:s/>74 <text:s/>78 <text:s/>58 <text:s/>60 <text:s/>94 <text:s/>93 <text:s/>51 <text:s/>58 <text:s/>79 <text:s/>3 <text:s/>61 <text:s/>48 <text:s/>32 <text:s/>45 <text:s/>27 <text:s/>62 <text:s/>12 <text:s/>93 <text:s/>99 <text:s/>69 <text:s/>78 <text:s/>22 <text:s/>61 <text:s/>72 <text:s/>91 <text:s/>88 <text:s/>80 <text:s/>81 <text:s/>88 <text:s/>87 <text:s/>80 <text:s/>14 <text:s/>64 <text:s/>37 <text:s/>25 <text:s/>10 <text:s/>29 <text:s/>75 <text:s/>67 <text:s/>60 <text:s/>30 <text:s/>28 <text:s/>59 <text:s/>61 <text:s/>72 <text:s/>85 <text:s/>74 <text:s/>36 <text:s/>30 <text:s/>25 <text:s/>4 <text:s/>59 <text:s/>46 <text:s/>16 <text:s/>83 <text:s/>89 <text:s/>4 <text:s/>62 <text:s/>69 <text:s/>43 <text:s/>48 <text:s/>1 <text:s/>56 <text:s/>63 <text:s/>37 <text:s/>32 <text:s/>72 <text:s/>18 <text:s/>59 <text:s/>39 <text:s/>77 <text:s/>88 <text:s/>18 <text:s/>35 <text:s/>100 <text:s/>41 <text:s/>71 <text:s/>73 <text:s/>28 <text:s/>52 <text:s/>97 <text:s/>83 <text:s/>11 <text:s/>95 <text:s/>99 <text:s/>93 <text:s/>83 <text:s/>54 <text:s/>54 <text:s/>3 <text:s/>48 <text:s/>53 <text:s/>55 <text:s/>56 <text:s/>15 <text:s/>92 <text:s/>87 <text:s/>39 <text:s/>61 <text:s/>45 <text:s/>29 <text:s/>89 <text:s/>84 <text:s/>46 <text:s/>23 <text:s/>35 <text:s/>38 <text:s/>45 <text:s/>8 <text:s/>66 <text:s/>97 <text:s/>56 <text:s/>48 <text:s/>7 <text:s/>50 <text:s/>98 <text:s/>51 <text:s/>84 <text:s/>3 <text:s/>4 <text:s/>39 <text:s/>51 <text:s/>56 <text:s/>93 <text:s/>6 <text:s/>22 <text:s/>36 <text:s/>92 <text:s/>12 <text:s/>96 <text:s/>89 <text:s/>40 <text:s/>84 <text:s/>24 <text:s/>37 <text:s/>58 <text:s/>59 <text:s/>27 <text:s/>3 <text:s/>66 <text:s/>92 <text:s/>51 <text:s/>21 <text:s/>91 <text:s/>9 <text:s/>23 <text:s/>89 <text:s/>59 <text:s/>58 <text:s/>91 <text:s/>62 <text:s/>96 <text:s/>41 <text:s/>69 <text:s/>41 <text:s/>98 <text:s/>42 <text:s/>76 <text:s/>42 <text:s/>54 <text:s/>24 <text:s/>30 <text:s/>45 <text:s/>59 <text:s/>53 <text:s/>34 <text:s/>17 <text:s/>11 <text:s/>60 <text:s/>71 <text:s/>28 <text:s/>51 <text:s/>73 <text:s/>1 <text:s/>41 <text:s/>81 <text:s/>75 <text:s/>81 <text:s/>39 <text:s/>32 <text:s/>72 <text:s/>100 <text:s/>80 <text:s/>64 <text:s/>20 <text:s/>20 <text:s/>62 <text:s/>13 <text:s/>47 <text:s/>55 <text:s/>18 <text:s/>70 <text:s/>84 <text:s/>63 <text:s/>29 <text:s/>88 <text:s/>96 <text:s/>97 <text:s/>51 <text:s/>55 <text:s/>67 <text:s/>30 <text:s/>57 <text:s/>39 <text:s/>30 <text:s/>97 <text:s/>19 <text:s/>56 <text:s/>30 <text:s/>9 <text:s/>88 <text:s/>1 <text:s/>8 <text:s/>19 <text:s/>16 <text:s/>79 <text:s/>38 <text:s/>29 <text:s/>91 <text:s/>36 <text:s/>83 <text:s/>9 <text:s/>6 <text:s/>18 <text:s/>23 <text:s/>86 <text:s/>58 <text:s/>70 <text:s/>82 <text:s/>8 <text:s/>24 <text:s/>100 <text:s/>37 <text:s/>80 <text:s/>90 <text:s/>19 <text:s/>28 <text:s/>8 <text:s/>74 <text:s/>57 <text:s/>16 <text:s/>13 <text:s/>9 <text:s/>75 <text:s/>31 <text:s/>77 <text:s/>5 <text:s/>20 <text:s/>57 <text:s/>47 <text:s/>56 <text:s/>40 <text:s/>7 <text:s/>13 <text:s/>9 <text:s/>29 <text:s/>98 <text:s/>66 <text:s/>98 <text:s/>31 <text:s/>73 <text:s/>73 <text:s/>30 <text:s/>62 <text:s/>4 <text:s/>19 <text:s/>32 <text:s/>84 <text:s/>78 <text:s/>57 <text:s/>92 <text:s/>45 <text:s/>70 <text:s/>53 <text:s/>71 <text:s/>52 <text:s/>29 <text:s/>27 <text:s/>24 <text:s/>85 <text:s/>73 <text:s/>31 <text:s/>76 <text:s/>80 <text:s/>95 <text:s/>85 <text:s/>60 <text:s/>92 <text:s/>50 <text:s/>10 <text:s/>74 <text:s/>75 <text:s/>82 <text:s/>3 <text:s/>36 <text:s/>38 <text:s/>73 <text:s/>67 <text:s/>21 <text:s/>2 <text:s/>75 <text:s/>12 <text:s/>46 <text:s/>44 <text:s/>16 <text:s/>68 <text:s/>48 <text:s/>44 <text:s/>94 <text:s/>23 <text:s/>81 <text:s/>18 <text:s/>5 <text:s/>8 <text:s/>97 <text:s/>99 <text:s/>92 <text:s/>9 <text:s/>90 <text:s/>94 <text:s/>18 <text:s/>63 <text:s/>68 <text:s/>51 <text:s/>17 <text:s/>55 <text:s/>88 <text:s/>41 <text:s/>73 <text:s/>60 <text:s/>42 <text:s/>47 <text:s/>24 <text:s/>39 <text:s/>43 <text:s/>39 <text:s/>6 <text:s/>90 <text:s/>83 <text:s/>51 <text:s/>64 <text:s/>15 <text:s/>68 <text:s/>68 <text:s/>22 <text:s/>17 <text:s/>66 <text:s/>66 <text:s/>25 <text:s/>7 <text:s/>59 <text:s/>42 <text:s/>21 <text:s/>26 <text:s/>92 <text:s/>89 <text:s/>80 <text:s/>32 <text:s/>29 <text:s/>52 <text:s/>91 <text:s/>70 <text:s/>98 <text:s/>14 <text:s/>60 <text:s/>92 <text:s/>53 <text:s/>17 <text:s/>33 <text:s/>87 <text:s/>67 <text:s/>96 <text:s/>1 <text:s/>86 <text:s/>15 <text:s/>74 <text:s/>2 <text:s/>80 <text:s/>39 <text:s/>78 <text:s/>38 <text:s/>97 <text:s/>19 <text:s/>58 <text:s/>74 <text:s/>63 <text:s/>46 <text:s/>5 <text:s/>94 <text:s/>26 <text:s/>8 <text:s/>36 <text:s/>47 <text:s/>6 <text:s/>50 <text:s/>6 <text:s/>49 <text:s/>54 <text:s/>74 <text:s/>82 <text:s/>40 <text:s/>40 <text:s/>77 <text:s/>92 <text:s/>78 <text:s/>92 <text:s/>65 <text:s/>31 <text:s/>23 <text:s/>56 <text:s/>9 <text:s/>61 <text:s/>52 <text:s/>27 <text:s/>70 <text:s/>78 <text:s/>41 <text:s/>16 <text:s/>82 <text:s/>34 <text:s/>93 <text:s/>90 <text:s/>70 <text:s/>40 <text:s/>47 <text:s/>71 <text:s/>97 <text:s/>95 <text:s/>24 <text:s/>71 <text:s/>76 <text:s/>15 <text:s/>62 <text:s/>5 <text:s/>6 <text:s/>39 <text:s/>96 <text:s/>22 <text:s/>70 <text:s/>70 <text:s/>77 <text:s/>78 <text:s/>30 <text:s/>81 <text:s/>56 <text:s/>100 <text:s/>58 <text:s/>97 <text:s/>67 <text:s/>39 <text:s/>82 <text:s/>59 <text:s/>80 <text:s/>3 <text:s/>50 <text:s/>26 <text:s/>25 <text:s/>47 <text:s/>73 <text:s/>48 <text:s/>17 <text:s/>48 <text:s/>62 <text:s/>78 <text:s/>52 <text:s/>19 <text:s/>17 <text:s/>99 <text:s/>41 <text:s/>38 <text:s/>69 <text:s/>17 <text:s/>67 <text:s/>50 <text:s/>97 <text:s/>22 <text:s/>49 <text:s/>6 <text:s/>70 <text:s/>67 <text:s/>97 <text:s/>52 <text:s/>78 <text:s/>76 <text:s/>6 <text:s/>27 <text:s/>54 <text:s/>31 <text:s/>73 <text:s/>26 <text:s/>30 <text:s/>89 <text:s/>73 <text:s/>44 <text:s/>19 <text:s/>77 <text:s/>62 <text:s/>87 <text:s/>27 <text:s/>2 <text:s/>24 <text:s/>95 <text:s/>71 <text:s/>90 <text:s/>97 <text:s/>19 <text:s/>63 <text:s/>97 <text:s/>25 <text:s/>33 <text:s/>64 <text:s/>21 <text:s/>36 <text:s/>41 <text:s/>48 <text:s/>93 <text:s/>19 <text:s/>1 <text:s/>23 <text:s/>44 <text:s/>26 <text:s/>5 <text:s/>84 <text:s/>51 <text:s/>48 <text:s/>2 <text:s/>79 <text:s/>9 <text:s/>88 <text:s/>5 <text:s/>63 <text:s/>63 <text:s/>52 <text:s/>33 <text:s/>52 <text:s/>48 <text:s/>3 <text:s/>67 <text:s/>44 <text:s/>27 <text:s/>51 <text:s/>59 <text:s/>99 <text:s/>38 <text:s/>51 <text:s/>99 <text:s/>30 <text:s/>70 <text:s/>99 <text:s/>5 <text:s/>13 <text:s/>77 <text:s/>9 <text:s/>48 <text:s/>79 <text:s/>56 <text:s/>50 <text:s/>9 <text:s/>64 <text:s/>37 <text:s/>65 <text:s/>78 <text:s/>52 <text:s/>16 <text:s/>10 <text:s/>55 <text:s/>15 <text:s/>13 <text:s/>21 <text:s/>11 <text:s/>91 <text:s/>71 <text:s/>69 <text:s/>42 <text:s/>8 <text:s/>72 <text:s/>40 <text:s/>90 <text:s/>41 <text:s/>90 <text:s/>94 <text:s/>5 <text:s/>18 <text:s/>54 <text:s/>52 <text:s/>48 <text:s/>9 <text:s/>53 <text:s/>56 <text:s/>24 <text:s/>42 <text:s/>73 <text:s/>2 <text:s/>93 <text:s/>40 <text:s/>63 <text:s/>47 <text:s/>55 <text:s/>27 <text:s/>20 <text:s/>17 <text:s/>70 <text:s/>90 <text:s/>85 <text:s/>11 <text:s/>50 <text:s/>56 <text:s/>2 <text:s/>91 <text:s/>48 <text:s/>43 <text:s/>84 <text:s/>4 <text:s/>13 <text:s/>89 <text:s/>8 <text:s/>12 <text:s/>97 <text:s/>12 <text:s/>20 <text:s/>72 <text:s/>53 <text:s/>92 <text:s/>25 <text:s/>97 <text:s/>31 <text:s/>88 <text:s/>44 <text:s/>37 <text:s/>66 <text:s/>63 <text:s/>53 <text:s/>35 <text:s/>4 <text:s/>90 <text:s/>97 <text:s/>5 <text:s/>97 <text:s/>98 <text:s/>95 <text:s/>97 <text:s/>93 <text:s/>30 <text:s/>100 <text:s/>57 <text:s/>18 <text:s/>59 <text:s/>68 <text:s/>66 <text:s/>23 <text:s/>87 <text:s/>38 <text:s/>75 <text:s/>78 <text:s/>62 <text:s/>72 <text:s/>9 <text:s/>1 <text:s/>67 <text:s/>97 <text:s/>67 <text:s/>81 <text:s/>50 <text:s/>1 <text:s/>36 <text:s/>39 <text:s/>98 <text:s/>41 <text:s/>35 <text:s/>47 <text:s/>87 <text:s/>31 <text:s/>91 <text:s/>17 <text:s/>83 <text:s/>47 <text:s/>86 <text:s/>93 <text:s/>15 <text:s/>52 <text:s/>15 <text:s/>53 <text:s/>41 <text:s/>42 <text:s/>31 <text:s/>54 <text:s/>65 <text:s/>91 <text:s/>55 <text:s/>31 <text:s/>87 <text:s/>73 <text:s/>63 <text:s/>88 <text:s/>73 <text:s/>98 <text:s/>26 <text:s/>22 <text:s/>90 <text:s/>61 <text:s/>21 <text:s/>77 <text:s/>43 <text:s/>11 <text:s/>93 <text:s/>25 <text:s/>10 <text:s/>30 <text:s/>70 <text:s/>76 <text:s/>81 <text:s/>84 <text:s/>28 <text:s/>21 <text:s/>25 <text:s/>10 <text:s/>75 <text:s/>89 <text:s/>100 <text:s/>81 <text:s/>71 <text:s/>39 <text:s/>53 <text:s/>33 <text:s/>26 <text:s/>77 <text:s/>83 <text:s/>52 <text:s/>99 <text:s/>72 <text:s/>64 <text:s/>71 <text:s/>48 <text:s/>58 <text:s/>33 <text:s/>92 <text:s/>35 <text:s/>42 <text:s/>22 <text:s/>4 <text:s/>17 <text:s/>54 <text:s/>39 <text:s/>97 <text:s/>27 <text:s/>64 <text:s/>6 <text:s/>53 <text:s/>4 <text:s/>58 <text:s/>33 <text:s/>27 <text:s/>96 <text:s/>37 <text:s/>59 <text:s/>21 <text:s/>13 <text:s/>93 <text:s/>24 <text:s/>63 <text:s/>65 <text:s/>39 <text:s/>33 <text:s/>64 <text:s/>49 <text:s/>66 <text:s/>8 <text:s/>83 <text:s/>59 <text:s/>29 <text:s/>38 <text:s/>28 <text:s/>34 <text:s/>76 <text:s/>24 <text:s/>60 <text:s/>91 <text:s/>29 <text:s/>12 <text:s/>47 <text:s/>86 <text:s/>96 <text:s/>73 <text:s/>33 <text:s/>32 <text:s/>83 <text:s/>6 <text:s/>97 <text:s/>76 <text:s/>29 <text:s/>59 <text:s/>40 <text:s/>20 <text:s/>44 <text:s/>55 <text:s/>68 <text:s/>61 <text:s/>62 <text:s/>2 <text:s/>71 <text:s/>42 <text:s/>39 <text:s/>98 <text:s/>76 <text:s/>14 <text:s/>21 <text:s/>87 <text:s/>57 <text:s/>2 <text:s/>99 <text:s/>3 <text:s/>39 <text:s/>46 <text:s/>75 <text:s/>24 <text:s/>30 <text:s/>57 <text:s/>29 <text:s/>26 <text:s/>32 <text:s/>9 <text:s/>36 <text:s/>23 <text:s/>80 <text:s/>31 <text:s/>78 <text:s/>47 <text:s/>91 <text:s/>91 <text:s/>48 <text:s/>14 <text:s/>33 <text:s/>38 <text:s/>11 <text:s/>8 <text:s/>52 <text:s/>84 <text:s/>94 <text:s/>8 <text:s/>37 <text:s/>44 <text:s/>10 <text:s/>27 <text:s/>90 <text:s/>36 <text:s/>50 <text:s/>19 <text:s/>92 <text:s/>78 <text:s/>96 <text:s/>24 <text:s/>39 <text:s/>31 <text:s/>98 <text:s/>18 <text:s/>14 <text:s/>75 <text:s/>17 <text:s/>56 <text:s/>66 <text:s/>16 <text:s/>69 <text:s/>50 <text:s/>54 <text:s/>80 <text:s/>57 <text:s/>57 <text:s/>15 <text:s/>2 <text:s/>16 <text:s/>51 <text:s/>98 <text:s/>77 <text:s/>77 <text:s/>39 <text:s/>12 <text:s/>27 <text:s/>9 <text:s/>3 <text:s/>56 <text:s/>4 <text:s/>78 <text:s/>94 <text:s/>86 <text:s/>76 <text:s/>12 <text:s/>99 <text:s/>2 <text:s/>28 <text:s/>7 <text:s/>19 <text:s/>43 <text:s/>75 <text:s/>68 <text:s/>48 <text:s/>54 <text:s/>24 <text:s/>4 <text:s/>68 <text:s/>78 <text:s/>19 <text:s/>70 <text:s/>27 <text:s/>95 <text:s/>47 <text:s/>65 <text:s/>6 <text:s/>25 <text:s/>73 <text:s/>61 <text:s/>80 <text:s/>28 <text:s/>38 <text:s/>26 <text:s/>65 <text:s/>65 <text:s/>37 <text:s/>16 <text:s/>67 <text:s/>16 <text:s/>22 <text:s/>85 <text:s/>10 <text:s/>96 <text:s/>53 <text:s/>58 <text:s/>2 <text:s/>28 <text:s/>61 <text:s/>21 <text:s/>57 <text:s/>32 <text:s/>91 <text:s/>83 <text:s/>26 <text:s/>89 <text:s/>47 <text:s/>84 <text:s/>13 <text:s/>71 <text:s/>44 <text:s/>92 <text:s/>50 <text:s/>33 <text:s/>17 <text:s/>67 <text:s/>98 <text:s/>5 <text:s/>82 <text:s/>64 <text:s/>72 <text:s/>55 <text:s/>100 <text:s/>82 <text:s/>2 <text:s/>52 <text:s/>91 <text:s/>3 <text:s/>32 <text:s/>3 <text:s/>76 <text:s/>88 <text:s/>34 <text:s/>66 <text:s/>71 <text:s/>12 <text:s/>6 <text:s/>69 <text:s/>47 <text:s/>18 <text:s/>92 <text:s/>90 <text:s/>61 <text:s/>93 <text:s/>74 <text:s/>30 <text:s/>59 <text:s/>71 <text:s/>34 <text:s/>92 <text:s/>86 <text:s/>58 <text:s/>98 <text:s/>38 <text:s/>91 <text:s/>100 <text:s/>89 <text:s/>81 <text:s/>54 <text:s/>72 <text:s/>35 <text:s/>29 <text:s/>60 <text:s/>21 <text:s/>46 <text:s/>82 <text:s/>84 <text:s/>51 <text:s/>2 <text:s/>30 <text:s/>20 <text:s/>93 <text:s/>71 <text:s/>81 <text:s/>38 <text:s/>44 <text:s/>10 <text:s/>48 <text:s/>67 <text:s/>95 <text:s/>40 <text:s/>4 <text:s/>4 <text:s/>89 <text:s/>41 <text:s/>94 <text:s/>88 <text:s/>82 <text:s/>26 <text:s/>42 <text:s/>53 <text:s/>13 <text:s/>22 <text:s/>64 <text:s/>33 <text:s/>68 <text:s/>45 <text:s/>16 <text:s/>70 <text:s/>47 <text:s/>45 <text:s/>90 <text:s/>91 <text:s/>15 <text:s/>22 <text:s/>28 <text:s/>10 <text:s/>31 <text:s/>76 <text:s/>76 <text:s/>77 <text:s/>67 <text:s/>32 <text:s/>81 <text:s/>55 <text:s/>72 <text:s/>26 <text:s/>43 <text:s/>5 <text:s/>4 <text:s/>36 <text:s/>58 <text:s/>16 <text:s/>57 <text:s/>73 <text:s/>48 <text:s/>76 <text:s/>18 <text:s/>15 <text:s/>46 <text:s/>64 <text:s/>59 <text:s/>87 <text:s/>54 <text:s/>25 <text:s/>8 <text:s/>82 <text:s/>34 <text:s/>90 <text:s/>9 <text:s/>62 <text:s/>18 <text:s/>75 <text:s/>93 <text:s/>50 <text:s/>29 <text:s/>16 <text:s/>76 <text:s/>23 <text:s/>73 <text:s/>31 <text:s/>58 <text:s/>82 <text:s/>46 <text:s/>67 <text:s/>54 <text:s/>93 <text:s/>42 <text:s/>71 <text:s/>59 <text:s/>39 <text:s/>86 <text:s/>17 <text:s/>25 <text:s/>40 <text:s/>93 <text:s/>84 <text:s/>73 <text:s/>78 <text:s/>73 <text:s/>33 <text:s/>39 <text:s/>43 <text:s/>7 <text:s/>83 <text:s/>92 <text:s/>87 <text:s/>51 <text:s/>19 <text:s/>10 <text:s/>23 <text:s/>49 <text:s/>19 <text:s/>56 <text:s/>46 <text:s/>85 <text:s/>9 <text:s/>90 <text:s/>79 <text:s/>80 <text:s/>48 <text:s/>17 <text:s/>65 <text:s/>16 <text:s/>94 <text:s/>56 <text:s/>8 <text:s/>77 <text:s/>80 <text:s/>86 <text:s/>2 <text:s/>12 <text:s/>76 <text:s/>96 <text:s/>70 <text:s/>11 <text:s/>87 <text:s/>57 <text:s/>13 <text:s/>58 <text:s/>18 <text:s/>87 <text:s/>58 <text:s/>36 <text:s/>42 <text:s/>4 <text:s/>73 <text:s/>50 <text:s/>93 <text:s/>51 <text:s/>81 <text:s/>41 <text:s/>19 <text:s/>98 <text:s/>56 <text:s/>12 <text:s/>5 <text:s/>16 <text:s/>41 <text:s/>85 <text:s/>1 <text:s/>94 <text:s/>48 <text:s/>28 <text:s/>89 <text:s/>18 <text:s/>38 <text:s/>75 <text:s/>74 <text:s/>2 <text:s/>84 <text:s/>91 <text:s/>88 <text:s/>42 <text:s/>78 <text:s/>29 <text:s/>97 <text:s/>2 <text:s/>31 <text:s/>89 <text:s/>4 <text:s/>11 <text:s/>81 <text:s/>23 <text:s/>60 <text:s/>37 <text:s/>86 <text:s/>65 <text:s/>4 <text:s/>78 <text:s/>1 <text:s/>56 <text:s/>71 <text:s/>48 <text:s/>83 <text:s/>59 <text:s/>65 <text:s/>73 <text:s/>86 <text:s/>38 <text:s/>74 <text:s/>69 <text:s/>80 <text:s/>62 <text:s/>62 <text:s/>10 <text:s/>90 <text:s/>58 <text:s/>11 <text:s/>20 <text:s/>47 <text:s/>67 <text:s/>83 <text:s/>79 <text:s/>89 <text:s/>42 <text:s/>67 <text:s/>26 <text:s/>58 <text:s/>70 <text:s/>4 <text:s/>58 <text:s/>25 <text:s/>26 <text:s/>6 <text:s/>8 <text:s/>85 <text:s/>70 <text:s/>32 <text:s/>70 <text:s/>60 <text:s/>5 <text:s/>90 <text:s/>91 <text:s/>66 <text:s/>52 <text:s/>52 <text:s/>8 <text:s/>9 <text:s/>63 <text:s/>79 <text:s/>7 <text:s/>29 <text:s/>61 <text:s/>86 <text:s/>69 <text:s/>55 <text:s/>52 <text:s/>46 <text:s/>12 <text:s/>22 <text:s/>1 <text:s/>70 <text:s/>46 <text:s/>27 <text:s/>27 <text:s/>5 <text:s/>63 <text:s/>96 <text:s/>36 <text:s/>32 <text:s/>7 <text:s/>41 <text:s/>21 <text:s/>50 <text:s/>58 <text:s/>24 <text:s/>1 <text:s/>17 <text:s/>33 <text:s/>15 <text:s/>96 <text:s/>91 <text:s/>43 <text:s/>8 <text:s/>76 <text:s/>63 <text:s/>14 <text:s/>80 <text:s/>61 <text:s/>78 <text:s/>1 <text:s/>61 <text:s/>47 <text:s/>98 <text:s/>39 <text:s/>25 <text:s/>55 <text:s/>1 <text:s/>72 <text:s/>90 <text:s/>32 <text:s/>79 <text:s/>82 <text:s/>5 <text:s/>80 <text:s/>92 <text:s/>28 <text:s/>80 <text:s/>8 <text:s/>12 <text:s/>95 <text:s/>55 <text:s/>3 <text:s/>89 <text:s/>15 <text:s/>30 <text:s/>4 <text:s/>80 <text:s/>9 <text:s/>64 <text:s/>57 <text:s/>61 <text:s/>76 <text:s/>55 <text:s/>11 <text:s/>15 <text:s/>79 <text:s/>65 <text:s/>15 <text:s/>51 <text:s/>54 <text:s/>99 <text:s/>81 <text:s/>88 <text:s/>55 <text:s/>60 <text:s/>79 <text:s/>34 <text:s/>39 <text:s/>38 <text:s/>46 <text:s/>85 <text:s/>45 <text:s/>100 <text:s/>74 <text:s/>59 <text:s/>29 <text:s/>29 <text:s/>38 <text:s/>90 <text:s/>92 <text:s/>47 <text:s/>50 <text:s/>19 <text:s/>1 <text:s/>60 <text:s/>33 <text:s/>80 <text:s/>24 <text:s/>100 <text:s/>30 <text:s/>30 <text:s/>98 <text:s/>10 <text:s/>17 <text:s/>4 <text:s/>21 <text:s/>47 <text:s/>37 <text:s/>59 <text:s/>84 <text:s/>34 <text:s/>96 <text:s/>28 <text:s/>33 <text:s/>21 <text:s/>38 <text:s/>14 <text:s/>49 <text:s/>28 <text:s/>3 <text:s/>92 <text:s/>74 <text:s/>4 <text:s/>10 <text:s/>26 <text:s/>64 <text:s/>43 <text:s/>5 <text:s/>39 <text:s/>94 <text:s/>86 <text:s/>20 <text:s/>43 <text:s/>47 <text:s/>88 <text:s/>46 <text:s/>67 <text:s/>34 <text:s/>82 <text:s/>78 <text:s/>70 <text:s/>16 <text:s/>73 <text:s/>49 <text:s/>100 <text:s/>93 <text:s/>39 <text:s/>13 <text:s/>41 <text:s/>66 <text:s/>15 <text:s/>32 <text:s/>91 <text:s/>71 <text:s/>93 <text:s/>16 <text:s/>34 <text:s/>87 <text:s/>73 <text:s/>24 <text:s/>80 <text:s/>58 <text:s/>96 <text:s/>22 <text:s/>5 <text:s/>83 <text:s/>19 <text:s/>23 <text:s/>69 <text:s/>53 <text:s/>100 <text:s/>90 <text:s/>20 <text:s/>72 <text:s/>90 <text:s/>19 <text:s/>16 <text:s/>28 <text:s/>84 <text:s/>56 <text:s/>45 <text:s/>50 <text:s/>39 <text:s/>35 <text:s/>20 <text:s/>84 <text:s/>3 <text:s/>5 <text:s/>70 <text:s/>75 <text:s/>29 <text:s/>50 <text:s/>84 <text:s/>24 <text:s/>23 <text:s/>40 <text:s/>58 <text:s/>94 <text:s/>63 <text:s/>26 <text:s/>46 <text:s/>14 <text:s/>67 <text:s/>65 <text:s/>38 <text:s/>57 <text:s/>35 <text:s/>53 <text:s/>84 <text:s/>18 <text:s/>61 <text:s/>81 <text:s/>68 <text:s/>51 <text:s/>67 <text:s/>87 <text:s/>34 <text:s/>69 <text:s/>92 <text:s/>4 <text:s/>95 <text:s/>72 <text:s/>5 <text:s/>79 <text:s/>47 <text:s/>79 <text:s/>18 <text:s/>56 <text:s/>72 <text:s/>80 <text:s/>34 <text:s/>69 <text:s/>94 <text:s/>100 <text:s/>85 <text:s/>83 <text:s/>56 <text:s/>20 <text:s/>35 <text:s/>92 <text:s/>89 <text:s/>95 <text:s/>72 <text:s/>8 <text:s/>98 <text:s/>90 <text:s/>95 <text:s/>31 <text:s/>59 <text:s/>38 <text:s/>86 <text:s/>5 <text:s/>61 <text:s/>90 <text:s/>83 <text:s/>59 <text:s/>21 <text:s/>1 <text:s/>14 <text:s/>92 <text:s/>32 <text:s/>47 <text:s/>13 <text:s/>77 <text:s/>47 <text:s/>97 <text:s/>59 <text:s/>54 <text:s/>68 <text:s/>46 <text:s/>45 <text:s/>57 <text:s/>92 <text:s/>68 <text:s/>64 <text:s/>89 <text:s/>10 <text:s/>10 <text:s/>20 <text:s/>20 <text:s/>99 <text:s/>57 <text:s/>24 <text:s/>59 <text:s/>99 <text:s/>7 <text:s/>17 <text:s/>19 <text:s/>59 <text:s/>83 <text:s/>62 <text:s/>42 <text:s/>29 <text:s/>74 <text:s/>19 <text:s/>27 <text:s/>71 <text:s/>29 <text:s/>81 <text:s/>38 <text:s/>74 <text:s/>77 <text:s/>46 <text:s/>66 <text:s/>97 <text:s/>10 <text:s/>54 <text:s/>6 <text:s/>71 <text:s/>25 <text:s/>25 <text:s/>70 <text:s/>34 <text:s/>48 <text:s/>28 <text:s/>32 <text:s/>6 <text:s/>97 <text:s/>50 <text:s/>64 <text:s/>79 <text:s/>11 <text:s/>58 <text:s/>59 <text:s/>37 <text:s/>76 <text:s/>86 <text:s/>59 <text:s/>4 <text:s/>66 <text:s/>48 <text:s/>30 <text:s/>42 <text:s/>94 <text:s/>95 <text:s/>38 <text:s/>55 <text:s/>100 <text:s/>95 <text:s/>25 <text:s/>77 <text:s/>19 <text:s/>46 <text:s/>10 <text:s/>19 <text:s/>26 <text:s/>93 <text:s/>24 <text:s/>22 <text:s/>42 <text:s/>40 <text:s/>52 <text:s/>4 <text:s/>97 <text:s/>10 <text:s/>92 <text:s/>24 <text:s/>95 <text:s/>50 <text:s/>79 <text:s/>12 <text:s/>98 <text:s/>60 <text:s/>54 <text:s/>91 <text:s/>54 <text:s/>43 <text:s/>97 <text:s/>6 <text:s/>90 <text:s/>73 <text:s/>34 <text:s/>8 <text:s/>19 <text:s/>95 <text:s/>78 <text:s/>44 <text:s/>87 <text:s/>54 <text:s/>17 <text:s/>80 <text:s/>93 <text:s/>68 <text:s/>83 <text:s/>41 <text:s/>29 <text:s/>75 <text:s/>16 <text:s/>24 <text:s/>76 <text:s/>46 <text:s/>35 <text:s/>73 <text:s/>6 <text:s/>40 <text:s/>15 <text:s/>11 <text:s/>35 <text:s/>11 <text:s/>16 <text:s/>24 <text:s/>36 <text:s/>1 <text:s/>83 <text:s/>54 <text:s/>95 <text:s/>61 <text:s/>97 <text:s/>33 <text:s/>14 <text:s/>13 <text:s/>12 <text:s/>58 <text:s/>32 <text:s/>95 <text:s/>50 <text:s/>60 <text:s/>21 <text:s/>17 <text:s/>35 <text:s/>96 <text:s/>62 <text:s/>22 <text:s/>21 <text:s/>67 <text:s/>13 <text:s/>87 <text:s/>78 <text:s/>47 <text:s/>50 <text:s/>45 <text:s/>22 <text:s/>85 <text:s/>46 <text:s/>57 <text:s/>38 <text:s/>92 <text:s/>17 <text:s/>86 <text:s/>25 <text:s/>82 <text:s/>50 <text:s/>88 <text:s/>91 <text:s/>81 <text:s/>82 <text:s/>92 <text:s/>92 <text:s/>54 <text:s/>8 <text:s/>27 <text:s/>2 <text:s/>69 <text:s/>48 <text:s/>74 <text:s/>88 <text:s/>12 <text:s/>60 <text:s/>65 <text:s/>11 <text:s/>9 <text:s/>61 <text:s/>32 <text:s/>45 <text:s/>58 <text:s/>88 <text:s/>34 <text:s/>50 <text:s/>56 <text:s/>19 <text:s/>26 <text:s/>89 <text:s/>68 <text:s/>13 <text:s/>79 <text:s/>100 <text:s/>47 <text:s/>70 <text:s/>92 <text:s/>52 <text:s/>29 <text:s/>70 <text:s/>5 <text:s/>98 <text:s/>69 <text:s/>78 <text:s/>85 <text:s/>80 <text:s/>90 <text:s/>1 <text:s/>90 <text:s/>50 <text:s/>61 <text:s/>74 <text:s/>95 <text:s/>19 <text:s/>13 <text:s/>28 <text:s/>20 <text:s/>21 <text:s/>47 <text:s/>97 <text:s/>9 <text:s/>66 <text:s/>61 <text:s/>40 <text:s/>18 <text:s/>7 <text:s/>61 <text:s/>9 <text:s/>11 <text:s/>90 <text:s/>30 <text:s/>15 <text:s/>39 <text:s/>98 <text:s/>93 <text:s/>75 <text:s/>29 <text:s/>82 <text:s/>75 <text:s/>19 <text:s/>31 <text:s/>87 <text:s/>44 <text:s/>77 <text:s/>57 <text:s/>56 <text:s/>5 <text:s/>28 <text:s/>28 <text:s/>3 <text:s/>76 <text:s/>37 <text:s/>20 <text:s/>37 <text:s/>28 <text:s/>37 <text:s/>95 <text:s/>88 <text:s/>45 <text:s/>5 <text:s/>77 <text:s/>74 <text:s/>20 <text:s/>67 <text:s/>23 <text:s/>64 <text:s/>41 <text:s/>52 <text:s/>97 <text:s/>67 <text:s/>22 <text:s/>79 <text:s/>6 <text:s/>65 <text:s/>56 <text:s/>62 <text:s/>72 <text:s/>12 <text:s/>42 <text:s/>100 <text:s/>14 <text:s/>17 <text:s/>88 <text:s/>33 <text:s/>5 <text:s/>15 <text:s/>22 <text:s/>100 <text:s/>2 <text:s/>66 <text:s/>56 <text:s/>31 <text:s/>92 <text:s/>27 <text:s/>97 <text:s/>66 <text:s/>90 <text:s/>38 <text:s/>17 <text:s/>38 <text:s/>4 <text:s/>90 <text:s/>17 <text:s/>9 <text:s/>6 <text:s/>24 <text:s/>23 <text:s/>78 <text:s/>87 <text:s/>16 <text:s/>29 <text:s/>52 <text:s/>84 <text:s/>16 <text:s/>84 <text:s/>89 <text:s/>30 <text:s/>57 <text:s/>40 <text:s/>83 <text:s/>23 <text:s/>95 <text:s/>13 <text:s/>66 <text:s/>22 <text:s/>10 <text:s/>83 <text:s/>63 <text:s/>47 <text:s/>52 <text:s/>1 <text:s/>2 <text:s/>41 <text:s/>69 <text:s/>63 <text:s/>47 <text:s/>44 <text:s/>37 <text:s/>76 <text:s/>30 <text:s/>4 <text:s/>4 <text:s/>81 <text:s/>87 <text:s/>19 <text:s/>16 <text:s/>27 <text:s/>100 <text:s/>73 <text:s/>66 <text:s/>82 <text:s/>47 <text:s/>61 <text:s/>95 <text:s/>64 <text:s/>82 <text:s/>56 <text:s/>46 <text:s/>44 <text:s/>54 <text:s/>97 <text:s/>96 <text:s/>55 <text:s/>90 <text:s/>64 <text:s/>69 <text:s/>36 <text:s/>59 <text:s/>57 <text:s/>11 <text:s/>88 <text:s/>60 <text:s/>66 <text:s/>68 <text:s/>47 <text:s/>84 <text:s/>84 <text:s/>73 <text:s/>35 <text:s/>8 <text:s/>39 <text:s/>16 <text:s/>54 <text:s/>51 <text:s/>10 <text:s/>17 <text:s/>84 <text:s/>65 <text:s/>62 <text:s/>79 <text:s/>70 <text:s/>11 <text:s/>75 <text:s/>25 <text:s/>100 <text:s/>90 <text:s/>45 <text:s/>35 <text:s/>49 <text:s/>2 <text:s/>97 <text:s/>36 <text:s/>61 <text:s/>62 <text:s/>56 <text:s/>59 <text:s/>97 <text:s/>91 <text:s/>32 <text:s/>31 <text:s/>98 <text:s/>22 <text:s/>98 <text:s/>51 <text:s/>24 <text:s/>60 <text:s/>19 <text:s/>7 <text:s/>76 <text:s/>32 <text:s/>85 <text:s/>46 <text:s/>42 <text:s/>11 <text:s/>70 <text:s/>41 <text:s/>1 <text:s/>66 <text:s/>27 <text:s/>1 <text:s/>67 <text:s/>75 <text:s/>36 <text:s/>28 <text:s/>88 <text:s/>43 <text:s/>38 <text:s/>84 <text:s/>33 <text:s/>69 <text:s/>66 <text:s/>30 <text:s/>42 <text:s/>64 <text:s/>32 <text:s/>65 <text:s/>23 <text:s/>50 <text:s/>71 <text:s/>50 <text:s/>82 <text:s/>8 <text:s/>95 <text:s/>23 <text:s/>18 <text:s/>16 <text:s/>16 <text:s/>18 <text:s/>82 <text:s/>94 <text:s/>18 <text:s/>48 <text:s/>69 <text:s/>6 <text:s/>27 <text:s/>56 <text:s/>48 <text:s/>65 <text:s/>92 <text:s/>33 <text:s/>85 <text:s/>57 <text:s/>62 <text:s/>79 <text:s/>72 <text:s/>46 <text:s/>43 <text:s/>46 <text:s/>95 <text:s/>66 <text:s/>96 <text:s/>28 <text:s/>73 <text:s/>90 <text:s/>3 <text:s/>90 <text:s/>6 <text:s/>18 <text:s/>60 <text:s/>87 <text:s/>11 <text:s/>29 <text:s/>86 <text:s/>31 <text:s/>86 <text:s/>65 <text:s/>87 <text:s/>86 <text:s/>81 <text:s/>78 <text:s/>18 <text:s/>65 <text:s/>86 <text:s/>31 <text:s/>43 <text:s/>10 <text:s/>76 <text:s/>38 <text:s/>55 <text:s/>23 <text:s/>3 <text:s/>2 <text:s/>50 <text:s/>27 <text:s/>92 <text:s/>52 <text:s/>68 <text:s/>49 <text:s/>21 <text:s/>27 <text:s/>87 <text:s/>84 <text:s/>8 <text:s/>72 <text:s/>14 <text:s/>93 <text:s/>88 <text:s/>52 <text:s/>30 <text:s/>68 <text:s/>81 <text:s/>47 <text:s/>33 <text:s/>67 <text:s/>78 <text:s/>27 <text:s/>28 <text:s/>5 <text:s/>64 <text:s/>82 <text:s/>27 <text:s/>18 <text:s/>36 <text:s/>29 <text:s/>44 <text:s/>79 <text:s/>32 <text:s/>12 <text:s/>27 <text:s/>5 <text:s/>90 <text:s/>13 <text:s/>88 <text:s/>97 <text:s/>36 <text:s/>53 <text:s/>42 <text:s/>76 <text:s/>5 <text:s/>71 <text:s/>43 <text:s/>85 <text:s/>18 <text:s/>75 <text:s/>3 <text:s/>47 <text:s/>54 <text:s/>30 <text:s/>51 <text:s/>17 <text:s/>64 <text:s/>30 <text:s/>87 <text:s/>99 <text:s/>58 <text:s/>30 <text:s/>77 <text:s/>89 <text:s/>41 <text:s/>55 <text:s/>93 <text:s/>31 <text:s/>19 <text:s/>32 <text:s/>79 <text:s/>6 <text:s/>85 <text:s/>20 <text:s/>81 <text:s/>41 <text:s/>43 <text:s/>24 <text:s/>77 <text:s/>60 <text:s/>50 <text:s/>32 <text:s/>58 <text:s/>3 <text:s/>61 <text:s/>60 <text:s/>72 <text:s/>76 <text:s/>89 <text:s/>58 <text:s/>74 <text:s/>46 <text:s/>39 <text:s/>2 <text:s/>87 <text:s/>32 <text:s/>56 <text:s/>31 <text:s/>14 <text:s/>74 <text:s/>63 <text:s/>92 <text:s/>80 <text:s/>99 <text:s/>64 <text:s/>60 <text:s/>91 <text:s/>6 <text:s/>83 <text:s/>67 <text:s/>17 <text:s/>85 <text:s/>98 <text:s/>74 <text:s/>87 <text:s/>11 <text:s/>85 <text:s/>10 <text:s/>86 <text:s/>74 <text:s/>19 <text:s/>12 <text:s/>71 <text:s/>58 <text:s/>13 <text:s/>9 <text:s/>89 <text:s/>69 <text:s/>40 <text:s/>2 <text:s/>94 <text:s/>54 <text:s/>45 <text:s/>25 <text:s/>52 <text:s/>60 <text:s/>85 <text:s/>94 <text:s/>65 <text:s/>19 <text:s/>60 <text:s/>33 <text:s/>3 <text:s/>10 <text:s/>58 <text:s/>42 <text:s/>20 <text:s/>43 <text:s/>3 <text:s/>57 <text:s/>16 <text:s/>22 <text:s/>68 <text:s/>38 <text:s/>31 <text:s/>33 <text:s/>47 <text:s/>19 <text:s/>53 <text:s/>86 <text:s/>72 <text:s/>46 <text:s/>91 <text:s/>68 <text:s/>71 <text:s/>42 <text:s/>28 <text:s/>7 <text:s/>87 <text:s/>44 <text:s/>77 <text:s/>46 <text:s/>77 <text:s/>80 <text:s/>7 <text:s/>86 <text:s/>73 <text:s/>78 <text:s/>28 <text:s/>75 <text:s/>87 <text:s/>95 <text:s/>48 <text:s/>54 <text:s/>33 <text:s/>78 <text:s/>38 <text:s/>31 <text:s/>48 <text:s/>90 <text:s/>16 <text:s/>71 <text:s/>88 <text:s/>6 <text:s/>39 <text:s/>10 <text:s/>99 <text:s/>18 <text:s/>16 <text:s/>85 <text:s/>13 <text:s/>92 <text:s/>82 <text:s/>41 <text:s/>23 <text:s/>41 <text:s/>27 <text:s/>47 <text:s/>18 <text:s/>6 <text:s/>22 <text:s/>56 <text:s/>1 <text:s/>69 <text:s/>10 <text:s/>85 <text:s/>99 <text:s/>99 <text:s/>15 <text:s/>46 <text:s/>89 <text:s/>82 <text:s/>17 <text:s/>28 <text:s/>39 <text:s/>7 <text:s/>37 <text:s/>89 <text:s/>76 <text:s/>4 <text:s/>25 <text:s/>88 <text:s/>47 <text:s/>58 <text:s/>29 <text:s/>70 <text:s/>98 <text:s/>55 <text:s/>68 <text:s/>68 <text:s/>12 <text:s/>89 <text:s/>23 <text:s/>12 <text:s/>10 <text:s/>84 <text:s/>48 <text:s/>8 <text:s/>83 <text:s/>14 <text:s/>5 <text:s/>23 <text:s/>95 <text:s/>21 <text:s/>2 <text:s/>85 <text:s/>79 <text:s/>38 <text:s/>73 <text:s/>54 <text:s/>93 <text:s/>97 <text:s/>42 <text:s/>39 <text:s/>55 <text:s/>22 <text:s/>60 <text:s/>52 <text:s/>28 <text:s/>28 <text:s/>71 <text:s/>39 <text:s/>68 <text:s/>94 <text:s/>3 <text:s/>29 <text:s/>29 <text:s/>50 <text:s/>36 <text:s/>11 <text:s/>16 <text:s/>93 <text:s/>85 <text:s/>10 <text:s/>65 <text:s/>86 <text:s/>47 <text:s/>44 <text:s/>75 <text:s/>19 <text:s/>49 <text:s/>67 <text:s/>16 <text:s/>42 <text:s/>58 <text:s/>22 <text:s/>63 <text:s/>69 <text:s/>25 <text:s/>42 <text:s/>96 <text:s/>96 <text:s/>81 <text:s/>16 <text:s/>41 <text:s/>83 <text:s/>44 <text:s/>69 <text:s/>84 <text:s/>32 <text:s/>32 <text:s/>99 <text:s/>24 <text:s/>68 <text:s/>61 <text:s/>40 <text:s/>54 <text:s/>7 <text:s/>83 <text:s/>28 <text:s/>25 <text:s/>32 <text:s/>47 <text:s/>92 <text:s/>25 <text:s/>4 <text:s/>65 <text:s/>88 <text:s/>24 <text:s/>90 <text:s/>29 <text:s/>72 <text:s/>37 <text:s/>61 <text:s/>87 <text:s/>77 <text:s/>43 <text:s/>82 <text:s/>97 <text:s/>79 <text:s/>65 <text:s/>80 <text:s/>77 <text:s/>40 <text:s/>48 <text:s/>37 <text:s/>80 <text:s/>53 <text:s/>95 <text:s/>62 <text:s/>32 <text:s/>20 <text:s/>45 <text:s/>78 <text:s/>63 <text:s/>70 <text:s/>33 <text:s/>28 <text:s/>9 <text:s/>57 <text:s/>69 <text:s/>89 <text:s/>28 <text:s/>5 <text:s/>50 <text:s/>66 <text:s/>33 <text:s/>44 <text:s/>47 <text:s/>81 <text:s/>74 <text:s/>12 <text:s/>61 <text:s/>51 <text:s/>51 <text:s/>60 <text:s/>39 <text:s/>30 <text:s/>12 <text:s/>34 <text:s/>44 <text:s/>95 <text:s/>5 <text:s/>40 <text:s/>25 <text:s/>19 <text:s/>61 <text:s/>57 <text:s/>98 <text:s/>69 <text:s/>65 <text:s/>66 <text:s/>10 <text:s/>44 <text:s/>70 <text:s/>59 <text:s/>61 <text:s/>2 <text:s/>54 <text:s/>60 <text:s/>35 <text:s/>28 <text:s/>23 <text:s/>47 <text:s/>30 <text:s/>25 <text:s/>6 <text:s/>20 <text:s/>55 <text:s/>69 <text:s/>5 <text:s/>50 <text:s/>63 <text:s/>61 <text:s/>41 <text:s/>87 <text:s/>80 <text:s/>2 <text:s/>96 <text:s/>77 <text:s/>70 <text:s/>12 <text:s/>43 <text:s/>31 <text:s/>8 <text:s/>64 <text:s/>41 <text:s/>68 <text:s/>18 <text:s/>95 <text:s/>79 <text:s/>52 <text:s/>74 <text:s/>1 <text:s/>98 <text:s/>3 <text:s/>26 <text:s/>3 <text:s/>74 <text:s/>32 <text:s/>23 <text:s/>79 <text:s/>81 <text:s/>37 <text:s/>39 <text:s/>21 <text:s/>24 <text:s/>18 <text:s/>22 <text:s/>71 <text:s/>47 <text:s/>44 <text:s/>34 <text:s/>41 <text:s/>26 <text:s/>41 <text:s/>4 <text:s/>67 <text:s/>61 <text:s/>21 <text:s/>13 <text:s/>39 <text:s/>24 <text:s/>86 <text:s/>40 <text:s/>21 <text:s/>40 <text:s/>17 <text:s/>75 <text:s/>13 <text:s/>48 <text:s/>97 <text:s/>91 <text:s/>28 <text:s/>86 <text:s/>82 <text:s/>100 <text:s/>61 <text:s/>51 <text:s/>74 <text:s/>31 <text:s/>97 <text:s/>69 <text:s/>16 <text:s/>37 <text:s/>94 <text:s/>57 <text:s/>93 <text:s/>12 <text:s/>69 <text:s/>65 <text:s/>24 <text:s/>59 <text:s/>89 <text:s/>9 <text:s/>50 <text:s/>9 <text:s/>100 <text:s/>66 <text:s/>36 <text:s/>65 <text:s/>13 <text:s/>84 <text:s/>55 <text:s/>92 <text:s/>69 <text:s/>88 <text:s/>44 <text:s/>29 <text:s/>39 <text:s/>17 <text:s/>11 <text:s/>35 <text:s/>37 <text:s/>27 <text:s/>24 <text:s/>82 <text:s/>35 <text:s/>16 <text:s/>94 <text:s/>3 <text:s/>80 <text:s/>17 <text:s/>61 <text:s/>68 <text:s/>78 <text:s/>63 <text:s/>29 <text:s/>77 <text:s/>28 <text:s/>64 <text:s/>41 <text:s/>41 <text:s/>99 <text:s/>48 <text:s/>32 <text:s/>68 <text:s/>35 <text:s/>75 <text:s/>96 <text:s/>25 <text:s/>43 <text:s/>59 <text:s/>60 <text:s/>31 <text:s/>85 <text:s/>35 <text:s/>13 <text:s/>19 <text:s/>50 <text:s/>58 <text:s/>73 <text:s/>81 <text:s/>74 <text:s/>85 <text:s/>1 <text:s/>3 <text:s/>47 <text:s/>81 <text:s/>32 <text:s/>75 <text:s/>96 <text:s/>24 <text:s/>67 <text:s/>94 <text:s/>23 <text:s/>98 <text:s/>61 <text:s/>58 <text:s/>25 <text:s/>9 <text:s/>82 <text:s/>19 <text:s/>67 <text:s/>93 <text:s/>50 <text:s/>3 <text:s/>27 <text:s/>14 <text:s/>73 <text:s/>28 <text:s/>71 <text:s/>45 <text:s/>61 <text:s/>96 <text:s/>29 <text:s/>61 <text:s/>51 <text:s/>28 <text:s/>41 <text:s/>82 <text:s/>54 <text:s/>88 <text:s/>5 <text:s/>20 <text:s/>81 <text:s/>28 <text:s/>69 <text:s/>94 <text:s/>37 <text:s/>45 <text:s/>54 <text:s/>70 <text:s/>64 <text:s/>72 <text:s/>15 <text:s/>65 <text:s/>74 <text:s/>93 <text:s/>30 <text:s/>46 <text:s/>21 <text:s/>52 <text:s/>42 <text:s/>81 <text:s/>99 <text:s/>22 <text:s/>93 <text:s/>49 <text:s/>49 <text:s/>85 <text:s/>30 <text:s/>2 <text:s/>72 <text:s/>87 <text:s/>73 <text:s/>4 <text:s/>66 <text:s/>42 <text:s/>97 <text:s/>54 <text:s/>86 <text:s/>50 <text:s/>75 <text:s/>1 <text:s/>73 <text:s/>89 <text:s/>65 <text:s/>46 <text:s/>82 <text:s/>94 <text:s/>43 <text:s/>54 <text:s/>97 <text:s/>84 <text:s/>86 <text:s/>96 <text:s/>58 <text:s/>78 <text:s/>44 <text:s/>6 <text:s/>62 <text:s/>26 <text:s/>60 <text:s/>85 <text:s/>64 <text:s/>32 <text:s/>88 <text:s/>29 <text:s/>25 <text:s/>37 <text:s/>34 <text:s/>11 <text:s/>38 <text:s/>8 <text:s/>11 <text:s/>11 <text:s/>97 <text:s/>28 <text:s/>8 <text:s/>30 <text:s/>73 <text:s/>3 <text:s/>35 <text:s/>70 <text:s/>38 <text:s/>20 <text:s/>65 <text:s/>95 <text:s/>49 <text:s/>8 <text:s/>53 <text:s/>62 <text:s/>33 <text:s/>12 <text:s/>46 <text:s/>96 <text:s/>95 <text:s/>85 <text:s/>76 <text:s/>20 <text:s/>21 <text:s/>9 <text:s/>30 <text:s/>59 <text:s/>69 <text:s/>92 <text:s/>21 <text:s/>65 <text:s/>19 <text:s/>28 <text:s/>46 <text:s/>92 <text:s/>30 <text:s/>80 <text:s/>13 <text:s/>68 <text:s/>51 <text:s/>77 <text:s/>62 <text:s/>99 <text:s/>84 <text:s/>66 <text:s/>60 <text:s/>69 <text:s/>77 <text:s/>5 <text:s/>16 <text:s/>24 <text:s/>41 <text:s/>44 <text:s/>43 <text:s/>62 <text:s/>4 <text:s/>24 <text:s/>20 <text:s/>72 <text:s/>67 <text:s/>40 <text:s/>88 <text:s/>86 <text:s/>19 <text:s/>33 <text:s/>29 <text:s/>49 <text:s/>64 <text:s/>41 <text:s/>68 <text:s/>14 <text:s/>69 <text:s/>81 <text:s/>64 <text:s/>4 <text:s/>47 <text:s/>23 <text:s/>72 <text:s/>75 <text:s/>79 <text:s/>40 <text:s/>98 <text:s/>20 <text:s/>83 <text:s/>40 <text:s/>33 <text:s/>38 <text:s/>15 <text:s/>52 <text:s/>10 <text:s/>82 <text:s/>43 <text:s/>97 <text:s/>19 <text:s/>13 <text:s/>82 <text:s/>99 <text:s/>13 <text:s/>45 <text:s/>91 <text:s/>80 <text:s/>11 <text:s/>59 <text:s/>13 <text:s/>26 <text:s/>14 <text:s/>11 <text:s/>49 <text:s/>86 <text:s/>85 <text:s/>79 <text:s/>77 <text:s/>83 <text:s/>50 <text:s/>11 <text:s/>74 <text:s/>82 <text:s/>48 <text:s/>41 <text:s/>85 <text:s/>57 <text:s/>74 <text:s/>79 <text:s/>54 <text:s/>92 <text:s/>92 <text:s/>87 <text:s/>42 <text:s/>4 <text:s/>83 <text:s/>32 <text:s/>36 <text:s/>45 <text:s/>42 <text:s/>48 <text:s/>71 <text:s/>55 <text:s/>58 <text:s/>71 <text:s/>92 <text:s/>94 <text:s/>49 <text:s/>20 <text:s/>76 <text:s/>99 <text:s/>30 <text:s/>2 <text:s/>80 <text:s/>78 <text:s/>94 <text:s/>17 <text:s/>86 <text:s/>67 <text:s/>95 <text:s/>91 <text:s/>58 <text:s/>86 <text:s/>77 <text:s/>51 <text:s/>90 <text:s/>60 <text:s/>34 <text:s/>77 <text:s/>4 <text:s/>27 <text:s/>24 <text:s/>74 <text:s/>33 <text:s/>33 <text:s/>44 <text:s/>25 <text:s/>26 <text:s/>45 <text:s/>44 <text:s/>54 <text:s/>95 <text:s/>26 <text:s/>7 <text:s/>26 <text:s/>55 <text:s/>100 <text:s/>42 <text:s/>40 <text:s/>66 <text:s/>37 <text:s/>31 <text:s/>75 <text:s/>22 <text:s/>59 <text:s/>25 <text:s/>63 <text:s/>70 <text:s/>10 <text:s/>39 <text:s/>74 <text:s/>36 <text:s/>14 <text:s/>99 <text:s/>68 <text:s/>46 <text:s/>95 <text:s/>44 <text:s/>24 <text:s/>91 <text:s/>88 <text:s/>29 <text:s/>85 <text:s/>65 <text:s/>35 <text:s/>10 <text:s/>19 <text:s/>86 <text:s/>52 <text:s/>58 <text:s/>3 <text:s/>88 <text:s/>40 <text:s/>77 <text:s/>61 <text:s/>99 <text:s/>53 <text:s/>24 <text:s/>20 <text:s/>62 <text:s/>62 <text:s/>93 <text:s/>49 <text:s/>76 <text:s/>44 <text:s/>16 <text:s/>73 <text:s/>90 <text:s/>60 <text:s/>48 <text:s/>80 <text:s/>99 <text:s/>76 <text:s/>16 <text:s/>63 <text:s/>62 <text:s/>25 <text:s/>33 <text:s/>47 <text:s/>28 <text:s/>90 <text:s/>49 <text:s/>67 <text:s/>82 <text:s/>77 <text:s/>28 <text:s/>32 <text:s/>81 <text:s/>51 <text:s/>51 <text:s/>94 <text:s/>64 <text:s/>96 <text:s/>42 <text:s/>91 <text:s/>91 <text:s/>10 <text:s/>16 <text:s/>80 <text:s/>69 <text:s/>63 <text:s/>11 <text:s/>19 <text:s/>91 <text:s/>26 <text:s/>81 <text:s/>52 <text:s/>2 <text:s/>13 <text:s/>99 <text:s/>82 <text:s/>54 <text:s/>99 <text:s/>48 <text:s/>87 <text:s/>28 <text:s/>75 <text:s/>18 <text:s/>8 <text:s/>77 <text:s/>21 <text:s/>2 <text:s/>93 <text:s/>16 <text:s/>95 <text:s/>83 <text:s/>6 <text:s/>4 <text:s/>50 <text:s/>37 <text:s/>24 <text:s/>13 <text:s/>99 <text:s/>42 <text:s/>3 <text:s/>76 <text:s/>74 <text:s/>6 <text:s/>29 <text:s/>38 <text:s/>4 <text:s/>10 <text:s/>92 <text:s/>55 <text:s/>58 <text:s/>78 <text:s/>82 <text:s/>84 <text:s/>48 <text:s/>41 <text:s/>61 <text:s/>68 <text:s/>94 <text:s/>53 <text:s/>35 <text:s/>41 <text:s/>87 <text:s/>92 <text:s/>44 <text:s/>37 <text:s/>28 <text:s/>68 <text:s/>1 <text:s/>26 <text:s/>61 <text:s/>55 <text:s/>53 <text:s/>35 <text:s/>60 <text:s/>81 <text:s/>72 <text:s/>16 <text:s/>91 <text:s/>15 <text:s/>22 <text:s/>100 <text:s/>45 <text:s/>55 <text:s/>83 <text:s/>92 <text:s/>95 <text:s/>43 <text:s/>11 <text:s/>41 <text:s/>47 <text:s/>45 <text:s/>81 <text:s/>86 <text:s/>36 <text:s/>76 <text:s/>74 <text:s/>15 <text:s/>43 <text:s/>74 <text:s/>92 <text:s/>56 <text:s/>28 <text:s/>44 <text:s/>90 <text:s/>39 <text:s/>24 <text:s/>61 <text:s/>54 <text:s/>66 <text:s/>28 <text:s/>27 <text:s/>65 <text:s/>72 <text:s/>81 <text:s/>48 <text:s/>63 <text:s/>76 <text:s/>42 <text:s/>73 <text:s/>68 <text:s/>41 <text:s/>69 <text:s/>48 <text:s/>26 <text:s/>4 <text:s/>23 <text:s/>99 <text:s/>70 <text:s/>18 <text:s/>24 <text:s/>61 <text:s/>73 <text:s/>3 <text:s/>56 <text:s/>14 <text:s/>41 <text:s/>79 <text:s/>26 <text:s/>47 <text:s/>97 <text:s/>53 <text:s/>73 <text:s/>61 <text:s/>24 <text:s/>54 <text:s/>8 <text:s/>38 <text:s/>81 <text:s/>2 <text:s/>62 <text:s/>48 <text:s/>42 <text:s/>30 <text:s/>47 <text:s/>67 <text:s/>85 <text:s/>21 <text:s/>17 <text:s/>54 <text:s/>90 <text:s/>40 <text:s/>66 <text:s/>14 <text:s/>42 <text:s/>21 <text:s/>27 <text:s/>82 <text:s/>52 <text:s/>5 <text:s/>80 <text:s/>48 <text:s/>57 <text:s/>53 <text:s/>8 <text:s/>33 <text:s/>58 <text:s/>68 <text:s/>70 <text:s/>90 <text:s/>69 <text:s/>32 <text:s/>37 <text:s/>10 <text:s/>61 <text:s/>35 <text:s/>28 <text:s/>98 <text:s/>55 <text:s/>44 <text:s/>51 <text:s/>45 <text:s/>83 <text:s/>69 <text:s/>58 <text:s/>24 <text:s/>89 <text:s/>37 <text:s/>57 <text:s/>92 <text:s/>41 <text:s/>37 <text:s/>39 <text:s/>97 <text:s/>41 <text:s/>99 <text:s/>29 <text:s/>98 <text:s/>66 <text:s/>51 <text:s/>39 <text:s/>34 <text:s/>82 <text:s/>27 <text:s/>95 <text:s/>94 <text:s/>61 <text:s/>22 <text:s/>91 <text:s/>67 <text:s/>65 <text:s/>94 <text:s/>11 <text:s/>99 <text:s/>62 <text:s/>21 <text:s/>22 <text:s/>2 <text:s/>9 <text:s/>30 <text:s/>94 <text:s/>49 <text:s/>66 <text:s/>32 <text:s/>97 <text:s/>58 <text:s/>30 <text:s/>78 <text:s/>7 <text:s/>47 <text:s/>28 <text:s/>45 <text:s/>32 <text:s/>61 <text:s/>71 <text:s/>26 <text:s/>54 <text:s/>31 <text:s/>99 <text:s/>45 <text:s/>50 <text:s/>15 <text:s/>90 <text:s/>12 <text:s/>13 <text:s/>51 <text:s/>32 <text:s/>86 <text:s/>4 <text:s/>40 <text:s/>16 <text:s/>97 <text:s/>40 <text:s/>33 <text:s/>81 <text:s/>37 <text:s/>43 <text:s/>62 <text:s/>14 <text:s/>49 <text:s/>9 <text:s/>93 <text:s/>94 <text:s/>92 <text:s/>53 <text:s/>16 <text:s/>18 <text:s/>6 <text:s/>99 <text:s/>68 <text:s/>2 <text:s/>48 <text:s/>35 <text:s/>91 <text:s/>59 <text:s/>47 <text:s/>93 <text:s/>43 <text:s/>85 <text:s/>97 <text:s/>34 <text:s/>52 <text:s/>45 <text:s/>74 <text:s/>36 <text:s/>25 <text:s/>10 <text:s/>78 <text:s/>87 <text:s/>75 <text:s/>27 <text:s/>47 <text:s/>67 <text:s/>72 <text:s/>90 <text:s/>19 <text:s/>87 <text:s/>59 <text:s/>24 <text:s/>37 <text:s/>27 <text:s/>78 <text:s/>84 <text:s/>61 <text:s/>68 <text:s/>95 <text:s/>59 <text:s/>13 <text:s/>37 <text:s/>43 <text:s/>9 <text:s/>70 <text:s/>46 <text:s/>53 <text:s/>43 <text:s/>82 <text:s/>30 <text:s/>4 <text:s/>59 <text:s/>68 <text:s/>78 <text:s/>37 <text:s/>66 <text:s/>96 <text:s/>8 <text:s/>55 <text:s/>14 <text:s/>47 <text:s/>14 <text:s/>90 <text:s/>83 <text:s/>40 <text:s/>67 <text:s/>19 <text:s/>52 <text:s/>86 <text:s/>13 <text:s/>10 <text:s/>50 <text:s/>1 <text:s/>5 <text:s/>58 <text:s/>70 <text:s/>50 <text:s/>63 <text:s/>65 <text:s/>31 <text:s/>92 <text:s/>20 <text:s/>42 <text:s/>11 <text:s/>50 <text:s/>78 <text:s/>76 <text:s/>45 <text:s/>38 <text:s/>30 <text:s/>11 <text:s/>36 <text:s/>43 <text:s/>100 <text:s/>70 <text:s/>34 <text:s/>18 <text:s/>88 <text:s/>85 <text:s/>55 <text:s/>52 <text:s/>47 <text:s/>5 <text:s/>52 <text:s/>51 <text:s/>14 <text:s/>74 <text:s/>52 <text:s/>76 <text:s/>38 <text:s/>35 <text:s/>19 <text:s/>57 <text:s/>76 <text:s/>29 <text:s/>6 <text:s/>5 <text:s/>4 <text:s/>3 <text:s/>42 <text:s/>86 <text:s/>13 <text:s/>77 <text:s/>28 <text:s/>12 <text:s/>99 <text:s/>14 <text:s/>81 <text:s/>86 <text:s/>98 <text:s/>87 <text:s/>90 <text:s/>96 <text:s/>91 <text:s/>41 <text:s/>46 <text:s/>57 <text:s/>14 <text:s/>98 <text:s/>84 <text:s/>3 <text:s/>32 <text:s/>3 <text:s/>60 <text:s/>59 <text:s/>83 <text:s/>17 <text:s/>63 <text:s/>39 <text:s/>19 <text:s/>5 <text:s/>24 <text:s/>31 <text:s/>33 <text:s/>3 <text:s/>94 <text:s/>83 <text:s/>16 <text:s/>26 <text:s/>69 <text:s/>66 <text:s/>65 <text:s/>58 <text:s/>61 <text:s/>7 <text:s/>50 <text:s/>7 <text:s/>63 <text:s/>16 <text:s/>56 <text:s/>47 <text:s/>18 <text:s/>39 <text:s/>1 <text:s/>77 <text:s/>97 <text:s/>83 <text:s/>46 <text:s/>11 <text:s/>21 <text:s/>16 <text:s/>67 <text:s/>44 <text:s/>99 <text:s/>52 <text:s/>47 <text:s/>44 <text:s/>34 <text:s/>62 <text:s/>22 <text:s/>2 <text:s/>79 <text:s/>86 <text:s/>11 <text:s/>40 <text:s/>92 <text:s/>13 <text:s/>98 <text:s/>55 <text:s/>28 <text:s/>53 <text:s/>1 <text:s/>45 <text:s/>43 <text:s/>1 <text:s/>74 <text:s/>91 <text:s/>35 <text:s/>71 <text:s/>1 <text:s/>56 <text:s/>86 <text:s/>68 <text:s/>51 <text:s/>84 <text:s/>19 <text:s/>97 <text:s/>80 <text:s/>52 <text:s/>11 <text:s/>1 <text:s/>6 <text:s/>89 <text:s/>86 <text:s/>68 <text:s/>80 <text:s/>77 <text:s/>80 <text:s/>77 <text:s/>83 <text:s/>59 <text:s/>29 <text:s/>35 <text:s/>4 <text:s/>23 <text:s/>87 <text:s/>29 <text:s/>13 <text:s/>22 <text:s/>99 <text:s/>14 <text:s/>77 <text:s/>36 <text:s/>81 <text:s/>79 <text:s/>72 <text:s/>99 <text:s/>76 <text:s/>51 <text:s/>2 <text:s/>38 <text:s/>51 <text:s/>7 <text:s/>78 <text:s/>88 <text:s/>27 <text:s/>58 <text:s/>16 <text:s/>6 <text:s/>34 <text:s/>99 <text:s/>17 <text:s/>15 <text:s/>33 <text:s/>20 <text:s/>37 <text:s/>20 <text:s/>100 <text:s/>50 <text:s/>93 <text:s/>50 <text:s/>63 <text:s/>21 <text:s/>85 <text:s/>95 <text:s/>99 <text:s/>56 <text:s/>45 <text:s/>26 <text:s/>58 <text:s/>46 <text:s/>63 <text:s/>8 <text:s/>5 <text:s/>93 <text:s/>47 <text:s/>31 <text:s/>50 <text:s/>63 <text:s/>88 <text:s/>35 <text:s/>61 <text:s/>4 <text:s/>49 <text:s/>45 <text:s/>75 <text:s/>38 <text:s/>16 <text:s/>74 <text:s/>39 <text:s/>8 <text:s/>23 <text:s/>53 <text:s/>28 <text:s/>60 <text:s/>47 <text:s/>27 <text:s/>15 <text:s/>43 <text:s/>52 <text:s/>25 <text:s/>88 <text:s/>67 <text:s/>84 <text:s/>44 <text:s/>59 <text:s/>31 <text:s/>74 <text:s/>60 <text:s/>93 <text:s/>14 <text:s/>94 <text:s/>5 <text:s/>17 <text:s/>95 <text:s/>49 <text:s/>92 <text:s/>32 <text:s/>17 <text:s/>17 <text:s/>70 <text:s/>24 <text:s/>92 <text:s/>74 <text:s/>4 <text:s/>51 <text:s/>20 <text:s/>82 <text:s/>17 <text:s/>14 <text:s/>85 <text:s/>41 <text:s/>1 <text:s/>51 <text:s/>25 <text:s/>97 <text:s/>61 <text:s/>55 <text:s/>22 <text:s/>20 <text:s/>99 <text:s/>35 <text:s/>66 <text:s/>3 <text:s/>52 <text:s/>60 <text:s/>3 <text:s/>95 <text:s/>43 <text:s/>19 <text:s/>11 <text:s/>64 <text:s/>95 <text:s/>54 <text:s/>37 <text:s/>98 <text:s/>4 <text:s/>8 <text:s/>79 <text:s/>21 <text:s/>21 <text:s/>63 <text:s/>13 <text:s/>73 <text:s/>66 <text:s/>37 <text:s/>69 <text:s/>26 <text:s/>43 <text:s/>43 <text:s/>98 <text:s/>41 <text:s/>77 <text:s/>63 <text:s/>95 <text:s/>80 <text:s/>74 <text:s/>98 <text:s/>26 <text:s/>68 <text:s/>68 <text:s/>89 <text:s/>31 <text:s/>62 <text:s/>42 <text:s/>19 <text:s/>11 <text:s/>46 <text:s/>26 <text:s/>41 <text:s/>18 <text:s/>98 <text:s/>4 <text:s/>30 <text:s/>70 <text:s/>21 <text:s/>67 <text:s/>91 <text:s/>98 <text:s/>9 <text:s/>33 <text:s/>47 <text:s/>2 <text:s/>61 <text:s/>61 <text:s/>96 <text:s/>41 <text:s/>34 <text:s/>45 <text:s/>18 <text:s/>1 <text:s/>13 <text:s/>6 <text:s/>83 <text:s/>26 <text:s/>48 <text:s/>1 <text:s/>37 <text:s/>45 <text:s/>78 <text:s/>77 <text:s/>62 <text:s/>75 <text:s/>32 <text:s/>91 <text:s/>45 <text:s/>4 <text:s/>9 <text:s/>87 <text:s/>2 <text:s/>70 <text:s/>19 <text:s/>100 <text:s/>71 <text:s/>79 <text:s/>61 <text:s/>66 <text:s/>71 <text:s/>46 <text:s/>11 <text:s/>89 <text:s/>47 <text:s/>23 <text:s/>46 <text:s/>81 <text:s/>100 <text:s/>93 <text:s/>82 <text:s/>88 <text:s/>89 <text:s/>11 <text:s/>17 <text:s/>50 <text:s/>86 <text:s/>48 <text:s/>93 <text:s/>82 <text:s/>4 <text:s/>53 <text:s/>68 <text:s/>57 <text:s/>22 <text:s/>38 <text:s/>56 <text:s/>92 <text:s/>16 <text:s/>16 <text:s/>58 <text:s/>39 <text:s/>62 <text:s/>68 <text:s/>79 <text:s/>60 <text:s/>42 <text:s/>24 <text:s/>40 <text:s/>93 <text:s/>69 <text:s/>73 <text:s/>81 <text:s/>57 <text:s/>36 <text:s/>97 <text:s/>59 <text:s/>21 <text:s/>96 <text:s/>3 <text:s/>2 <text:s/>99 <text:s/>55 <text:s/>21 <text:s/>55 <text:s/>77 <text:s/>58 <text:s/>63 <text:s/>68 <text:s/>73 <text:s/>78 <text:s/>77 <text:s/>63 <text:s/>91 <text:s/>96 <text:s/>41 <text:s/>2 <text:s/>89 <text:s/>17 <text:s/>94 <text:s/>82 <text:s/>85 <text:s/>66 <text:s/>62 <text:s/>93 <text:s/>1 <text:s/>58 <text:s/>3 <text:s/>73 <text:s/>5 <text:s/>5 <text:s/>26 <text:s/>4 <text:s/>60 <text:s/>46 <text:s/>10 <text:s/>88 <text:s/>3 <text:s/>72 <text:s/>55 <text:s/>28 <text:s/>2 <text:s/>84 <text:s/>42 <text:s/>44 <text:s/>79 <text:s/>83 <text:s/>46 <text:s/>68 <text:s/>51 <text:s/>39 <text:s/>49 <text:s/>35 <text:s/>56 <text:s/>62 <text:s/>79 <text:s/>9 <text:s/>71 <text:s/>82 <text:s/>81 <text:s/>75 <text:s/>38 <text:s/>7 <text:s/>30 <text:s/>97 <text:s/>4 <text:s/>40 <text:s/>36 <text:s/>59 <text:s/>63 <text:s/>91 <text:s/>86 <text:s/>16 <text:s/>26 <text:s/>27 <text:s/>60 <text:s/>4 <text:s/>61 <text:s/>5 <text:s/>23 <text:s/>11 <text:s/>43 <text:s/>71 <text:s/>97 <text:s/>98 <text:s/>84 <text:s/>28 <text:s/>6 <text:s/>54 <text:s/>9 <text:s/>39 <text:s/>29 <text:s/>46 <text:s/>97 <text:s/>10 <text:s/>95 <text:s/>100 <text:s/>49 <text:s/>30 <text:s/>58 <text:s/>64 <text:s/>72 <text:s/>95 <text:s/>79 <text:s/>97 <text:s/>74 <text:s/>90 <text:s/>53 <text:s/>34 <text:s/>94 <text:s/>75 <text:s/>97 <text:s/>88 <text:s/>98 <text:s/>45 <text:s/>38 <text:s/>81 <text:s/>72 <text:s/>95 <text:s/>35 <text:s/>80 <text:s/>33 <text:s/>15 <text:s/>78 <text:s/>29 <text:s/>24 <text:s/>24 <text:s/>81 <text:s/>25 <text:s/>5 <text:s/>90 <text:s/>88 <text:s/>77 <text:s/>85 <text:s/>18 <text:s/>25 <text:s/>58 <text:s/>8 <text:s/>77 <text:s/>43 <text:s/>53 <text:s/>4 <text:s/>91 <text:s/>41 <text:s/>1 <text:s/>36 <text:s/>78 <text:s/>81 <text:s/>7 <text:s/>72 <text:s/>67 <text:s/>39 <text:s/>57 <text:s/>81 <text:s/>68 <text:s/>37 <text:s/>57 <text:s/>91 <text:s/>69 <text:s/>81 <text:s/>95 <text:s/>59 <text:s/>20 <text:s/>23 <text:s/>95 <text:s/>89 <text:s/>48 <text:s/>4 <text:s/>96 <text:s/>76 <text:s/>98 <text:s/>1 <text:s/>79 <text:s/>89 <text:s/>93 <text:s/>31 <text:s/>24 <text:s/>70 <text:s/>64 <text:s/>82 <text:s/>93 <text:s/>30 <text:s/>20 <text:s/>1 <text:s/>11 <text:s/>87 <text:s/>90 <text:s/>67 <text:s/>29 <text:s/>58 <text:s/>99 <text:s/>24 <text:s/>16 <text:s/>18 <text:s/>98 <text:s/>62 <text:s/>6 <text:s/>97 <text:s/>65 <text:s/>54 <text:s/>73 <text:s/>63 <text:s/>6 <text:s/>3 <text:s/>51 <text:s/>98 <text:s/>86 <text:s/>26 <text:s/>19 <text:s/>49 <text:s/>7 <text:s/>63 <text:s/>78 <text:s/>79 <text:s/>64 <text:s/>40 <text:s/>17 <text:s/>53 <text:s/>58 <text:s/>46 <text:s/>62 <text:s/>56 <text:s/>21 <text:s/>78 <text:s/>25 <text:s/>18 <text:s/>91 <text:s/>83 <text:s/>15 <text:s/>56 <text:s/>88 <text:s/>39 <text:s/>18 <text:s/>93 <text:s/>93 <text:s/>20 <text:s/>42 <text:s/>78 <text:s/>97 <text:s/>60 <text:s/>26 <text:s/>3 <text:s/>74 <text:s/>56 <text:s/>33 <text:s/>37 <text:s/>95 <text:s/>50 <text:s/>41 <text:s/>5 <text:s/>95 <text:s/>3 <text:s/>60 <text:s/>15 <text:s/>32 <text:s/>37 <text:s/>84 <text:s/>22 <text:s/>71 <text:s/>98 <text:s/>29 <text:s/>58 <text:s/>88 <text:s/>98 <text:s/>2 <text:s/>81 <text:s/>69 <text:s/>95 <text:s/>58 <text:s/>65 <text:s/>54 <text:s/>36 <text:s/>20 <text:s/>27 <text:s/>91 <text:s/>52 <text:s/>16 <text:s/>37 <text:s/>53 <text:s/>8 <text:s/>41 <text:s/>47 <text:s/>62 <text:s/>53 <text:s/>13 <text:s/>45 <text:s/>89 <text:s/>97 <text:s/>19 <text:s/>11 <text:s/>46 <text:s/>47 <text:s/>20 <text:s/>34 <text:s/>97 <text:s/>21 <text:s/>66 <text:s/>65 <text:s/>67 <text:s/>23 <text:s/>30 <text:s/>20 <text:s/>10 <text:s/>49 <text:s/>98 <text:s/>52 <text:s/>52 <text:s/>65 <text:s/>89 <text:s/>5 <text:s/>73 <text:s/>29 <text:s/>3 <text:s/>86 <text:s/>33 <text:s/>16 <text:s/>31 <text:s/>73 <text:s/>64 <text:s/>49 <text:s/>83 <text:s/>61 <text:s/>47 <text:s/>2 <text:s/>46 <text:s/>43 <text:s/>74 <text:s/>11 <text:s/>8 <text:s/>40 <text:s/>86 <text:s/>37 <text:s/>11 <text:s/>95 <text:s/>37 <text:s/>61 <text:s/>47 <text:s/>40 <text:s/>25 <text:s/>87 <text:s/>44 <text:s/>49 <text:s/>67 <text:s/>99 <text:s/>35 <text:s/>100 <text:s/>14 <text:s/>17 <text:s/>72 <text:s/>29 <text:s/>65 <text:s/>7 <text:s/>89 <text:s/>11 <text:s/>8 <text:s/>35 <text:s/>6 <text:s/>34 <text:s/>45 <text:s/>13 <text:s/>73 <text:s/>82 <text:s/>1 <text:s/>36 <text:s/>77 <text:s/>89 <text:s/>96 <text:s/>75 <text:s/>28 <text:s/>72 <text:s/>61 <text:s/>24 <text:s/>21 <text:s/>27 <text:s/>74 <text:s/>7 <text:s/>26 <text:s/>87 <text:s/>23 <text:s/>50 <text:s/>67 <text:s/>39 <text:s/>56 <text:s/>7 <text:s/>1 <text:s/>15 <text:s/>93 <text:s/>6 <text:s/>48 <text:s/>90 <text:s/>70 <text:s/>73 <text:s/>71 <text:s/>22 <text:s/>8 <text:s/>47 <text:s/>10 <text:s/>55 <text:s/>21 <text:s/>90 <text:s/>26 <text:s/>33 <text:s/>65 <text:s/>98 <text:s/>60 <text:s/>38 <text:s/>56 <text:s/>85 <text:s/>76 <text:s/>30 <text:s/>34 <text:s/>94 <text:s/>68 <text:s/>41 <text:s/>100 <text:s/>21 <text:s/>56 <text:s/>93 <text:s/>26 <text:s/>3 <text:s/>34 <text:s/>48 <text:s/>27 <text:s/>4 <text:s/>69 <text:s/>34 <text:s/>3 <text:s/>31 <text:s/>40 <text:s/>75 <text:s/>20 <text:s/>18 <text:s/>8 <text:s/>36 <text:s/>15 <text:s/>67 <text:s/>73 <text:s/>23 <text:s/>3 <text:s/>100 <text:s/>52 <text:s/>89 <text:s/>93 <text:s/>72 <text:s/>29 <text:s/>92 <text:s/>92 <text:s/>36 <text:s/>36 <text:s/>69 <text:s/>39 <text:s/>69 <text:s/>16 <text:s/>65 <text:s/>73 <text:s/>37 <text:s/>51 <text:s/>27 <text:s/>67 <text:s/>42 <text:s/>1 <text:s/>38 <text:s/>59 <text:s/>8 <text:s/>73 <text:s/>26 <text:s/>26 <text:s/>45 <text:s/>48 <text:s/>29 <text:s/>44 <text:s/>51 <text:s/>17 <text:s/>36 <text:s/>22 <text:s/>97 <text:s/>79 <text:s/>13 <text:s/>33 <text:s/>15 <text:s/>82 <text:s/>23 <text:s/>35 <text:s/>49 <text:s/>39 <text:s/>59 <text:s/>85 <text:s/>41 <text:s/>85 <text:s/>3 <text:s/>83 <text:s/>86 <text:s/>40 <text:s/>93 <text:s/>45 <text:s/>12 <text:s/>18 <text:s/>71 <text:s/>8 <text:s/>17 <text:s/>99 <text:s/>3 <text:s/>68 <text:s/>67 <text:s/>90 <text:s/>41 <text:s/>15 <text:s/>69 <text:s/>54 <text:s/>47 <text:s/>35 <text:s/>87 <text:s/>21 <text:s/>69 <text:s/>87 <text:s/>60 <text:s/>28 <text:s/>24 <text:s/>52 <text:s/>64 <text:s/>26 <text:s/>34 <text:s/>49 <text:s/>66 <text:s/>27 <text:s/>94 <text:s/>77 <text:s/>96 <text:s/>64 <text:s/>85 <text:s/>65 <text:s/>14 <text:s/>39 <text:s/>32 <text:s/>80 <text:s/>29 <text:s/>72 <text:s/>46 <text:s/>97 <text:s/>77 <text:s/>45 <text:s/>31 <text:s/>15 <text:s/>65 <text:s/>51 <text:s/>54 <text:s/>76 <text:s/>30 <text:s/>77 <text:s/>28 <text:s/>94 <text:s/>54 <text:s/>13 <text:s/>94 <text:s/>19 <text:s/>91 <text:s/>87 <text:s/>48 <text:s/>87 <text:s/>2 <text:s/>84 <text:s/>51 <text:s/>15 <text:s/>22 <text:s/>34 <text:s/>46 <text:s/>50 <text:s/>57 <text:s/>44 <text:s/>46 <text:s/>86 <text:s/>88 <text:s/>28 <text:s/>52 <text:s/>52 <text:s/>31 <text:s/>5 <text:s/>80 <text:s/>12 <text:s/>33 <text:s/>59 <text:s/>5 <text:s/>87 <text:s/>71 <text:s/>51 <text:s/>5 <text:s/>62 <text:s/>37 <text:s/>4 <text:s/>100 <text:s/>91 <text:s/>87 <text:s/>2 <text:s/>57 <text:s/>9 <text:s/>87 <text:s/>55 <text:s/>10 <text:s/>95 <text:s/>98 <text:s/>8 <text:s/>80 <text:s/>85 <text:s/>87 <text:s/>84 <text:s/>88 <text:s/>17 <text:s/>40 <text:s/>19 <text:s/>29 <text:s/>73 <text:s/>77 <text:s/>85 <text:s/>59 <text:s/>48 <text:s/>35 <text:s/>15 <text:s/>61 <text:s/>24 <text:s/>71 <text:s/>12 <text:s/>66 <text:s/>57 <text:s/>65 <text:s/>22 <text:s/>17 <text:s/>3 <text:s/>28 <text:s/>27 <text:s/>97 <text:s/>77 <text:s/>86 <text:s/>29 <text:s/>13 <text:s/>72 <text:s/>12 <text:s/>1 <text:s/>41 <text:s/>3 <text:s/>71 <text:s/>21 <text:s/>75 <text:s/>48 <text:s/>5 <text:s/>85 <text:s/>47 <text:s/>92 <text:s/>52 <text:s/>7 <text:s/>67 <text:s/>22 <text:s/>70 <text:s/>32 <text:s/>30 <text:s/>34 <text:s/>5 <text:s/>47 <text:s/>36 <text:s/>33 <text:s/>25 <text:s/>84 <text:s/>9 <text:s/>10 <text:s/>12 <text:s/>22 <text:s/>33 <text:s/>75 <text:s/>74 <text:s/>73 <text:s/>78 <text:s/>44 <text:s/>93 <text:s/>4 <text:s/>43 <text:s/>98 <text:s/>89 <text:s/>89 <text:s/>41 <text:s/>92 <text:s/>95 <text:s/>7 <text:s/>13 <text:s/>16 <text:s/>90 <text:s/>42 <text:s/>49 <text:s/>94 <text:s/>40 <text:s/>36 <text:s/>78 <text:s/>16 <text:s/>20 <text:s/>87 <text:s/>77 <text:s/>83 <text:s/>60 <text:s/>10 <text:s/>58 <text:s/>85 <text:s/>82 <text:s/>87 <text:s/>28 <text:s/>27 <text:s/>90 <text:s/>23 <text:s/>76 <text:s/>78 <text:s/>11 <text:s/>16 <text:s/>69 <text:s/>58 <text:s/>74 <text:s/>33 <text:s/>73 <text:s/>63 <text:s/>27 <text:s/>74 <text:s/>8 <text:s/>18 <text:s/>9 <text:s/>86 <text:s/>34 <text:s/>80 <text:s/>24 <text:s/>62 <text:s/>15 <text:s/>83 <text:s/>71 <text:s/>72 <text:s/>67 <text:s/>5 <text:s/>10 <text:s/>46 <text:s/>31 <text:s/>99 <text:s/>68 <text:s/>6 <text:s/>29 <text:s/>79 <text:s/>73 <text:s/>49 <text:s/>88 <text:s/>46 <text:s/>82 <text:s/>60 <text:s/>60 <text:s/>60 <text:s/>85 <text:s/>67 <text:s/>77 <text:s/>46 <text:s/>52 <text:s/>10 <text:s/>25 <text:s/>75 <text:s/>72 <text:s/>39 <text:s/>57 <text:s/>94 <text:s/>62 <text:s/>75 <text:s/>50 <text:s/>71 <text:s/>73 <text:s/>80 <text:s/>22 <text:s/>92 <text:s/>37 <text:s/>50 <text:s/>22 <text:s/>9 <text:s/>98 <text:s/>9 <text:s/>6 <text:s/>31 <text:s/>69 <text:s/>65 <text:s/>90 <text:s/>53 <text:s/>32 <text:s/>67 <text:s/>98 <text:s/>83 <text:s/>28 <text:s/>75 <text:s/>10 <text:s/>51 <text:s/>65 <text:s/>18 <text:s/>97 <text:s/>79 <text:s/>93 <text:s/>46 <text:s/>1 <text:s/>17 <text:s/>26 <text:s/>22 <text:s/>8 <text:s/>14 <text:s/>23 <text:s/>30 <text:s/>75 <text:s/>21 <text:s/>38 <text:s/>80 <text:s/>3 <text:s/>58 <text:s/>97 <text:s/>93 <text:s/>63 <text:s/>28 <text:s/>59 <text:s/>60 <text:s/>62 <text:s/>38 <text:s/>86 <text:s/>71 <text:s/>89 <text:s/>3 <text:s/>41 <text:s/>85 <text:s/>81 <text:s/>33 <text:s/>30 <text:s/>81 <text:s/>1 <text:s/>7 <text:s/>55 <text:s/>8 <text:s/>73 <text:s/>77 <text:s/>37 <text:s/>47 <text:s/>49 <text:s/>75 <text:s/>78 <text:s/>52 <text:s/>32 <text:s/>74 <text:s/>96 <text:s/>94 <text:s/>1 <text:s/>6 <text:s/>6 <text:s/>15 <text:s/>43 <text:s/>43 <text:s/>37 <text:s/>83 <text:s/>45 <text:s/>77 <text:s/>19 <text:s/>25 <text:s/>61 <text:s/>1 <text:s/>58 <text:s/>61 <text:s/>7 <text:s/>12 <text:s/>69 <text:s/>31 <text:s/>40 <text:s/>57 <text:s/>77 <text:s/>89 <text:s/>31 <text:s/>55 <text:s/>92 <text:s/>15 <text:s/>28 <text:s/>39 <text:s/>60 <text:s/>81 <text:s/>44 <text:s/>17 <text:s/>47 <text:s/>86 <text:s/>60 <text:s/>83 <text:s/>21 <text:s/>4 <text:s/>12 <text:s/>39 <text:s/>81 <text:s/>72 <text:s/>39 <text:s/>90 <text:s/>85 <text:s/>98 <text:s/>1 <text:s/>5 <text:s/>28 <text:s/>92 <text:s/>61 <text:s/>5 <text:s/>32 <text:s/>92 <text:s/>11 <text:s/>75 <text:s/>58 <text:s/>90 <text:s/>13 <text:s/>17 <text:s/>70 <text:s/>56 <text:s/>86 <text:s/>16 <text:s/>94 <text:s/>45 <text:s/>51 <text:s/>14 <text:s/>100 <text:s/>62 <text:s/>4 <text:s/>32 <text:s/>33 <text:s/>43 <text:s/>21 <text:s/>69 <text:s/>92 <text:s/>73 <text:s/>73 <text:s/>19 <text:s/>17 <text:s/>34 <text:s/>75 <text:s/>48 <text:s/>77 <text:s/>37 <text:s/>23 <text:s/>34 <text:s/>27 <text:s/>35 <text:s/>2 <text:s/>96 <text:s/>43 <text:s/>87 <text:s/>64 <text:s/>88 <text:s/>83 <text:s/>14 <text:s/>1 <text:s/>35 <text:s/>75 <text:s/>56 <text:s/>18 <text:s/>59 <text:s/>50 <text:s/>39 <text:s/>28 <text:s/>41 <text:s/>63 <text:s/>52 <text:s/>60 <text:s/>79 <text:s/>85 <text:s/>86 <text:s/>79 <text:s/>61 <text:s/>23 <text:s/>1 <text:s/>46 <text:s/>49 <text:s/>87 <text:s/>48 <text:s/>96 <text:s/>81 <text:s/>86 <text:s/>59 <text:s/>68 <text:s/>21 <text:s/>24 <text:s/>20 <text:s/>7 <text:s/>98 <text:s/>76 <text:s/>24 <text:s/>9 <text:s/>25 <text:s/>14 <text:s/>88 <text:s/>66 <text:s/>77 <text:s/>39 <text:s/>77 <text:s/>7 <text:s/>24 <text:s/>14 <text:s/>85 <text:s/>36 <text:s/>36 <text:s/>37 <text:s/>82 <text:s/>36 <text:s/>76 <text:s/>81 <text:s/>32 <text:s/>56 <text:s/>18 <text:s/>42 <text:s/>24 <text:s/>38 <text:s/>66 <text:s/>95 <text:s/>96 <text:s/>63 <text:s/>70 <text:s/>20 <text:s/>23 <text:s/>47 <text:s/>33 <text:s/>10 <text:s/>64 <text:s/>61 <text:s/>49 <text:s/>40 <text:s/>68 <text:s/>24 <text:s/>53 <text:s/>4 <text:s/>59 <text:s/>41 <text:s/>41 <text:s/>40 <text:s/>76 <text:s/>68 <text:s/>20 <text:s/>7 <text:s/>23 <text:s/>38 <text:s/>49 <text:s/>98 <text:s/>27 <text:s/>66 <text:s/>45 <text:s/>23 <text:s/>28 <text:s/>14 <text:s/>94 <text:s/>3 <text:s/>12 <text:s/>26 <text:s/>12 <text:s/>75 <text:s/>39 <text:s/>12 <text:s/>14 <text:s/>58 <text:s/>35 <text:s/>19 <text:s/>13 <text:s/>94 <text:s/>11 <text:s/>5 <text:s/>85 <text:s/>86 <text:s/>72 <text:s/>57 <text:s/>45 <text:s/>47 <text:s/>94 <text:s/>45 <text:s/>44 <text:s/>72 <text:s/>10 <text:s/>40 <text:s/>46 <text:s/>89 <text:s/>54 <text:s/>39 <text:s/>91 <text:s/>65 <text:s/>17 <text:s/>55 <text:s/>92 <text:s/>55 <text:s/>66 <text:s/>5 <text:s/>64 <text:s/>1 <text:s/>75 <text:s/>76 <text:s/>46 <text:s/>85 <text:s/>81 <text:s/>30 <text:s/>23 <text:s/>52 <text:s/>86 <text:s/>67 <text:s/>98 <text:s/>31 <text:s/>63 <text:s/>94 <text:s/>55 <text:s/>72 <text:s/>33 <text:s/>100 <text:s/>12 <text:s/>38 <text:s/>39 <text:s/>3 <text:s/>55 <text:s/>7 <text:s/>9 <text:s/>46 <text:s/>13 <text:s/>74 <text:s/>2 <text:s/>76 <text:s/>26 <text:s/>29 <text:s/>3 <text:s/>71 <text:s/>65 <text:s/>83 <text:s/>1 <text:s/>87 <text:s/>87 <text:s/>38 <text:s/>5 <text:s/>36 <text:s/>69 <text:s/>67 <text:s/>81 <text:s/>23 <text:s/>90 <text:s/>66 <text:s/>74 <text:s/>2 <text:s/>55 <text:s/>64 <text:s/>56 <text:s/>9 <text:s/>70 <text:s/>64 <text:s/>6 <text:s/>82 <text:s/>89 <text:s/>60 <text:s/>9 <text:s/>15 <text:s/>40 <text:s/>64 <text:s/>85 <text:s/>4 <text:s/>46 <text:s/>37 <text:s/>91 <text:s/>84 <text:s/>75 <text:s/>47 <text:s/>72 <text:s/>95 <text:s/>14 <text:s/>52 <text:s/>69 <text:s/>55 <text:s/>69 <text:s/>94 <text:s/>56 <text:s/>24 <text:s/>58 <text:s/>63 <text:s/>84 <text:s/>79 <text:s/>78 <text:s/>42 <text:s/>13 <text:s/>67 <text:s/>1 <text:s/>21 <text:s/>81 <text:s/>40 <text:s/>84 <text:s/>17 <text:s/>95 <text:s/>82 <text:s/>6 <text:s/>85 <text:s/>17 <text:s/>80 <text:s/>32 <text:s/>88 <text:s/>26 <text:s/>97 <text:s/>92 <text:s/>46 <text:s/>51 <text:s/>60 <text:s/>39 <text:s/>59 <text:s/>83 <text:s/>96 <text:s/>73 <text:s/>67 <text:s/>75 <text:s/>51 <text:s/>8 <text:s/>87 <text:s/>69 <text:s/>60 <text:s/>59 <text:s/>1 <text:s/>51 <text:s/>95 <text:s/>17 <text:s/>45 <text:s/>28 <text:s/>74 <text:s/>82 <text:s/>44 <text:s/>53 <text:s/>65 <text:s/>32 <text:s/>30 <text:s/>13 <text:s/>23 <text:s/>75 <text:s/>63 <text:s/>82 <text:s/>14 <text:s/>73 <text:s/>17 <text:s/>9 <text:s/>46 <text:s/>35 <text:s/>35 <text:s/>48 <text:s/>94 <text:s/>73 <text:s/>16 <text:s/>53 <text:s/>32 <text:s/>16 <text:s/>55 <text:s/>78 <text:s/>84 <text:s/>99 <text:s/>5 <text:s/>58 <text:s/>32 <text:s/>48 <text:s/>62 <text:s/>96 <text:s/>31 <text:s/>92 <text:s/>60 <text:s/>5 <text:s/>18 <text:s/>23 <text:s/>39 <text:s/>31 <text:s/>47 <text:s/>55 <text:s/>92 <text:s/>44 <text:s/>41 <text:s/>78 <text:s/>91 <text:s/>34 <text:s/>51 <text:s/>6 <text:s/>38 <text:s/>34 <text:s/>73 <text:s/>92 <text:s/>11 <text:s/>9 <text:s/>42 <text:s/>67 <text:s/>18 <text:s/>26 <text:s/>66 <text:s/>31 <text:s/>73 <text:s/>97 <text:s/>74 <text:s/>33 <text:s/>1 <text:s/>92 <text:s/>7 <text:s/>91 <text:s/>74 <text:s/>53 <text:s/>97 <text:s/>65 <text:s/>97 <text:s/>37 <text:s/>95 <text:s/>87 <text:s/>70 <text:s/>45 <text:s/>45 <text:s/>7 <text:s/>30 <text:s/>69 <text:s/>50 <text:s/>40 <text:s/>29 <text:s/>44 <text:s/>6 <text:s/>46 <text:s/>69 <text:s/>71 <text:s/>29 <text:s/>93 <text:s/>19 <text:s/>2 <text:s/>25 <text:s/>72 <text:s/>93 <text:s/>31 <text:s/>62 <text:s/>19 <text:s/>84 <text:s/>59 <text:s/>35 <text:s/>32 <text:s/>95 <text:s/>29 <text:s/>18 <text:s/>17 <text:s/>73 <text:s/>14 <text:s/>75 <text:s/>54 <text:s/>35 <text:s/>77 <text:s/>93 <text:s/>63 <text:s/>72 <text:s/>50 <text:s/>61 <text:s/>92 <text:s/>73 <text:s/>89 <text:s/>84 <text:s/>43 <text:s/>90 <text:s/>9 <text:s/>14 <text:s/>35 <text:s/>39 <text:s/>28 <text:s/>5 <text:s/>74 <text:s/>38 <text:s/>39 <text:s/>5 <text:s/>84 <text:s/>68 <text:s/>75 <text:s/>52 <text:s/>92 <text:s/>40 <text:s/>27 <text:s/>46 <text:s/>74 <text:s/>55 <text:s/>90 <text:s/>37 <text:s/>26 <text:s/>92 <text:s/>97 <text:s/>17 <text:s/>64 <text:s/>37 <text:s/>100 <text:s/>58 <text:s/>78 <text:s/>8 <text:s/>24 <text:s/>12 <text:s/>99 <text:s/>51 <text:s/>16 <text:s/>72 <text:s/>40 <text:s/>7 <text:s/>29 <text:s/>23 <text:s/>74 <text:s/>55 <text:s/>27 <text:s/>17 <text:s/>94 <text:s/>53 <text:s/>62 <text:s/>68 <text:s/>7 <text:s/>4 <text:s/>4 <text:s/>32 <text:s/>95 <text:s/>52 <text:s/>48 <text:s/>10 <text:s/>40 <text:s/>99 <text:s/>67 <text:s/>17 <text:s/>7 <text:s/>90 <text:s/>81 <text:s/>57 <text:s/>92 <text:s/>48 <text:s/>80 <text:s/>83 <text:s/>54 <text:s/>8 <text:s/>58 <text:s/>79 <text:s/>62 <text:s/>84 <text:s/>96 <text:s/>56 <text:s/>88 <text:s/>9 <text:s/>75 <text:s/>94 <text:s/>12 <text:s/>30 <text:s/>77 <text:s/>6 <text:s/>81 <text:s/>76 <text:s/>67 <text:s/>72 <text:s/>74 <text:s/>34 <text:s/>88 <text:s/>32 <text:s/>75 <text:s/>20 <text:s/>88 <text:s/>19 <text:s/>68 <text:s/>68 <text:s/>53 <text:s/>73 <text:s/>75 <text:s/>10 <text:s/>52 <text:s/>89 <text:s/>93 <text:s/>99 <text:s/>96 <text:s/>80 <text:s/>7 <text:s/>70 <text:s/>25 <text:s/>19 <text:s/>99 <text:s/>53 <text:s/>76 <text:s/>31 <text:s/>28 <text:s/>43 <text:s/>2 <text:s/>2 <text:s/>28 <text:s/>41 <text:s/>85 <text:s/>54 <text:s/>61 <text:s/>73 <text:s/>24 <text:s/>80 <text:s/>40 <text:s/>77 <text:s/>52 <text:s/>66 <text:s/>86 <text:s/>55 <text:s/>6 <text:s/>31 <text:s/>53 <text:s/>1 <text:s/>62 <text:s/>60 <text:s/>70 <text:s/>39 <text:s/>30 <text:s/>68 <text:s/>91 <text:s/>57 <text:s/>50 <text:s/>19 <text:s/>51 <text:s/>51 <text:s/>72 <text:s/>78 <text:s/>92 <text:s/>56 <text:s/>84 <text:s/>4 <text:s/>80 <text:s/>7 <text:s/>83 <text:s/>71 <text:s/>83 <text:s/>34 <text:s/>89 <text:s/>21 <text:s/>89 <text:s/>94 <text:s/>3 <text:s/>93 <text:s/>47 <text:s/>64 <text:s/>52 <text:s/>68 <text:s/>2 <text:s/>33 <text:s/>36 <text:s/>45 <text:s/>90 <text:s/>37 <text:s/>63 <text:s/>40 <text:s/>88 <text:s/>86 <text:s/>70 <text:s/>31 <text:s/>93 <text:s/>53 <text:s/>34 <text:s/>73 <text:s/>11 <text:s/>16 <text:s/>95 <text:s/>46 <text:s/>1 <text:s/>83 <text:s/>18 <text:s/>41 <text:s/>29 <text:s/>20 <text:s/>34 <text:s/>75 <text:s/>35 <text:s/>37 <text:s/>42 <text:s/>89 <text:s/>70 <text:s/>29 <text:s/>33 <text:s/>11 <text:s/>66 <text:s/>47 <text:s/>2 <text:s/>5 <text:s/>32 <text:s/>71 <text:s/>35 <text:s/>76 <text:s/>75 <text:s/>20 <text:s/>48 <text:s/>86 <text:s/>35 <text:s/>95 <text:s/>83 <text:s/>87 <text:s/>77 <text:s/>100 <text:s/>28 <text:s/>5 <text:s/>19 <text:s/>13 <text:s/>31 <text:s/>5 <text:s/>1 <text:s/>73 <text:s/>93 <text:s/>70 <text:s/>53 <text:s/>77 <text:s/>32 <text:s/>18 <text:s/>23 <text:s/>34 <text:s/>22 <text:s/>6 <text:s/>56 <text:s/>8 <text:s/>82 <text:s/>31 <text:s/>27 <text:s/>81 <text:s/>68 <text:s/>13 <text:s/>75 <text:s/>50 <text:s/>100 <text:s/>52 <text:s/>1 <text:s/>79 <text:s/>8 <text:s/>19 <text:s/>43 <text:s/>39 <text:s/>75 <text:s/>43 <text:s/>63 <text:s/>68 <text:s/>65 <text:s/>15 <text:s/>44 <text:s/>96 <text:s/>85 <text:s/>67 <text:s/>81 <text:s/>58 <text:s/>24 <text:s/>37 <text:s/>66 <text:s/>5 <text:s/>19 <text:s/>44 <text:s/>86 <text:s/>86 <text:s/>57 <text:s/>12 <text:s/>87 <text:s/>8 <text:s/>15 <text:s/>87 <text:s/>38 <text:s/>23 <text:s/>57 <text:s/>80 <text:s/>13 <text:s/>31 <text:s/>22 <text:s/>75 <text:s/>50 <text:s/>38 <text:s/>41 <text:s/>94 <text:s/>86 <text:s/>25 <text:s/>12 <text:s/>66 <text:s/>83 <text:s/>87 <text:s/>54 <text:s/>100 <text:s/>92 <text:s/>72 <text:s/>43 <text:s/>29 <text:s/>9 <text:s/>99 <text:s/>40 <text:s/>47 <text:s/>58 <text:s/>55 <text:s/>85 <text:s/>95 <text:s/>29 <text:s/>93 <text:s/>74 <text:s/>41 <text:s/>24 <text:s/>48 <text:s/>67 <text:s/>25 <text:s/>37 <text:s/>7 <text:s/>18 <text:s/>22 <text:s/>32 <text:s/>81 <text:s/>40 <text:s/>66 <text:s/>68 <text:s/>93 <text:s/>65 <text:s/>11 <text:s/>17 <text:s/>7 <text:s/>91 <text:s/>77 <text:s/>58 <text:s/>30 <text:s/>76 <text:s/>67 <text:s/>36 <text:s/>60 <text:s/>62 <text:s/>16 <text:s/>53 <text:s/>87 <text:s/>56 <text:s/>28 <text:s/>86 <text:s/>74 <text:s/>52 <text:s/>23 <text:s/>81 <text:s/>22 <text:s/>44 <text:s/>64 <text:s/>54 <text:s/>35 <text:s/>29 <text:s/>73 <text:s/>80 <text:s/>93 <text:s/>35 <text:s/>96 <text:s/>51 <text:s/>25 <text:s/>24 <text:s/>60 <text:s/>7 <text:s/>99 <text:s/>27 <text:s/>42 <text:s/>11 <text:s/>88 <text:s/>58 <text:s/>15 <text:s/>26 <text:s/>65 <text:s/>42 <text:s/>12 <text:s/>39 <text:s/>45 <text:s/>34 <text:s/>19 <text:s/>66 <text:s/>29 <text:s/>34 <text:s/>72 <text:s/>64 <text:s/>62 <text:s/>44 <text:s/>95 <text:s/>6 <text:s/>79 <text:s/>90 <text:s/>8 <text:s/>3 <text:s/>65 <text:s/>68 <text:s/>61 <text:s/>16 <text:s/>46 <text:s/>3 <text:s/>78 <text:s/>85 <text:s/>12 <text:s/>92 <text:s/>10 <text:s/>76 <text:s/>85 <text:s/>73 <text:s/>66 <text:s/>29 <text:s/>6 <text:s/>36 <text:s/>47 <text:s/>87 <text:s/>69 <text:s/>18 <text:s/>2 <text:s/>30 <text:s/>13 <text:s/>96 <text:s/>87 <text:s/>43 <text:s/>37 <text:s/>95 <text:s/>98 <text:s/>53 <text:s/>14 <text:s/>58 <text:s/>68 <text:s/>59 <text:s/>60 <text:s/>45 <text:s/>43 <text:s/>23 <text:s/>36 <text:s/>4 <text:s/>99 <text:s/>72 <text:s/>77 <text:s/>16 <text:s/>1 <text:s/>34 <text:s/>52 <text:s/>47 <text:s/>20 <text:s/>20 <text:s/>16 <text:s/>73 <text:s/>2 <text:s/>80 <text:s/>68 <text:s/>88 <text:s/>23 <text:s/>56 <text:s/>34 <text:s/>20 <text:s/>9 <text:s/>47 <text:s/>77 <text:s/>76 <text:s/>5 <text:s/>89 <text:s/>73 <text:s/>99 <text:s/>11 <text:s/>60 <text:s/>55 <text:s/>61 <text:s/>32 <text:s/>31 <text:s/>77 <text:s/>32 <text:s/>64 <text:s/>28 <text:s/>30 <text:s/>36 <text:s/>99 <text:s/>97 <text:s/>8 <text:s/>100 <text:s/>76 <text:s/>28 <text:s/>88 <text:s/>98 <text:s/>83 <text:s/>21 <text:s/>69 <text:s/>91 <text:s/>68 <text:s/>98 <text:s/>19 <text:s/>24 <text:s/>86 <text:s/>91 <text:s/>75 <text:s/>48 <text:s/>50 <text:s/>29 <text:s/>61 <text:s/>33 <text:s/>11 <text:s/>89 <text:s/>16 <text:s/>26 <text:s/>16 <text:s/>97 <text:s/>61 <text:s/>66 <text:s/>93 <text:s/>21 <text:s/>66 <text:s/>21 <text:s/>48 <text:s/>53 <text:s/>18 <text:s/>82 <text:s/>25 <text:s/>39 <text:s/>25 <text:s/>44 <text:s/>36 <text:s/>43 <text:s/>20 <text:s/>21 <text:s/>85 <text:s/>94 <text:s/>20 <text:s/>86 <text:s/>74 <text:s/>80 <text:s/>19 <text:s/>84 <text:s/>68 <text:s/>34 <text:s/>9 <text:s/>35 <text:s/>31 <text:s/>22 <text:s/>1 <text:s/>23 <text:s/>42 <text:s/>66 <text:s/>95 <text:s/>41 <text:s/>70 <text:s/>65 <text:s/>74 <text:s/>94 <text:s/>3 <text:s/>98 <text:s/>90 <text:s/>38 <text:s/>92 <text:s/>9 <text:s/>10 <text:s/>76 <text:s/>2 <text:s/>81 <text:s/>62 <text:s/>27 <text:s/>61 <text:s/>80 <text:s/>10 <text:s/>80 <text:s/>65 <text:s/>70 <text:s/>15 <text:s/>95 <text:s/>91 <text:s/>67 <text:s/>70 <text:s/>84 <text:s/>84 <text:s/>64 <text:s/>76 <text:s/>53 <text:s/>28 <text:s/>50 <text:s/>98 <text:s/>82 <text:s/>99 <text:s/>87 <text:s/>19 <text:s/>91 <text:s/>95 <text:s/>80 <text:s/>66 <text:s/>48 <text:s/>61 <text:s/>79 <text:s/>74 <text:s/>21 <text:s/>58 <text:s/>83 <text:s/>52 <text:s/>23 <text:s/>5 <text:s/>66 <text:s/>69 <text:s/>95 <text:s/>84 <text:s/>38 <text:s/>31 <text:s/>67 <text:s/>54 <text:s/>6 <text:s/>71 <text:s/>33 <text:s/>7 <text:s/>69 <text:s/>15 <text:s/>6 <text:s/>7 <text:s/>85 <text:s/>96 <text:s/>2 <text:s/>65 <text:s/>13 <text:s/>1 <text:s/>25 <text:s/>92 <text:s/>75 <text:s/>97 <text:s/>1 <text:s/>9 <text:s/>48 <text:s/>75 <text:s/>13 <text:s/>66 <text:s/>44 <text:s/>60 <text:s/>49 <text:s/>33 <text:s/>42 <text:s/>68 <text:s/>38 <text:s/>99 <text:s/>38 <text:s/>71 <text:s/>6 <text:s/>58 <text:s/>85 <text:s/>11 <text:s/>65 <text:s/>69 <text:s/>58 <text:s/>18 <text:s/>85 <text:s/>70 <text:s/>18 <text:s/>9 <text:s/>13 <text:s/>44 <text:s/>57 <text:s/>14 <text:s/>53 <text:s/>57 <text:s/>88 <text:s/>17 <text:s/>22 <text:s/>31 <text:s/>28 <text:s/>22 <text:s/>16 <text:s/>21 <text:s/>89 <text:s/>53 <text:s/>20 <text:s/>79 <text:s/>23 <text:s/>25 <text:s/>36 <text:s/>59 <text:s/>87 <text:s/>100 <text:s/>28 <text:s/>44 <text:s/>17 <text:s/>12 <text:s/>65 <text:s/>87 <text:s/>73 <text:s/>78 <text:s/>30 <text:s/>29 <text:s/>91 <text:s/>34 <text:s/>37 <text:s/>78 <text:s/>3 <text:s/>58 <text:s/>61 <text:s/>82 <text:s/>32 <text:s/>76 <text:s/>3 <text:s/>72 <text:s/>28 <text:s/>22 <text:s/>50 <text:s/>51 <text:s/>98 <text:s/>86 <text:s/>61 <text:s/>84 <text:s/>37 <text:s/>88 <text:s/>27 <text:s/>6 <text:s/>52 <text:s/>91 <text:s/>92 <text:s/>76 <text:s/>20 <text:s/>21 <text:s/>56 <text:s/>10 <text:s/>7 <text:s/>93 <text:s/>40 <text:s/>9 <text:s/>2 <text:s/>100 <text:s/>90 <text:s/>33 <text:s/>75 <text:s/>92 <text:s/>57 <text:s/>54 <text:s/>65 <text:s/>6 <text:s/>56 <text:s/>62 <text:s/>43 <text:s/>17 <text:s/>45 <text:s/>32 <text:s/>56 <text:s/>23 <text:s/>37 <text:s/>7 <text:s/>66 <text:s/>28 <text:s/>34 <text:s/>85 <text:s/>100 <text:s/>90 <text:s/>47 <text:s/>58 <text:s/>82 <text:s/>86 <text:s/>66 <text:s/>83 <text:s/>85 <text:s/>8 <text:s/>68 <text:s/>11 <text:s/>99 <text:s/>24 <text:s/>16 <text:s/>16 <text:s/>81 <text:s/>72 <text:s/>77 <text:s/>76 <text:s/>40 <text:s/>74 <text:s/>7 <text:s/>95 <text:s/>96 <text:s/>43 <text:s/>54 <text:s/>13 <text:s/>22 <text:s/>87 <text:s/>50 <text:s/>73 <text:s/>28 <text:s/>96 <text:s/>31 <text:s/>9 <text:s/>81 <text:s/>48 <text:s/>44 <text:s/>17 <text:s/>55 <text:s/>11 <text:s/>79 <text:s/>6 <text:s/>86 <text:s/>94 <text:s/>21 <text:s/>66 <text:s/>17 <text:s/>49 <text:s/>93 <text:s/>8 <text:s/>22 <text:s/>99 <text:s/>55 <text:s/>70 <text:s/>93 <text:s/>8 <text:s/>82 <text:s/>66 <text:s/>46 <text:s/>31 <text:s/>39 <text:s/>74 <text:s/>26 <text:s/>21 <text:s/>82 <text:s/>58 <text:s/>20 <text:s/>77 <text:s/>74 <text:s/>75 <text:s/>39 <text:s/>4 <text:s/>32 <text:s/>24 <text:s/>50 <text:s/>4 <text:s/>42 <text:s/>18 <text:s/>52 <text:s/>34 <text:s/>26 <text:s/>74 <text:s/>33 <text:s/>80 <text:s/>43 <text:s/>77 <text:s/>39 <text:s/>24 <text:s/>43 <text:s/>84 <text:s/>7 <text:s/>33 <text:s/>9 <text:s/>32 <text:s/>5 <text:s/>43 <text:s/>42 <text:s/>24 <text:s/>19 <text:s/>15 <text:s/>50 <text:s/>58 <text:s/>71 <text:s/>33 <text:s/>81 <text:s/>20 <text:s/>36 <text:s/>74 <text:s/>89 <text:s/>88 <text:s/>8 <text:s/>66 <text:s/>61 <text:s/>92 <text:s/>45 <text:s/>55 <text:s/>68 <text:s/>35 <text:s/>78 <text:s/>62 <text:s/>19 <text:s/>36 <text:s/>46 <text:s/>27 <text:s/>68 <text:s/>50 <text:s/>21 <text:s/>9 <text:s/>26 <text:s/>40 <text:s/>75 <text:s/>75 <text:s/>97 <text:s/>97 <text:s/>60 <text:s/>29 <text:s/>68 <text:s/>95 <text:s/>55 <text:s/>57 <text:s/>82 <text:s/>62 <text:s/>22 <text:s/>94 <text:s/>5 <text:s/>19 <text:s/>48 <text:s/>24 <text:s/>53 <text:s/>78 <text:s/>86 <text:s/>23 <text:s/>13 <text:s/>31 <text:s/>2 <text:s/>80 <text:s/>33 <text:s/>22 <text:s/>40 <text:s/>58 <text:s/>61 <text:s/>67 <text:s/>84 <text:s/>9 <text:s/>63 <text:s/>43 <text:s/>90 <text:s/>31 <text:s/>38 <text:s/>44 <text:s/>87 <text:s/>71 <text:s/>57 <text:s/>60 <text:s/>65 <text:s/>13 <text:s/>78 <text:s/>12 <text:s/>36 <text:s/>31 <text:s/>89 <text:s/>73 <text:s/>5 <text:s/>2 <text:s/>56 <text:s/>6 <text:s/>33 <text:s/>88 <text:s/>28 <text:s/>25 <text:s/>45 <text:s/>40 <text:s/>91 <text:s/>80 <text:s/>49 <text:s/>53 <text:s/>75 <text:s/>90 <text:s/>83 <text:s/>12 <text:s/>85 <text:s/>21 <text:s/>34 <text:s/>41 <text:s/>81 <text:s/>98 <text:s/>53 <text:s/>10 <text:s/>62 <text:s/>40 <text:s/>92 <text:s/>50 <text:s/>13 <text:s/>97 <text:s/>3 <text:s/>68 <text:s/>2 <text:s/>36 <text:s/>55 <text:s/>81 <text:s/>12 <text:s/>51 <text:s/>21 <text:s/>2 <text:s/>82 <text:s/>21 <text:s/>54 <text:s/>56 <text:s/>10 <text:s/>89 <text:s/>19 <text:s/>94 <text:s/>61 <text:s/>53 <text:s/>86 <text:s/>93 <text:s/>50 <text:s/>90 <text:s/>55 <text:s/>63 <text:s/>29 <text:s/>46 <text:s/>13 <text:s/>41 <text:s/>42 <text:s/>67 <text:s/>8 <text:s/>96 <text:s/>54 <text:s/>14 <text:s/>76 <text:s/>65 <text:s/>16 <text:s/>48 <text:s/>66 <text:s/>98 <text:s/>20 <text:s/>72 <text:s/>53 <text:s/>29 <text:s/>12 <text:s/>72 <text:s/>74 <text:s/>72 <text:s/>24 <text:s/>11 <text:s/>17 <text:s/>25 <text:s/>100 <text:s/>71 <text:s/>88 <text:s/>81 <text:s/>16 <text:s/>52 <text:s/>21 <text:s/>10 <text:s/>18 <text:s/>81 <text:s/>57 <text:s/>24 <text:s/>46 <text:s/>84 <text:s/>88 <text:s/>62 <text:s/>32 <text:s/>54 <text:s/>59 <text:s/>51 <text:s/>77 <text:s/>11 <text:s/>32 <text:s/>88 <text:s/>34 <text:s/>57 <text:s/>11 <text:s/>9 <text:s/>20 <text:s/>27 <text:s/>34 <text:s/>71 <text:s/>49 <text:s/>73 <text:s/>51 <text:s/>17 <text:s/>24 <text:s/>24 <text:s/>26 <text:s/>93 <text:s/>56 <text:s/>82 <text:s/>16 <text:s/>1 <text:s/>65 <text:s/>56 <text:s/>14 <text:s/>48 <text:s/>61 <text:s/>24 <text:s/>51 <text:s/>37 <text:s/>87 <text:s/>34 <text:s/>76 <text:s/>20 <text:s/>90 <text:s/>86 <text:s/>29 <text:s/>9 <text:s/>65 <text:s/>14 <text:s/>32 <text:s/>65 <text:s/>86 <text:s/>82 <text:s/>81 <text:s/>61 <text:s/>5 <text:s/>6 <text:s/>5 <text:s/>12 <text:s/>39 <text:s/>21 <text:s/>13 <text:s/>56 <text:s/>28 <text:s/>78 <text:s/>3 <text:s/>88 <text:s/>2 <text:s/>53 <text:s/>24 <text:s/>88 <text:s/>86 <text:s/>99 <text:s/>7 <text:s/>28 <text:s/>36 <text:s/>87 <text:s/>88 <text:s/>52 <text:s/>100 <text:s/>19 <text:s/>17 <text:s/>37 <text:s/>53 <text:s/>97 <text:s/>97 <text:s/>9 <text:s/>55 <text:s/>2 <text:s/>21 <text:s/>93 <text:s/>74 <text:s/>85 <text:s/>100 <text:s/>1 <text:s/>62 <text:s/>3 <text:s/>40 <text:s/>63 <text:s/>7 <text:s/>63 <text:s/>50 <text:s/>45 <text:s/>13 <text:s/>9 <text:s/>24 <text:s/>48 <text:s/>95 <text:s/>63 <text:s/>100 <text:s/>95 <text:s/>34 <text:s/>68 <text:s/>31 <text:s/>86 <text:s/>64 <text:s/>80 <text:s/>94 <text:s/>70 <text:s/>33 <text:s/>14 <text:s/>15 <text:s/>58 <text:s/>98 <text:s/>14 <text:s/>10 <text:s/>12 <text:s/>68 <text:s/>49 <text:s/>74 <text:s/>75 <text:s/>11 <text:s/>76 <text:s/>71 <text:s/>75 <text:s/>84 <text:s/>46 <text:s/>22 <text:s/>30 <text:s/>8 <text:s/>73 <text:s/>76 <text:s/>41 <text:s/>40 <text:s/>7 <text:s/>78 <text:s/>56 <text:s/>38 <text:s/>72 <text:s/>25 <text:s/>70 <text:s/>37 <text:s/>39 <text:s/>79 <text:s/>87 <text:s/>5 <text:s/>88 <text:s/>98 <text:s/>72 <text:s/>36 <text:s/>23 <text:s/>98 <text:s/>98 <text:s/>98 <text:s/>68 <text:s/>72 <text:s/>33 <text:s/>65 <text:s/>45 <text:s/>63 <text:s/>25 <text:s/>70 <text:s/>90 <text:s/>65 <text:s/>9 <text:s/>96 <text:s/>43 <text:s/>16 <text:s/>85 <text:s/>66 <text:s/>93 <text:s/>6 <text:s/>2 <text:s/>83 <text:s/>84 <text:s/>88 <text:s/>87 <text:s/>71 <text:s/>37 <text:s/>59 <text:s/>58 <text:s/>60 <text:s/>56 <text:s/>55 <text:s/>9 <text:s/>76 <text:s/>78 <text:s/>94 <text:s/>40 <text:s/>23 <text:s/>56 <text:s/>16 <text:s/>92 <text:s/>97 <text:s/>81 <text:s/>52 <text:s/>93 <text:s/>75 <text:s/>20 <text:s/>29 <text:s/>40 <text:s/>12 <text:s/>35 <text:s/>93 <text:s/>46 <text:s/>18 <text:s/>81 <text:s/>33 <text:s/>41 <text:s/>69 <text:s/>91 <text:s/>98 <text:s/>28 <text:s/>98 <text:s/>5 <text:s/>37 <text:s/>73 <text:s/>34 <text:s/>30 <text:s/>65 <text:s/>8 <text:s/>37 <text:s/>80 <text:s/>99 <text:s/>33 <text:s/>12 <text:s/>3 <text:s/>77 <text:s/>38 <text:s/>74 <text:s/>6 <text:s/>77 <text:s/>37 <text:s/>92 <text:s/>22 <text:s/>82 <text:s/>9 <text:s/>54 <text:s/>14 <text:s/>49 <text:s/>22 <text:s/>56 <text:s/>47 <text:s/>50 <text:s/>6 <text:s/>3 <text:s/>38 <text:s/>30 <text:s/>36 <text:s/>19 <text:s/>94 <text:s/>44 <text:s/>7 <text:s/>26 <text:s/>94 <text:s/>91 <text:s/>89 <text:s/>48 <text:s/>68 <text:s/>27 <text:s/>21 <text:s/>25 <text:s/>55 <text:s/>57 <text:s/>16 <text:s/>28 <text:s/>91 <text:s/>76 <text:s/>81 <text:s/>56 <text:s/>25 <text:s/>3 <text:s/>12 <text:s/>23 <text:s/>52 <text:s/>17 <text:s/>77 <text:s/>41 <text:s/>46 <text:s/>12 <text:s/>59 <text:s/>92 <text:s/>7 <text:s/>17 <text:s/>69 <text:s/>1 <text:s/>7 <text:s/>9 <text:s/>100 <text:s/>26 <text:s/>87 <text:s/>21 <text:s/>50 <text:s/>94 <text:s/>29 <text:s/>17 <text:s/>21 <text:s/>71 <text:s/>45 <text:s/>2 <text:s/>27 <text:s/>69 <text:s/>4 <text:s/>90 <text:s/>43 <text:s/>7 <text:s/>58 <text:s/>71 <text:s/>99 <text:s/>55 <text:s/>82 <text:s/>9 <text:s/>46 <text:s/>41 <text:s/>25 <text:s/>66 <text:s/>41 <text:s/>31 <text:s/>27 <text:s/>40 <text:s/>57 <text:s/>13 <text:s/>12 <text:s/>58 <text:s/>6 <text:s/>93 <text:s/>27 <text:s/>79 <text:s/>63 <text:s/>71 <text:s/>80 <text:s/>41 <text:s/>91 <text:s/>35 <text:s/>30 <text:s/>33 <text:s/>41 <text:s/>87 <text:s/>3 <text:s/>39 <text:s/>42 <text:s/>36 <text:s/>99 <text:s/>39 <text:s/>76 <text:s/>23 <text:s/>57 <text:s/>68 <text:s/>53 <text:s/>83 <text:s/>60 <text:s/>61 <text:s/>47 <text:s/>71 <text:s/>71 <text:s/>53 <text:s/>15 <text:s/>97 <text:s/>31 <text:s/>30 <text:s/>67 <text:s/>62 <text:s/>70 <text:s/>57 <text:s/>96 <text:s/>100 <text:s/>41 <text:s/>88 <text:s/>38 <text:s/>95 <text:s/>78 <text:s/>79 <text:s/>30 <text:s/>76 <text:s/>70 <text:s/>58 <text:s/>98 <text:s/>26 <text:s/>25 <text:s/>2 <text:s/>8 <text:s/>84 <text:s/>63 <text:s/>6 <text:s/>7 <text:s/>33 <text:s/>10 <text:s/>73 <text:s/>81 <text:s/>92 <text:s/>2 <text:s/>47 <text:s/>53 <text:s/>72 <text:s/>55 <text:s/>48 <text:s/>23 <text:s/>95 <text:s/>35 <text:s/>60 <text:s/>89 <text:s/>12 <text:s/>39 <text:s/>70 <text:s/>39 <text:s/>60 <text:s/>27 <text:s/>36 <text:s/>85 <text:s/>4 <text:s/>38 <text:s/>44 <text:s/>87 <text:s/>52 <text:s/>49 <text:s/>45 <text:s/>36 <text:s/>59 <text:s/>18 <text:s/>16 <text:s/>50 <text:s/>19 <text:s/>62 <text:s/>55 <text:s/>42 <text:s/>16 <text:s/>54 <text:s/>64 <text:s/>62 <text:s/>89 <text:s/>24 <text:s/>50 <text:s/>52 <text:s/>14 <text:s/>19 <text:s/>91 <text:s/>73 <text:s/>98 <text:s/>78 <text:s/>9 <text:s/>1 <text:s/>15 <text:s/>52 <text:s/>39 <text:s/>18 <text:s/>52 <text:s/>84 <text:s/>53 <text:s/>62 <text:s/>53 <text:s/>68 <text:s/>12 <text:s/>71 <text:s/>81 <text:s/>18 <text:s/>65 <text:s/>48 <text:s/>71 <text:s/>28 <text:s/>9 <text:s/>11 <text:s/>3 <text:s/>10 <text:s/>63 <text:s/>68 <text:s/>81 <text:s/>5 <text:s/>40 <text:s/>78 <text:s/>34 <text:s/>100 <text:s/>30 <text:s/>1 <text:s/>51 <text:s/>68 <text:s/>18 <text:s/>55 <text:s/>3 <text:s/>23 <text:s/>16 <text:s/>55 <text:s/>42 <text:s/>79 <text:s/>78 <text:s/>23 <text:s/>96 <text:s/>42 <text:s/>22 <text:s/>67 <text:s/>21 <text:s/>83 <text:s/>77 <text:s/>24 <text:s/>44 <text:s/>91 <text:s/>91 <text:s/>24 <text:s/>47 <text:s/>83 <text:s/>53 <text:s/>81 <text:s/>82 <text:s/>82 <text:s/>81 <text:s/>85 <text:s/>2 <text:s/>98 <text:s/>39 <text:s/>4 <text:s/>72 <text:s/>54 <text:s/>11 <text:s/>14 <text:s/>33 <text:s/>88 <text:s/>88 <text:s/>28 <text:s/>29 <text:s/>61 <text:s/>94 <text:s/>49 <text:s/>43 <text:s/>23 <text:s/>24 <text:s/>87 <text:s/>13 <text:s/>15 <text:s/>62 <text:s/>60 <text:s/>49 <text:s/>15 <text:s/>40 <text:s/>30 <text:s/>48 <text:s/>72 <text:s/>14 <text:s/>49 <text:s/>21 <text:s/>52 <text:s/>5 <text:s/>93 <text:s/>58 <text:s/>15 <text:s/>6 <text:s/>90 <text:s/>2 <text:s/>93 <text:s/>69 <text:s/>82 <text:s/>53 <text:s/>15 <text:s/>82 <text:s/>48 <text:s/>37 <text:s/>6 <text:s/>86 <text:s/>1 <text:s/>72 <text:s/>47 <text:s/>60 <text:s/>20 <text:s/>61 <text:s/>51 <text:s/>49 <text:s/>61 <text:s/>22 <text:s/>15 <text:s/>9 <text:s/>43 <text:s/>18 <text:s/>13 <text:s/>87 <text:s/>75 <text:s/>79 <text:s/>92 <text:s/>16 <text:s/>80 <text:s/>36 <text:s/>37 <text:s/>13 <text:s/>40 <text:s/>51 <text:s/>95 <text:s/>39 <text:s/>39 <text:s/>100 <text:s/>24 <text:s/>39 <text:s/>23 <text:s/>71 <text:s/>51 <text:s/>42 <text:s/>83 <text:s/>53 <text:s/>42 <text:s/>43 <text:s/>27 <text:s/>8 <text:s/>52 <text:s/>21 <text:s/>26 <text:s/>16 <text:s/>7 <text:s/>100 <text:s/>95 <text:s/>98 <text:s/>68 <text:s/>26 <text:s/>85 <text:s/>4 <text:s/>39 <text:s/>76 <text:s/>54 <text:s/>33 <text:s/>15 <text:s/>44 <text:s/>84 <text:s/>38 <text:s/>34 <text:s/>6 <text:s/>8 <text:s/>36 <text:s/>99 <text:s/>91 <text:s/>89 <text:s/>92 <text:s/>33 <text:s/>15 <text:s/>100 <text:s/>36 <text:s/>87 <text:s/>25 <text:s/>4 <text:s/>93 <text:s/>76 <text:s/>98 <text:s/>42 <text:s/>43 <text:s/>75 <text:s/>26 <text:s/>98 <text:s/>13 <text:s/>1 <text:s/>3 <text:s/>45 <text:s/>15 <text:s/>46 <text:s/>80 <text:s/>5 <text:s/>32 <text:s/>37 <text:s/>12 <text:s/>67 <text:s/>35 <text:s/>54 <text:s/>55 <text:s/>27 <text:s/>39 <text:s/>21 <text:s/>78 <text:s/>26 <text:s/>7 <text:s/>2 <text:s/>29 <text:s/>51 <text:s/>29 <text:s/>78 <text:s/>92 <text:s/>24 <text:s/>53 <text:s/>69 <text:s/>21 <text:s/>65 <text:s/>70 <text:s/>24 <text:s/>62 <text:s/>36 <text:s/>21 <text:s/>41 <text:s/>92 <text:s/>52 <text:s/>78 <text:s/>56 <text:s/>19 <text:s/>64 <text:s/>9 <text:s/>25 <text:s/>42 <text:s/>99 <text:s/>98 <text:s/>19 <text:s/>25 <text:s/>56 <text:s/>72 <text:s/>53 <text:s/>7 <text:s/>1 <text:s/>31 <text:s/>50 <text:s/>24 <text:s/>83 <text:s/>19 <text:s/>96 <text:s/>99 <text:s/>40 <text:s/>71 <text:s/>60 <text:s/>27 <text:s/>92 <text:s/>53 <text:s/>19 <text:s/>95 <text:s/>82 <text:s/>74 <text:s/>65 <text:s/>45 <text:s/>34 <text:s/>90 <text:s/>87 <text:s/>33 <text:s/>39 <text:s/>57 <text:s/>9 <text:s/>94 <text:s/>29 <text:s/>13 <text:s/>52 <text:s/>81 <text:s/>43 <text:s/>2 <text:s/>56 <text:s/>77 <text:s/>20 <text:s/>51 <text:s/>28 <text:s/>11 <text:s/>22 <text:s/>87 <text:s/>37 <text:s/>65 <text:s/>39 <text:s/>55 <text:s/>11 <text:s/>20 <text:s/>80 <text:s/>76 <text:s/>17 <text:s/>66 <text:s/>17 <text:s/>55 <text:s/>98 <text:s/>55 <text:s/>11 <text:s/>58 <text:s/>100 <text:s/>91 <text:s/>70 <text:s/>52 <text:s/>71 <text:s/>65 <text:s/>53 <text:s/>26 <text:s/>93 <text:s/>24 <text:s/>29 <text:s/>20 <text:s/>34 <text:s/>2 <text:s/>7 <text:s/>22 <text:s/>18 <text:s/>97 <text:s/>29 <text:s/>28 <text:s/>69 <text:s/>8 <text:s/>55 <text:s/>85 <text:s/>73 <text:s/>71 <text:s/>91 <text:s/>22 <text:s/>77 <text:s/>1 <text:s/>79 <text:s/>29 <text:s/>92 <text:s/>1 <text:s/>80 <text:s/>14 <text:s/>65 <text:s/>84 <text:s/>92 <text:s/>9 <text:s/>59 <text:s/>20 <text:s/>29 <text:s/>44 <text:s/>21 <text:s/>87 <text:s/>65 <text:s/>90 <text:s/>83 <text:s/>93 <text:s/>17 <text:s/>3 <text:s/>1 <text:s/>72 <text:s/>39 <text:s/>25 <text:s/>94 <text:s/>29 <text:s/>99 <text:s/>23 <text:s/>30 <text:s/>77 <text:s/>51 <text:s/>73 <text:s/>29 <text:s/>82 <text:s/>38 <text:s/>45 <text:s/>65 <text:s/>29 <text:s/>54 <text:s/>75 <text:s/>100 <text:s/>82 <text:s/>18 <text:s/>72 <text:s/>68 <text:s/>82 <text:s/>61 <text:s/>2 <text:s/>75 <text:s/>78 <text:s/>57 <text:s/>27 <text:s/>1 <text:s/>95 <text:s/>3 <text:s/>46 <text:s/>24 <text:s/>1 <text:s/>20 <text:s/>53 <text:s/>30 <text:s/>70 <text:s/>77 <text:s/>58 <text:s/>3 <text:s/>14 <text:s/>3 <text:s/>67 <text:s/>95 <text:s/>56 <text:s/>93 <text:s/>94 <text:s/>89 <text:s/>10 <text:s/>66 <text:s/>8 <text:s/>92 <text:s/>78 <text:s/>61 <text:s/>18 <text:s/>55 <text:s/>17 <text:s/>44 <text:s/>7 <text:s/>12 <text:s/>46 <text:s/>5 <text:s/>35 <text:s/>99 <text:s/>24 <text:s/>39 <text:s/>28 <text:s/>94 <text:s/>67 <text:s/>85 <text:s/>48 <text:s/>32 <text:s/>39 <text:s/>15 <text:s/>26 <text:s/>46 <text:s/>59 <text:s/>72 <text:s/>34 <text:s/>69 <text:s/>89 <text:s/>93 <text:s/>60 <text:s/>66 <text:s/>54 <text:s/>77 <text:s/>73 <text:s/>22 <text:s/>72 <text:s/>31 <text:s/>33 <text:s/>69 <text:s/>35 <text:s/>19 <text:s/>67 <text:s/>59 <text:s/>9 <text:s/>94 <text:s/>4 <text:s/>75 <text:s/>31 <text:s/>51 <text:s/>7 <text:s/>69 <text:s/>17 <text:s/>84 <text:s/>15 <text:s/>76 <text:s/>55 <text:s/>100 <text:s/>44 <text:s/>43 <text:s/>93 <text:s/>55 <text:s/>61 <text:s/>98 <text:s/>83 <text:s/>33 <text:s/>19 <text:s/>6 <text:s/>63 <text:s/>4 <text:s/>74 <text:s/>98 <text:s/>22 <text:s/>93 <text:s/>8 <text:s/>31 <text:s/>38 <text:s/>11 <text:s/>57 <text:s/>68 <text:s/>13 <text:s/>63 <text:s/>37 <text:s/>30 <text:s/>47 <text:s/>3 <text:s/>57 <text:s/>53 <text:s/>54 <text:s/>100 <text:s/>48 <text:s/>46 <text:s/>6 <text:s/>8 <text:s/>95 <text:s/>88 <text:s/>92 <text:s/>66 <text:s/>93 <text:s/>54 <text:s/>69 <text:s/>18 <text:s/>3 <text:s/>42 <text:s/>10 <text:s/>10 <text:s/>24 <text:s/>48 <text:s/>72 <text:s/>81 <text:s/>67 <text:s/>37 <text:s/>95 <text:s/>55 <text:s/>66 <text:s/>41 <text:s/>57 <text:s/>74 <text:s/>46 <text:s/>11 <text:s/>25 <text:s/>93 <text:s/>8 <text:s/>30 <text:s/>52 <text:s/>55 <text:s/>69 <text:s/>43 <text:s/>20 <text:s/>61 <text:s/>96 <text:s/>88 <text:s/>30 <text:s/>51 <text:s/>29 <text:s/>92 <text:s/>12 <text:s/>5 <text:s/>91 <text:s/>36 <text:s/>85 <text:s/>57 <text:s/>72 <text:s/>79 <text:s/>12 <text:s/>89 <text:s/>72 <text:s/>20 <text:s/>62 <text:s/>17 <text:s/>82 <text:s/>86 <text:s/>61 <text:s/>90 <text:s/>67 <text:s/>12 <text:s/>44 <text:s/>35 <text:s/>54 <text:s/>15 <text:s/>47 <text:s/>1 <text:s/>2 <text:s/>76 <text:s/>51 <text:s/>82 <text:s/>19 <text:s/>63 <text:s/>86 <text:s/>9 <text:s/>50 <text:s/>70 <text:s/>18 <text:s/>21 <text:s/>1 <text:s/>29 <text:s/>61 <text:s/>72 <text:s/>100 <text:s/>22 <text:s/>40 <text:s/>82 <text:s/>59 <text:s/>100 <text:s/>23 <text:s/>25 <text:s/>11 <text:s/>18 <text:s/>59 <text:s/>64 <text:s/>32 <text:s/>5 <text:s/>64 <text:s/>85 <text:s/>32 <text:s/>67 <text:s/>66 <text:s/>51 <text:s/>81 <text:s/>4 <text:s/>59 <text:s/>30 <text:s/>25 <text:s/>76 <text:s/>50 <text:s/>25 <text:s/>56 <text:s/>62 <text:s/>48 <text:s/>8 <text:s/>83 <text:s/>87 <text:s/>89 <text:s/>93 <text:s/>86 <text:s/>63 <text:s/>17 <text:s/>96 <text:s/>32 <text:s/>27 <text:s/>11 <text:s/>15 <text:s/>31 <text:s/>75 <text:s/>99 <text:s/>62 <text:s/>93 <text:s/>16 <text:s/>12 <text:s/>73 <text:s/>19 <text:s/>23 <text:s/>2 <text:s/>96 <text:s/>50 <text:s/>3 <text:s/>20 <text:s/>6 <text:s/>64 <text:s/>68 <text:s/>65 <text:s/>98 <text:s/>54 <text:s/>5 <text:s/>90 <text:s/>92 <text:s/>67 <text:s/>6 <text:s/>39 <text:s/>50 <text:s/>32 <text:s/>50 <text:s/>64 <text:s/>14 <text:s/>76 <text:s/>14 <text:s/>27 <text:s/>68 <text:s/>29 <text:s/>91 <text:s/>40 <text:s/>100 <text:s/>13 <text:s/>93 <text:s/>47 <text:s/>14 <text:s/>95 <text:s/>66 <text:s/>71 <text:s/>10 <text:s/>85 <text:s/>35 <text:s/>7 <text:s/>39 <text:s/>39 <text:s/>96 <text:s/>82 <text:s/>57 <text:s/>53 <text:s/>20 <text:s/>6 <text:s/>36 <text:s/>69 <text:s/>69 <text:s/>1 <text:s/>96 <text:s/>34 <text:s/>27 <text:s/>15 <text:s/>15 <text:s/>69 <text:s/>54 <text:s/>66 <text:s/>81 <text:s/>98 <text:s/>12 <text:s/>47 <text:s/>92 <text:s/>77 <text:s/>17 <text:s/>1 <text:s/>62 <text:s/>52 <text:s/>59 <text:s/>52 <text:s/>42 <text:s/>6 <text:s/>85 <text:s/>99 <text:s/>10 <text:s/>4 <text:s/>4 <text:s/>45 <text:s/>25 <text:s/>25 <text:s/>97 <text:s/>20 <text:s/>58 <text:s/>76 <text:s/>35 <text:s/>24 <text:s/>44 <text:s/>40 <text:s/>89 <text:s/>77 <text:s/>38 <text:s/>100 <text:s/>23 <text:s/>81 <text:s/>29 <text:s/>91 <text:s/>34 <text:s/>42 <text:s/>42 <text:s/>92 <text:s/>93 <text:s/>36 <text:s/>98 <text:s/>77 <text:s/>34 <text:s/>7 <text:s/>32 <text:s/>89 <text:s/>4 <text:s/>56 <text:s/>13 <text:s/>100 <text:s/>28 <text:s/>23 <text:s/>27 <text:s/>14 <text:s/>46 <text:s/>71 <text:s/>53 <text:s/>35 <text:s/>47 <text:s/>42 <text:s/>86 <text:s/>21 <text:s/>23 <text:s/>14 <text:s/>11 <text:s/>56 <text:s/>55 <text:s/>5 <text:s/>99 <text:s/>47 <text:s/>40 <text:s/>96 <text:s/>75 <text:s/>73 <text:s/>55 <text:s/>7 <text:s/>61 <text:s/>58 <text:s/>14 <text:s/>26 <text:s/>9 <text:s/>41 <text:s/>100 <text:s/>36 <text:s/>54 <text:s/>45 <text:s/>58 <text:s/>59 <text:s/>31 <text:s/>4 <text:s/>100 <text:s/>17 <text:s/>24 <text:s/>74 <text:s/>30 <text:s/>86 <text:s/>81 <text:s/>85 <text:s/>90 <text:s/>80 <text:s/>83 <text:s/>29 <text:s/>27 <text:s/>10 <text:s/>53 <text:s/>81 <text:s/>68 <text:s/>66 <text:s/>90 <text:s/>81 <text:s/>91 <text:s/>51 <text:s/>74 <text:s/>90 <text:s/>38 <text:s/>79 <text:s/>86 <text:s/>95 <text:s/>37 <text:s/>17 <text:s/>50 <text:s/>89 <text:s/>33 <text:s/>25 <text:s/>14 <text:s/>62 <text:s/>10 <text:s/>47 <text:s/>98 <text:s/>100 <text:s/>26 <text:s/>33 <text:s/>80 <text:s/>4 <text:s/>42 <text:s/>33 <text:s/>85 <text:s/>9 <text:s/>98 <text:s/>26 <text:s/>41 <text:s/>40 <text:s/>76 <text:s/>66 <text:s/>81 <text:s/>13 <text:s/>45 <text:s/>66 <text:s/>59 <text:s/>33 <text:s/>82 <text:s/>8 <text:s/>73 <text:s/>66 <text:s/>32 <text:s/>87 <text:s/>80 <text:s/>94 <text:s/>33 <text:s/>77 <text:s/>93 <text:s/>10 <text:s/>9 <text:s/>72 <text:s/>65 <text:s/>2 <text:s/>56 <text:s/>1 <text:s/>10 <text:s/>5 <text:s/>27 <text:s/>3 <text:s/>44 <text:s/>54 <text:s/>68 <text:s/>24 <text:s/>19 <text:s/>64 <text:s/>42 <text:s/>77 <text:s/>97 <text:s/>23 <text:s/>85 <text:s/>21 <text:s/>41 <text:s/>68 <text:s/>7 <text:s/>20 <text:s/>61 <text:s/>91 <text:s/>48 <text:s/>5 <text:s/>52 <text:s/>9 <text:s/>29 <text:s/>17 <text:s/>10 <text:s/>84 <text:s/>17 <text:s/>72 <text:s/>89 <text:s/>95 <text:s/>74 <text:s/>84 <text:s/>49 <text:s/>93 <text:s/>60 <text:s/>67 <text:s/>57 <text:s/>1 <text:s/>43 <text:s/>5 <text:s/>75 <text:s/>79 <text:s/>25 <text:s/>15 <text:s/>99 <text:s/>84 <text:s/>34 <text:s/>59 <text:s/>26 <text:s/>34 <text:s/>64 <text:s/>78 <text:s/>42 <text:s/>44 <text:s/>46 <text:s/>51 <text:s/>27 <text:s/>14 <text:s/>22 <text:s/>67 <text:s/>9 <text:s/>47 <text:s/>3 <text:s/>9 <text:s/>92 <text:s/>62 <text:s/>75 <text:s/>48 <text:s/>62 <text:s/>69 <text:s/>4 <text:s/>36 <text:s/>100 <text:s/>28 <text:s/>51 <text:s/>98 <text:s/>11 <text:s/>36 <text:s/>8 <text:s/>89 <text:s/>69 <text:s/>23 <text:s/>66 <text:s/>62 <text:s/>66 <text:s/>63 <text:s/>13 <text:s/>45 <text:s/>76 <text:s/>86 <text:s/>63 <text:s/>36 <text:s/>85 <text:s/>65 <text:s/>44 <text:s/>76 <text:s/>26 <text:s/>70 <text:s/>75 <text:s/>87 <text:s/>91 <text:s/>78 <text:s/>75 <text:s/>90 <text:s/>5 <text:s/>77 <text:s/>39 <text:s/>68 <text:s/>64 <text:s/>46 <text:s/>56 <text:s/>85 <text:s/>21 <text:s/>73 <text:s/>46 <text:s/>86 <text:s/>87 <text:s/>58 <text:s/>82 <text:s/>14 <text:s/>96 <text:s/>45 <text:s/>50 <text:s/>80 <text:s/>9 <text:s/>45 <text:s/>55 <text:s/>87 <text:s/>67 <text:s/>81 <text:s/>25 <text:s/>57 <text:s/>58 <text:s/>99 <text:s/>46 <text:s/>14 <text:s/>27 <text:s/>36 <text:s/>33 <text:s/>91 <text:s/>81 <text:s/>40 <text:s/>75 <text:s/>53 <text:s/>64 <text:s/>20 <text:s/>39 <text:s/>50 <text:s/>30 <text:s/>72 <text:s/>64 <text:s/>77 <text:s/>16 <text:s/>65 <text:s/>56 <text:s/>77 <text:s/>61 <text:s/>62 <text:s/>63 <text:s/>27 <text:s/>42 <text:s/>39 <text:s/>83 <text:s/>51 <text:s/>90 <text:s/>80 <text:s/>64 <text:s/>16 <text:s/>15 <text:s/>97 <text:s/>58 <text:s/>48 <text:s/>36 <text:s/>32 <text:s/>100 <text:s/>100 <text:s/>4 <text:s/>90 <text:s/>1 <text:s/>85 <text:s/>62 <text:s/>16 <text:s/>13 <text:s/>29 <text:s/>32 <text:s/>68 <text:s/>57 <text:s/>93 <text:s/>81 <text:s/>71 <text:s/>19 <text:s/>74 <text:s/>10 <text:s/>54 <text:s/>24 <text:s/>99 <text:s/>85 <text:s/>87 <text:s/>14 <text:s/>100 <text:s/>35 <text:s/>24 <text:s/>99 <text:s/>23 <text:s/>7 <text:s/>50 <text:s/>74 <text:s/>10 <text:s/>92 <text:s/>74 <text:s/>46 <text:s/>5 <text:s/>42 <text:s/>58 <text:s/>33 <text:s/>73 <text:s/>77 <text:s/>42 <text:s/>65 <text:s/>9 <text:s/>12 <text:s/>36 <text:s/>82 <text:s/>21 <text:s/>41 <text:s/>5 <text:s/>19 <text:s/>25 <text:s/>44 <text:s/>85 <text:s/>76 <text:s/>30 <text:s/>8 <text:s/>74 <text:s/>52 <text:s/>14 <text:s/>76 <text:s/>77 <text:s/>76 <text:s/>67 <text:s/>3 <text:s/>73 <text:s/>23 <text:s/>44 <text:s/>83 <text:s/>7 <text:s/>16 <text:s/>11 <text:s/>48 <text:s/>33 <text:s/>20 <text:s/>60 <text:s/>20 <text:s/>53 <text:s/>80 <text:s/>60 <text:s/>10 <text:s/>51 <text:s/>84 <text:s/>5 <text:s/>35 <text:s/>60 <text:s/>34 <text:s/>94 <text:s/>85 <text:s/>38 <text:s/>59 <text:s/>12 <text:s/>14 <text:s/>86 <text:s/>30 <text:s/>16 <text:s/>59 <text:s/>52 <text:s/>59 <text:s/>93 <text:s/>59 <text:s/>27 <text:s/>3 <text:s/>6 <text:s/>59 <text:s/>74 <text:s/>65 <text:s/>78 <text:s/>27 <text:s/>97 <text:s/>89 <text:s/>36 <text:s/>47 <text:s/>72 <text:s/>92 <text:s/>33 <text:s/>83 <text:s/>25 <text:s/>26 <text:s/>20 <text:s/>62 <text:s/>36 <text:s/>31 <text:s/>28 <text:s/>22 <text:s/>13 <text:s/>43 <text:s/>32 <text:s/>64 <text:s/>54 <text:s/>24 <text:s/>22 <text:s/>80 <text:s/>78 <text:s/>80 <text:s/>90 <text:s/>52 <text:s/>44 <text:s/>19 <text:s/>30 <text:s/>40 <text:s/>7 <text:s/>17 <text:s/>38 <text:s/>30 <text:s/>8 <text:s/>70 <text:s/>13 <text:s/>84 <text:s/>47 <text:s/>84 <text:s/>98 <text:s/>83 <text:s/>66 <text:s/>25 <text:s/>56 <text:s/>78 <text:s/>19 <text:s/>39 <text:s/>42 <text:s/>72 <text:s/>62 <text:s/>15 <text:s/>3 <text:s/>91 <text:s/>94 <text:s/>44 <text:s/>94 <text:s/>90 <text:s/>62 <text:s/>23 <text:s/>81 <text:s/>68 <text:s/>91 <text:s/>19 <text:s/>98 <text:s/>98 <text:s/>40 <text:s/>62 <text:s/>34 <text:s/>87 <text:s/>45 <text:s/>31 <text:s/>21 <text:s/>62 <text:s/>55 <text:s/>28 <text:s/>40 <text:s/>73 <text:s/>66 <text:s/>33 <text:s/>97 <text:s/>79 <text:s/>47 <text:s/>51 <text:s/>21 <text:s/>41 <text:s/>95 <text:s/>15 <text:s/>82 <text:s/>8 <text:s/>89 <text:s/>62 <text:s/>76 <text:s/>80 <text:s/>32 <text:s/>25 <text:s/>29 <text:s/>72 <text:s/>38 <text:s/>62 <text:s/>10 <text:s/>82 <text:s/>44 <text:s/>82 <text:s/>43 <text:s/>98 <text:s/>9 <text:s/>34 <text:s/>23 <text:s/>26 <text:s/>66 <text:s/>19 <text:s/>4 <text:s/>13 <text:s/>21 <text:s/>76 <text:s/>5 <text:s/>15 <text:s/>90 <text:s/>38 <text:s/>23 <text:s/>31 <text:s/>99 <text:s/>50 <text:s/>10 <text:s/>31 <text:s/>26 <text:s/>90 <text:s/>2 <text:s/>63 <text:s/>4 <text:s/>63 <text:s/>96 <text:s/>47 <text:s/>44 <text:s/>90 <text:s/>97 <text:s/>52 <text:s/>24 <text:s/>19 <text:s/>77 <text:s/>41 <text:s/>89 <text:s/>32 <text:s/>5 <text:s/>61 <text:s/>7 <text:s/>61 <text:s/>28 <text:s/>49 <text:s/>98 <text:s/>2 <text:s/>79 <text:s/>97 <text:s/>51 <text:s/>40 <text:s/>79 <text:s/>28 <text:s/>81 <text:s/>32 <text:s/>90 <text:s/>84 <text:s/>94 <text:s/>37 <text:s/>83 <text:s/>37 <text:s/>26 <text:s/>31 <text:s/>88 <text:s/>1 <text:s/>49 <text:s/>16 <text:s/>42 <text:s/>89 <text:s/>99 <text:s/>98 <text:s/>49 <text:s/>57 <text:s/>59 <text:s/>76 <text:s/>57 <text:s/>56 <text:s/>29 <text:s/>35 <text:s/>4 <text:s/>79 <text:s/>26 <text:s/>82 <text:s/>58 <text:s/>7 <text:s/>13 <text:s/>99 <text:s/>42 <text:s/>6 <text:s/>35 <text:s/>24 <text:s/>42 <text:s/>13 <text:s/>54 <text:s/>81 <text:s/>65 <text:s/>54 <text:s/>48 <text:s/>58 <text:s/>94 <text:s/>98 <text:s/>56 <text:s/>95 <text:s/>7 <text:s/>14 <text:s/>22 <text:s/>63 <text:s/>21 <text:s/>51 <text:s/>50 <text:s/>25 <text:s/>81 <text:s/>75 <text:s/>6 <text:s/>39 <text:s/>81 <text:s/>19 <text:s/>37 <text:s/>23 <text:s/>76 <text:s/>24 <text:s/>98 <text:s/>18 <text:s/>36 <text:s/>4 <text:s/>50 <text:s/>100 <text:s/>9 <text:s/>50 <text:s/>58 <text:s/>3 <text:s/>47 <text:s/>13 <text:s/>97 <text:s/>53 <text:s/>78 <text:s/>70 <text:s/>16 <text:s/>98 <text:s/>20 <text:s/>65 <text:s/>22 <text:s/>1 <text:s/>91 <text:s/>80 <text:s/>39 <text:s/>72 <text:s/>98 <text:s/>27 <text:s/>46 <text:s/>25 <text:s/>50 <text:s/>43 <text:s/>94 <text:s/>85 <text:s/>98 <text:s/>44 <text:s/>37 <text:s/>7 <text:s/>93 <text:s/>94 <text:s/>9 <text:s/>91 <text:s/>58 <text:s/>57 <text:s/>44 <text:s/>35 <text:s/>26 <text:s/>11 <text:s/>32 <text:s/>98 <text:s/>27 <text:s/>6 <text:s/>98 <text:s/>17 <text:s/>85 <text:s/>88 <text:s/>40 <text:s/>34 <text:s/>66 <text:s/>85 <text:s/>58 <text:s/>68 <text:s/>80 <text:s/>52 <text:s/>52 <text:s/>77 <text:s/>47 <text:s/>40 <text:s/>35 <text:s/>39 <text:s/>85 <text:s/>95 <text:s/>29 <text:s/>42 <text:s/>3 <text:s/>24 <text:s/>28 <text:s/>81 <text:s/>34 <text:s/>60 <text:s/>78 <text:s/>12 <text:s/>17 <text:s/>27 <text:s/>29 <text:s/>1 <text:s/>66 <text:s/>20 <text:s/>86 <text:s/>31 <text:s/>5 <text:s/>43 <text:s/>98 <text:s/>36 <text:s/>46 <text:s/>2 <text:s/>64 <text:s/>92 <text:s/>93 <text:s/>51 <text:s/>82 <text:s/>78 <text:s/>45 <text:s/>63 <text:s/>19 <text:s/>48 <text:s/>86 <text:s/>47 <text:s/>28 <text:s/>72 <text:s/>58 <text:s/>5 <text:s/>35 <text:s/>26 <text:s/>83 <text:s/>15 <text:s/>78 <text:s/>48 <text:s/>35 <text:s/>63 <text:s/>30 <text:s/>91 <text:s/>57 <text:s/>80 <text:s/>26 <text:s/>3 <text:s/>81 <text:s/>41 <text:s/>46 <text:s/>73 <text:s/>91 <text:s/>80 <text:s/>2 <text:s/>36 <text:s/>42 <text:s/>21 <text:s/>35 <text:s/>79 <text:s/>19 <text:s/>14 <text:s/>50 <text:s/>76 <text:s/>70 <text:s/>37 <text:s/>53 <text:s/>52 <text:s/>51 <text:s/>30 <text:s/>99 <text:s/>85 <text:s/>92 <text:s/>80 <text:s/>75 <text:s/>100 <text:s/>59 <text:s/>52 <text:s/>2 <text:s/>91 <text:s/>45 <text:s/>100 <text:s/>64 <text:s/>35 <text:s/>79 <text:s/>65 <text:s/>22 <text:s/>72 <text:s/>37 <text:s/>8 <text:s/>50 <text:s/>55 <text:s/>21 <text:s/>52 <text:s/>82 <text:s/>90 <text:s/>88 <text:s/>34 <text:s/>41 <text:s/>38 <text:s/>15 <text:s/>91 <text:s/>23 <text:s/>6 <text:s/>71 <text:s/>49 <text:s/>6 <text:s/>81 <text:s/>53 <text:s/>59 <text:s/>72 <text:s/>97 <text:s/>10 <text:s/>87 <text:s/>83 <text:s/>40 <text:s/>3 <text:s/>57 <text:s/>11 <text:s/>40 <text:s/>64 <text:s/>61 <text:s/>46 <text:s/>85 <text:s/>64 <text:s/>80 <text:s/>74 <text:s/>51 <text:s/>65 <text:s/>67 <text:s/>88 <text:s/>80 <text:s/>9 <text:s/>62 <text:s/>37 <text:s/>79 <text:s/>63 <text:s/>94 <text:s/>12 <text:s/>15 <text:s/>5 <text:s/>83 <text:s/>63 <text:s/>14 <text:s/>69 <text:s/>45 <text:s/>6 <text:s/>71 <text:s/>1 <text:s/>16 <text:s/>62 <text:s/>17 <text:s/>28 <text:s/>8 <text:s/>1 <text:s/>91 <text:s/>39 <text:s/>26 <text:s/>93 <text:s/>3 <text:s/>44 <text:s/>33 <text:s/>34 <text:s/>53 <text:s/>94 <text:s/>71 <text:s/>83 <text:s/>8 <text:s/>16 <text:s/>94 <text:s/>74 <text:s/>20 <text:s/>28 <text:s/>36 <text:s/>86 <text:s/>96 <text:s/>33 <text:s/>91 <text:s/>67 <text:s/>85 <text:s/>58 <text:s/>80 <text:s/>1 <text:s/>38 <text:s/>87 <text:s/>53 <text:s/>28 <text:s/>77 <text:s/>31 <text:s/>21 <text:s/>80 <text:s/>74 <text:s/>53 <text:s/>65 <text:s/>78 <text:s/>98 <text:s/>35 <text:s/>13 <text:s/>58 <text:s/>3 <text:s/>58 <text:s/>31 <text:s/>22 <text:s/>86 <text:s/>19 <text:s/>59 <text:s/>81 <text:s/>3 <text:s/>1 <text:s/>99 <text:s/>87 <text:s/>59 <text:s/>79 <text:s/>88 <text:s/>96 <text:s/>17 <text:s/>92 <text:s/>75 <text:s/>94 <text:s/>22 <text:s/>47 <text:s/>25 <text:s/>48 <text:s/>51 <text:s/>89 <text:s/>77 <text:s/>1 <text:s/>76 <text:s/>89 <text:s/>58 <text:s/>78 <text:s/>47 <text:s/>40 <text:s/>51 <text:s/>32 <text:s/>10 <text:s/>10 <text:s/>64 <text:s/>12 <text:s/>10 <text:s/>63 <text:s/>99 <text:s/>20 <text:s/>41 <text:s/>38 <text:s/>67 <text:s/>9 <text:s/>29 <text:s/>94 <text:s/>2 <text:s/>3 <text:s/>40 <text:s/>78 <text:s/>50 <text:s/>91 <text:s/>67 <text:s/>26 <text:s/>43 <text:s/>42 <text:s/>67 <text:s/>52 <text:s/>19 <text:s/>13 <text:s/>91 <text:s/>69 <text:s/>96 <text:s/>53 <text:s/>30 <text:s/>59 <text:s/>64 <text:s/>92 <text:s/>21 <text:s/>14 <text:s/>11 <text:s/>13 <text:s/>51 <text:s/>78 <text:s/>74 <text:s/>32 <text:s/>71 <text:s/>27 <text:s/>34 <text:s/>62 <text:s/>5 <text:s/>35 <text:s/>4 <text:s/>71 <text:s/>12 <text:s/>46 <text:s/>64 <text:s/>78 <text:s/>97 <text:s/>34 <text:s/>42 <text:s/>40 <text:s/>54 <text:s/>89 <text:s/>92 <text:s/>84 <text:s/>48 <text:s/>55 <text:s/>75 <text:s/>20 <text:s/>69 <text:s/>37 <text:s/>85 <text:s/>71 <text:s/>66 <text:s/>58 <text:s/>2 <text:s/>88 <text:s/>84 <text:s/>87 <text:s/>50 <text:s/>88 <text:s/>73 <text:s/>53 <text:s/>10 <text:s/>37 <text:s/>51 <text:s/>25 <text:s/>66 <text:s/>47 <text:s/>10 <text:s/>8 <text:s/>38 <text:s/>64 <text:s/>48 <text:s/>29 <text:s/>99 <text:s/>95 <text:s/>36 <text:s/>25 <text:s/>15 <text:s/>4 <text:s/>61 <text:s/>99 <text:s/>26 <text:s/>27 <text:s/>8 <text:s/>80 <text:s/>14 <text:s/>91 <text:s/>18 <text:s/>15 <text:s/>31 <text:s/>91 <text:s/>68 <text:s/>92 <text:s/>27 <text:s/>70 <text:s/>17 <text:s/>92 <text:s/>16 <text:s/>78 <text:s/>51 <text:s/>54 <text:s/>41 <text:s/>99 <text:s/>34 <text:s/>39 <text:s/>45 <text:s/>69 <text:s/>15 <text:s/>11 <text:s/>24 <text:s/>76 <text:s/>9 <text:s/>50 <text:s/>54 <text:s/>68 <text:s/>29 <text:s/>67 <text:s/>59 <text:s/>98 <text:s/>34 <text:s/>41 <text:s/>88 <text:s/>1 <text:s/>32 <text:s/>66 <text:s/>22 <text:s/>100 <text:s/>10 <text:s/>37 <text:s/>78 <text:s/>60 <text:s/>42 <text:s/>70 <text:s/>10 <text:s/>28 <text:s/>61 <text:s/>55 <text:s/>96 <text:s/>75 <text:s/>65 <text:s/>20 <text:s/>50 <text:s/>26 <text:s/>21 <text:s/>3 <text:s/>93 <text:s/>1 <text:s/>22 <text:s/>3 <text:s/>98 <text:s/>55 <text:s/>43 <text:s/>38 <text:s/>7 <text:s/>27 <text:s/>3 <text:s/>80 <text:s/>78 <text:s/>12 <text:s/>16 <text:s/>55 <text:s/>24 <text:s/>10 <text:s/>25 <text:s/>85 <text:s/>37 <text:s/>85 <text:s/>91 <text:s/>84 <text:s/>11 <text:s/>56 <text:s/>55 <text:s/>61 <text:s/>33 <text:s/>75 <text:s/>15 <text:s/>77 <text:s/>27 <text:s/>88 <text:s/>32 <text:s/>25 <text:s/>94 <text:s/>74 <text:s/>62 <text:s/>52 <text:s/>52 <text:s/>16 <text:s/>31 <text:s/>30 <text:s/>28 <text:s/>99 <text:s/>84 <text:s/>3 <text:s/>60 <text:s/>60 <text:s/>87 <text:s/>48 <text:s/>96 <text:s/>78 <text:s/>31 <text:s/>7 <text:s/>85 <text:s/>86 <text:s/>19 <text:s/>69 <text:s/>12 <text:s/>33 <text:s/>45 <text:s/>39 <text:s/>73 <text:s/>76 <text:s/>63 <text:s/>66 <text:s/>2 <text:s/>76 <text:s/>70 <text:s/>53 <text:s/>91 <text:s/>100 <text:s/>82 <text:s/>70 <text:s/>50 <text:s/>18 <text:s/>24 <text:s/>9 <text:s/>29 <text:s/>11 <text:s/>56 <text:s/>25 <text:s/>40 <text:s/>87 <text:s/>83 <text:s/>24 <text:s/>24 <text:s/>1 <text:s/>44 <text:s/>87 <text:s/>85 <text:s/>88 <text:s/>25 <text:s/>57 <text:s/>16 <text:s/>39 <text:s/>75 <text:s/>69 <text:s/>14 <text:s/>44 <text:s/>21 <text:s/>57 <text:s/>95 <text:s/>55 <text:s/>78 <text:s/>45 <text:s/>24 <text:s/>2 <text:s/>53 <text:s/>52 <text:s/>64 <text:s/>61 <text:s/>28 <text:s/>3 <text:s/>99 <text:s/>10 <text:s/>78 <text:s/>22 <text:s/>10 <text:s/>21 <text:s/>8 <text:s/>95 <text:s/>60 <text:s/>85 <text:s/>3 <text:s/>75 <text:s/>23 <text:s/>77 <text:s/>43 <text:s/>89 <text:s/>72 <text:s/>16 <text:s/>97 <text:s/>67 <text:s/>22 <text:s/>26 <text:s/>63 <text:s/>45 <text:s/>27 <text:s/>15 <text:s/>96 <text:s/>90 <text:s/>27 <text:s/>76 <text:s/>44 <text:s/>25 <text:s/>85 <text:s/>21 <text:s/>98 <text:s/>47 <text:s/>93 <text:s/>58 <text:s/>93 <text:s/>53 <text:s/>42 <text:s/>95 <text:s/>79 <text:s/>16 <text:s/>24 <text:s/>74 <text:s/>56 <text:s/>95 <text:s/>89 <text:s/>52 <text:s/>13 <text:s/>62 <text:s/>78 <text:s/>75 <text:s/>6 <text:s/>56 <text:s/>42 <text:s/>53 <text:s/>98 <text:s/>20 <text:s/>28 <text:s/>41 <text:s/>45 <text:s/>65 <text:s/>14 <text:s/>42 <text:s/>11 <text:s/>6 <text:s/>99 <text:s/>3 <text:s/>10 <text:s/>92 <text:s/>97 <text:s/>89 <text:s/>8 <text:s/>72 <text:s/>62 <text:s/>63 <text:s/>67 <text:s/>2 <text:s/>67 <text:s/>31 <text:s/>63 <text:s/>96 <text:s/>58 <text:s/>68 <text:s/>51 <text:s/>51 <text:s/>72 <text:s/>100 <text:s/>70 <text:s/>100 <text:s/>93 <text:s/>66 <text:s/>64 <text:s/>6 <text:s/>8 <text:s/>74 <text:s/>63 <text:s/>58 <text:s/>28 <text:s/>73 <text:s/>50 <text:s/>24 <text:s/>13 <text:s/>57 <text:s/>96 <text:s/>74 <text:s/>71 <text:s/>14 <text:s/>75 <text:s/>37 <text:s/>96 <text:s/>37 <text:s/>32 <text:s/>5 <text:s/>56 <text:s/>35 <text:s/>55 <text:s/>27 <text:s/>34 <text:s/>77 <text:s/>78 <text:s/>26 <text:s/>42 <text:s/>93 <text:s/>83 <text:s/>49 <text:s/>18 <text:s/>98 <text:s/>7 <text:s/>45 <text:s/>22 <text:s/>8 <text:s/>21 <text:s/>34 <text:s/>64 <text:s/>68 <text:s/>7 <text:s/>34 <text:s/>81 <text:s/>33 <text:s/>23 <text:s/>28 <text:s/>69 <text:s/>6 <text:s/>33 <text:s/>76 <text:s/>40 <text:s/>39 <text:s/>2 <text:s/>26 <text:s/>15 <text:s/>32 <text:s/>51 <text:s/>9 <text:s/>24 <text:s/>86 <text:s/>57 <text:s/>42 <text:s/>83 <text:s/>15 <text:s/>86 <text:s/>4 <text:s/>22 <text:s/>6 <text:s/>37 <text:s/>37 <text:s/>25 <text:s/>95 <text:s/>23 <text:s/>57 <text:s/>27 <text:s/>45 <text:s/>85 <text:s/>47 <text:s/>50 <text:s/>69 <text:s/>22 <text:s/>42 <text:s/>7 <text:s/>75 <text:s/>67 <text:s/>74 <text:s/>6 <text:s/>69 <text:s/>82 <text:s/>30 <text:s/>6 <text:s/>90 <text:s/>23 <text:s/>88 <text:s/>57 <text:s/>60 <text:s/>43 <text:s/>30 <text:s/>18 <text:s/>31 <text:s/>67 <text:s/>42 <text:s/>25 <text:s/>41 <text:s/>99 <text:s/>3 <text:s/>85 <text:s/>83 <text:s/>49 <text:s/>86 <text:s/>51 <text:s/>22 <text:s/>79 <text:s/>9 <text:s/>97 <text:s/>45 <text:s/>82 <text:s/>54 <text:s/>66 <text:s/>15 <text:s/>83 <text:s/>71 <text:s/>5 <text:s/>57 <text:s/>11 <text:s/>61 <text:s/>17 <text:s/>5 <text:s/>90 <text:s/>34 <text:s/>36 <text:s/>8 <text:s/>75 <text:s/>60 <text:s/>48 <text:s/>73 <text:s/>15 <text:s/>32 <text:s/>7 <text:s/>63 <text:s/>70 <text:s/>9 <text:s/>37 <text:s/>48 <text:s/>18 <text:s/>33 <text:s/>45 <text:s/>51 <text:s/>38 <text:s/>62 <text:s/>66 <text:s/>73 <text:s/>84 <text:s/>70 <text:s/>29 <text:s/>46 <text:s/>82 <text:s/>45 <text:s/>51 <text:s/>71 <text:s/>78 <text:s/>86 <text:s/>79 <text:s/>5 <text:s/>97 <text:s/>78 <text:s/>77 <text:s/>11 <text:s/>62 <text:s/>36 <text:s/>26 <text:s/>31 <text:s/>44 <text:s/>62 <text:s/>30 <text:s/>13 <text:s/>46 <text:s/>26 <text:s/>64 <text:s/>83 <text:s/>39 <text:s/>81 <text:s/>7 <text:s/>23 <text:s/>50 <text:s/>36 <text:s/>68 <text:s/>83 <text:s/>80 <text:s/>70 <text:s/>5 <text:s/>10 <text:s/>55 <text:s/>83 <text:s/>14 <text:s/>4 <text:s/>13 <text:s/>42 <text:s/>14 <text:s/>74 <text:s/>77 <text:s/>91 <text:s/>4 <text:s/>21 <text:s/>4 <text:s/>85 <text:s/>33 <text:s/>1 <text:s/>63 <text:s/>48 <text:s/>84 <text:s/>1 <text:s/>28 <text:s/>90 <text:s/>23 <text:s/>29 <text:s/>77 <text:s/>43 <text:s/>11 <text:s/>57 <text:s/>12 <text:s/>16 <text:s/>18 <text:s/>19 <text:s/>50 <text:s/>31 <text:s/>22 <text:s/>62 <text:s/>72 <text:s/>87 <text:s/>35 <text:s/>49 <text:s/>78 <text:s/>90 <text:s/>21 <text:s/>81 <text:s/>75 <text:s/>53 <text:s/>82 <text:s/>37 <text:s/>1 <text:s/>17 <text:s/>37 <text:s/>28 <text:s/>58 <text:s/>12 <text:s/>57 <text:s/>87 <text:s/>6 <text:s/>19 <text:s/>43 <text:s/>69 <text:s/>34 <text:s/>12 <text:s/>87 <text:s/>84 <text:s/>42 <text:s/>8 <text:s/>97 <text:s/>65 <text:s/>47 <text:s/>32 <text:s/>13 <text:s/>24 <text:s/>21 <text:s/>33 <text:s/>56 <text:s/>47 <text:s/>38 <text:s/>89 <text:s/>35 <text:s/>38 <text:s/>57 <text:s/>24 <text:s/>17 <text:s/>67 <text:s/>35 <text:s/>25 <text:s/>53 <text:s/>92 <text:s/>44 <text:s/>95 <text:s/>60 <text:s/>77 <text:s/>6 <text:s/>47 <text:s/>12 <text:s/>99 <text:s/>6 <text:s/>9 <text:s/>63 <text:s/>52 <text:s/>92 <text:s/>28 <text:s/>27 <text:s/>12 <text:s/>12 <text:s/>35 <text:s/>11 <text:s/>49 <text:s/>23 <text:s/>45 <text:s/>38 <text:s/>32 <text:s/>68 <text:s/>55 <text:s/>98 <text:s/>54 <text:s/>31 <text:s/>50 <text:s/>45 <text:s/>74 <text:s/>96 <text:s/>5 <text:s/>3 <text:s/>53 <text:s/>3 <text:s/>66 <text:s/>51 <text:s/>8 <text:s/>74 <text:s/>65 <text:s/>12 <text:s/>17 <text:s/>92 <text:s/>38 <text:s/>81 <text:s/>56 <text:s/>24 <text:s/>91 <text:s/>4 <text:s/>99 <text:s/>35 <text:s/>94 <text:s/>30 <text:s/>55 <text:s/>100 <text:s/>27 <text:s/>60 <text:s/>30 <text:s/>76 <text:s/>5 <text:s/>56 <text:s/>23 <text:s/>61 <text:s/>58 <text:s/>75 <text:s/>63 <text:s/>75 <text:s/>77 <text:s/>70 <text:s/>1 <text:s/>41 <text:s/>33 <text:s/>17 <text:s/>85 <text:s/>23 <text:s/>97 <text:s/>40 <text:s/>46 <text:s/>87 <text:s/>95 <text:s/>44 <text:s/>74 <text:s/>40 <text:s/>73 <text:s/>80 <text:s/>39 <text:s/>51 <text:s/>39 <text:s/>69 <text:s/>78 <text:s/>43 <text:s/>76 <text:s/>100 <text:s/>55 <text:s/>85 <text:s/>74 <text:s/>17 <text:s/>59 <text:s/>50 <text:s/>39 <text:s/>59 <text:s/>43 <text:s/>71 <text:s/>76 <text:s/>79 <text:s/>45 <text:s/>24 <text:s/>70 <text:s/>91 <text:s/>11 <text:s/>64 <text:s/>86 <text:s/>36 <text:s/>56 <text:s/>11 <text:s/>15 <text:s/>94 <text:s/>61 <text:s/>5 <text:s/>14 <text:s/>39 <text:s/>100 <text:s/>89 <text:s/>38 <text:s/>54 <text:s/>73 <text:s/>64 <text:s/>71 <text:s/>84 <text:s/>65 <text:s/>61 <text:s/>42 <text:s/>7 <text:s/>83 <text:s/>69 <text:s/>37 <text:s/>28 <text:s/>93 <text:s/>6 <text:s/>70 <text:s/>55 <text:s/>22 <text:s/>55 <text:s/>90 <text:s/>77 <text:s/>17 <text:s/>56 <text:s/>70 <text:s/>78 <text:s/>60 <text:s/>36 <text:s/>68 <text:s/>59 <text:s/>24 <text:s/>57 <text:s/>13 <text:s/>49 <text:s/>20 <text:s/>35 <text:s/>32 <text:s/>37 <text:s/>47 <text:s/>73 <text:s/>95 <text:s/>29 <text:s/>94 <text:s/>32 <text:s/>8 <text:s/>86 <text:s/>37 <text:s/>77 <text:s/>40 <text:s/>10 <text:s/>84 <text:s/>29 <text:s/>86 <text:s/>100 <text:s/>36 <text:s/>8 <text:s/>29 <text:s/>95 <text:s/>43 <text:s/>96 <text:s/>54 <text:s/>18 <text:s/>5 <text:s/>18 <text:s/>66 <text:s/>76 <text:s/>4 <text:s/>49 <text:s/>12 <text:s/>50 <text:s/>74 <text:s/>7 <text:s/>78 <text:s/>67 <text:s/>38 <text:s/>86 <text:s/>4 <text:s/>26 <text:s/>14 <text:s/>43 <text:s/>36 <text:s/>97 <text:s/>23 <text:s/>73 <text:s/>49 <text:s/>58 <text:s/>32 <text:s/>29 <text:s/>52 <text:s/>74 <text:s/>25 <text:s/>57 <text:s/>44 <text:s/>81 <text:s/>26 <text:s/>61 <text:s/>56 <text:s/>29 <text:s/>10 <text:s/>68 <text:s/>78 <text:s/>35 <text:s/>74 <text:s/>56 <text:s/>1 <text:s/>63 <text:s/>93 <text:s/>4 <text:s/>88 <text:s/>58 <text:s/>98 <text:s/>75 <text:s/>55 <text:s/>20 <text:s/>48 <text:s/>55 <text:s/>29 <text:s/>79 <text:s/>83 <text:s/>32 <text:s/>5 <text:s/>59 <text:s/>41 <text:s/>100 <text:s/>39 <text:s/>66 <text:s/>60 <text:s/>47 <text:s/>95 <text:s/>21 <text:s/>14 <text:s/>72 <text:s/>55 <text:s/>39 <text:s/>79 <text:s/>7 <text:s/>53 <text:s/>71 <text:s/>62 <text:s/>40 <text:s/>29 <text:s/>59 <text:s/>67 <text:s/>35 <text:s/>30 <text:s/>66 <text:s/>41 <text:s/>10 <text:s/>44 <text:s/>23 <text:s/>42 <text:s/>100 <text:s/>34 <text:s/>82 <text:s/>51 <text:s/>24 <text:s/>47 <text:s/>11 <text:s/>70 <text:s/>41 <text:s/>83 <text:s/>83 <text:s/>65 <text:s/>90 <text:s/>73 <text:s/>43 <text:s/>96 <text:s/>25 <text:s/>66 <text:s/>10 <text:s/>17 <text:s/>46 <text:s/>68 <text:s/>83 <text:s/>32 <text:s/>50 <text:s/>48 <text:s/>72 <text:s/>59 <text:s/>43 <text:s/>46 <text:s/>52 <text:s/>95 <text:s/>79 <text:s/>33 <text:s/>45 <text:s/>3 <text:s/>32 <text:s/>7 <text:s/>72 <text:s/>24 <text:s/>42 <text:s/>7 <text:s/>88 <text:s/>31 <text:s/>31 <text:s/>31 <text:s/>78 <text:s/>56 <text:s/>96 <text:s/>87 <text:s/>24 <text:s/>93 <text:s/>7 <text:s/>6 <text:s/>24 <text:s/>8 <text:s/>5 <text:s/>95 <text:s/>66 <text:s/>47 <text:s/>92 <text:s/>70 <text:s/>41 <text:s/>71 <text:s/>2 <text:s/>38 <text:s/>25 <text:s/>85 <text:s/>44 <text:s/>96 <text:s/>9 <text:s/>85 <text:s/>54 <text:s/>96 <text:s/>67 <text:s/>85 <text:s/>78 <text:s/>45 <text:s/>92 <text:s/>25 <text:s/>83 <text:s/>15 <text:s/>17 <text:s/>41 <text:s/>72 <text:s/>40 <text:s/>48 <text:s/>76 <text:s/>86 <text:s/>66 <text:s/>22 <text:s/>78 <text:s/>35 <text:s/>15 <text:s/>100 <text:s/>88 <text:s/>52 <text:s/>24 <text:s/>73 <text:s/>47 <text:s/>71 <text:s/>33 <text:s/>32 <text:s/>25 <text:s/>28 <text:s/>50 <text:s/>61 <text:s/>6 <text:s/>94 <text:s/>52 <text:s/>82 <text:s/>77 <text:s/>18 <text:s/>99 <text:s/>69 <text:s/>89 <text:s/>90 <text:s/>17 <text:s/>64 <text:s/>76 <text:s/>82 <text:s/>37 <text:s/>5 <text:s/>68 <text:s/>51 <text:s/>4 <text:s/>55 <text:s/>54 <text:s/>27 <text:s/>79 <text:s/>53 <text:s/>97 <text:s/>11 <text:s/>36 <text:s/>73 <text:s/>39 <text:s/>85 <text:s/>85 <text:s/>96 <text:s/>79 <text:s/>36 <text:s/>29 <text:s/>7 <text:s/>5 <text:s/>27 <text:s/>75 <text:s/>93 <text:s/>17 <text:s/>43 <text:s/>8 <text:s/>44 <text:s/>76 <text:s/>45 <text:s/>100 <text:s/>43 <text:s/>47 <text:s/>3 <text:s/>98 <text:s/>1 <text:s/>81 <text:s/>28 <text:s/>53 <text:s/>29 <text:s/>39 <text:s/>88 <text:s/>2 <text:s/>29 <text:s/>24 <text:s/>86 <text:s/>24 <text:s/>2 <text:s/>74 <text:s/>4 <text:s/>60 <text:s/>30 <text:s/>31 <text:s/>87 <text:s/>23 <text:s/>99 <text:s/>29 <text:s/>30 <text:s/>94 <text:s/>5 <text:s/>26 <text:s/>93 <text:s/>99 <text:s/>73 <text:s/>47 <text:s/>96 <text:s/>25 <text:s/>27 <text:s/>24 <text:s/>29 <text:s/>55 <text:s/>14 <text:s/>68 <text:s/>8 <text:s/>42 <text:s/>91 <text:s/>46 <text:s/>17 <text:s/>93 <text:s/>71 <text:s/>20 <text:s/>4 <text:s/>100 <text:s/>2 <text:s/>90 <text:s/>22 <text:s/>100 <text:s/>71 <text:s/>4 <text:s/>45 <text:s/>27 <text:s/>29 <text:s/>37 <text:s/>25 <text:s/>53 <text:s/>83 <text:s/>73 <text:s/>77 <text:s/>61 <text:s/>48 <text:s/>5 <text:s/>16 <text:s/>61 <text:s/>72 <text:s/>75 <text:s/>2 <text:s/>63 <text:s/>20 <text:s/>70 <text:s/>7 <text:s/>90 <text:s/>89 <text:s/>10 <text:s/>42 <text:s/>91 <text:s/>52 <text:s/>63 <text:s/>42 <text:s/>74 <text:s/>18 <text:s/>87 <text:s/>100 <text:s/>99 <text:s/>23 <text:s/>76 <text:s/>51 <text:s/>58 <text:s/>48 <text:s/>28 <text:s/>18 <text:s/>47 <text:s/>32 <text:s/>85 <text:s/>7 <text:s/>4 <text:s/>12 <text:s/>60 <text:s/>18 <text:s/>31 <text:s/>29 <text:s/>24 <text:s/>73 <text:s/>70 <text:s/>85 <text:s/>14 <text:s/>60 <text:s/>88 <text:s/>28 <text:s/>1 <text:s/>61 <text:s/>98 <text:s/>39 <text:s/>12 <text:s/>96 <text:s/>14 <text:s/>88 <text:s/>46 <text:s/>71 <text:s/>87 <text:s/>73 <text:s/>40 <text:s/>34 <text:s/>57 <text:s/>77 <text:s/>92 <text:s/>12 <text:s/>88 <text:s/>52 <text:s/>29 <text:s/>70 <text:s/>32 <text:s/>52 <text:s/>42 <text:s/>1 <text:s/>88 <text:s/>7 <text:s/>12 <text:s/>76 <text:s/>87 <text:s/>65 <text:s/>88 <text:s/>84 <text:s/>3 <text:s/>100 <text:s/>79 <text:s/>16 <text:s/>39 <text:s/>24 <text:s/>38 <text:s/>77 <text:s/>49 <text:s/>78 <text:s/>10 <text:s/>5 <text:s/>54 <text:s/>54 <text:s/>16 <text:s/>41 <text:s/>57 <text:s/>96 <text:s/>10 <text:s/>88 <text:s/>99 <text:s/>4 <text:s/>41 <text:s/>86 <text:s/>62 <text:s/>4 <text:s/>61 <text:s/>48 <text:s/>68 <text:s/>1 <text:s/>31 <text:s/>71 <text:s/>100 <text:s/>9 <text:s/>38 <text:s/>38 <text:s/>85 <text:s/>76 <text:s/>14 <text:s/>33 <text:s/>53 <text:s/>76 <text:s/>89 <text:s/>58 <text:s/>81 <text:s/>56 <text:s/>50 <text:s/>37 <text:s/>51 <text:s/>11 <text:s/>76 <text:s/>49 <text:s/>66 <text:s/>68 <text:s/>86 <text:s/>28 <text:s/>72 <text:s/>99 <text:s/>75 <text:s/>39 <text:s/>99 <text:s/>6 <text:s/>61 <text:s/>50 <text:s/>66 <text:s/>99 <text:s/>39 <text:s/>50 <text:s/>74 <text:s/>4 <text:s/>34 <text:s/>78 <text:s/>79 <text:s/>22 <text:s/>87 <text:s/>59 <text:s/>29 <text:s/>36 <text:s/>47 <text:s/>31 <text:s/>98 <text:s/>23 <text:s/>31 <text:s/>64 <text:s/>90 <text:s/>17 <text:s/>91 <text:s/>13 <text:s/>15 <text:s/>65 <text:s/>52 <text:s/>65 <text:s/>22 <text:s/>64 <text:s/>14 <text:s/>88 <text:s/>62 <text:s/>52 <text:s/>89 <text:s/>87 <text:s/>55 <text:s/>23 <text:s/>16 <text:s/>86 <text:s/>96 <text:s/>2 <text:s/>96 <text:s/>77 <text:s/>89 <text:s/>43 <text:s/>7 <text:s/>87 <text:s/>17 <text:s/>38 <text:s/>50 <text:s/>58 <text:s/>54 <text:s/>40 <text:s/>71 <text:s/>20 <text:s/>56 <text:s/>74 <text:s/>36 <text:s/>30 <text:s/>37 <text:s/>49 <text:s/>69 <text:s/>51 <text:s/>52 <text:s/>57 <text:s/>89 <text:s/>6 <text:s/>31 <text:s/>57 <text:s/>43 <text:s/>79 <text:s/>10 <text:s/>39 <text:s/>55 <text:s/>99 <text:s/>33 <text:s/>61 <text:s/>85 <text:s/>1 <text:s/>98 <text:s/>86 <text:s/>58 <text:s/>3 <text:s/>77 <text:s/>80 <text:s/>74 <text:s/>84 <text:s/>53 <text:s/>9 <text:s/>13 <text:s/>42 <text:s/>57 <text:s/>81 <text:s/>92 <text:s/>60 <text:s/>90 <text:s/>32 <text:s/>18 <text:s/>20 <text:s/>88 <text:s/>60 <text:s/>98 <text:s/>98 <text:s/>50 <text:s/>4 <text:s/>96 <text:s/>34 <text:s/>65 <text:s/>32 <text:s/>34 <text:s/>14 <text:s/>69 <text:s/>44 <text:s/>17 <text:s/>97 <text:s/>75 <text:s/>90 <text:s/>80 <text:s/>80 <text:s/>51 <text:s/>45 <text:s/>21 <text:s/>59 <text:s/>25 <text:s/>64 <text:s/>19 <text:s/>66 <text:s/>95 <text:s/>36 <text:s/>86 <text:s/>35 <text:s/>47 <text:s/>35 <text:s/>32 <text:s/>97 <text:s/>39 <text:s/>79 <text:s/>82 <text:s/>55 <text:s/>62 <text:s/>68 <text:s/>68 <text:s/>82 <text:s/>63 <text:s/>36 <text:s/>78 <text:s/>37 <text:s/>78 <text:s/>57 <text:s/>16 <text:s/>28 <text:s/>1 <text:s/>36 <text:s/>38 <text:s/>78 <text:s/>99 <text:s/>56 <text:s/>43 <text:s/>46 <text:s/>43 <text:s/>80 <text:s/>80 <text:s/>90 <text:s/>67 <text:s/>63 <text:s/>38 <text:s/>57 <text:s/>41 <text:s/>19 <text:s/>11 <text:s/>54 <text:s/>86 <text:s/>30 <text:s/>35 <text:s/>48 <text:s/>18 <text:s/>12 <text:s/>37 <text:s/>95 <text:s/>20 <text:s/>52 <text:s/>74 <text:s/>73 <text:s/>40 <text:s/>11 <text:s/>50 <text:s/>38 <text:s/>19 <text:s/>44 <text:s/>35 <text:s/>61 <text:s/>76 <text:s/>14 <text:s/>50 <text:s/>42 <text:s/>76 <text:s/>39 <text:s/>98 <text:s/>68 <text:s/>58 <text:s/>60 <text:s/>21 <text:s/>95 <text:s/>89 <text:s/>55 <text:s/>95 <text:s/>6 <text:s/>18 <text:s/>31 <text:s/>52 <text:s/>38 <text:s/>34 <text:s/>77 <text:s/>10 <text:s/>73 <text:s/>40 <text:s/>11 <text:s/>63 <text:s/>58 <text:s/>6 <text:s/>97 <text:s/>70 <text:s/>81 <text:s/>63 <text:s/>72 <text:s/>74 <text:s/>90 <text:s/>10 <text:s/>23 <text:s/>10 <text:s/>67 <text:s/>82 <text:s/>30 <text:s/>14 <text:s/>71 <text:s/>37 <text:s/>8 <text:s/>28 <text:s/>6 <text:s/>90 <text:s/>32 <text:s/>43 <text:s/>23 <text:s/>8 <text:s/>4 <text:s/>48 <text:s/>47 <text:s/>66 <text:s/>10 <text:s/>56 <text:s/>72 <text:s/>58 <text:s/>26 <text:s/>4 <text:s/>72 <text:s/>49 <text:s/>78 <text:s/>62 <text:s/>58 <text:s/>52 <text:s/>23 <text:s/>77 <text:s/>34 <text:s/>52 <text:s/>90 <text:s/>56 <text:s/>40 <text:s/>49 <text:s/>83 <text:s/>98 <text:s/>90 <text:s/>66 <text:s/>92 <text:s/>64 <text:s/>74 <text:s/>96 <text:s/>11 <text:s/>72 <text:s/>13 <text:s/>72 <text:s/>80 <text:s/>36 <text:s/>30 <text:s/>57 <text:s/>40 <text:s/>1 <text:s/>5 <text:s/>69 <text:s/>14 <text:s/>62 <text:s/>20 <text:s/>36 <text:s/>38 <text:s/>5 <text:s/>40 <text:s/>79 <text:s/>60 <text:s/>31 <text:s/>79 <text:s/>95 <text:s/>28 <text:s/>68 <text:s/>60 <text:s/>20 <text:s/>32 <text:s/>85 <text:s/>67 <text:s/>94 <text:s/>57 <text:s/>79 <text:s/>66 <text:s/>88 <text:s/>15 <text:s/>95 <text:s/>44 <text:s/>6 <text:s/>47 <text:s/>100 <text:s/>74 <text:s/>13 <text:s/>13 <text:s/>45 <text:s/>48 <text:s/>51 <text:s/>50 <text:s/>39 <text:s/>81 <text:s/>61 <text:s/>70 <text:s/>60 <text:s/>55 <text:s/>49 <text:s/>27 <text:s/>15 <text:s/>68 <text:s/>10 <text:s/>99 <text:s/>34 <text:s/>4 <text:s/>7 <text:s/>65 <text:s/>69 <text:s/>94 <text:s/>79 <text:s/>15 <text:s/>89 <text:s/>84 <text:s/>61 <text:s/>88 <text:s/>9 <text:s/>73 <text:s/>1 <text:s/>5 <text:s/>73 <text:s/>3 <text:s/>6 <text:s/>11 <text:s/>35 <text:s/>67 <text:s/>32 <text:s/>94 <text:s/>21 <text:s/>81 <text:s/>73 <text:s/>87 <text:s/>48 <text:s/>82 <text:s/>86 <text:s/>34 <text:s/>85 <text:s/>44 <text:s/>98 <text:s/>53 <text:s/>38 <text:s/>28 <text:s/>19 <text:s/>78 <text:s/>63 <text:s/>80 <text:s/>18 <text:s/>23 <text:s/>4 <text:s/>70 <text:s/>27 <text:s/>28 <text:s/>72 <text:s/>85 <text:s/>91 <text:s/>6 <text:s/>51 <text:s/>22 <text:s/>52 <text:s/>71 <text:s/>54 <text:s/>24 <text:s/>58 <text:s/>54 <text:s/>5 <text:s/>95 <text:s/>39 <text:s/>42 <text:s/>38 <text:s/>88 <text:s/>46 <text:s/>27 <text:s/>15 <text:s/>65 <text:s/>5 <text:s/>29 <text:s/>96 <text:s/>22 <text:s/>51 <text:s/>51 <text:s/>43 <text:s/>29 <text:s/>79 <text:s/>14 <text:s/>13 <text:s/>21 <text:s/>71 <text:s/>15 <text:s/>94 <text:s/>74 <text:s/>86 <text:s/>48 <text:s/>97 <text:s/>95 <text:s/>1 <text:s/>54 <text:s/>89 <text:s/>39 <text:s/>47 <text:s/>78 <text:s/>26 <text:s/>92 <text:s/>5 <text:s/>92 <text:s/>56 <text:s/>61 <text:s/>20 <text:s/>3 <text:s/>34 <text:s/>22 <text:s/>54 <text:s/>76 <text:s/>2 <text:s/>84 <text:s/>41 <text:s/>67 <text:s/>4 <text:s/>63 <text:s/>33 <text:s/>97 <text:s/>37 <text:s/>70 <text:s/>44 <text:s/>85 <text:s/>64 <text:s/>96 <text:s/>90 <text:s/>4 <text:s/>86 <text:s/>36 <text:s/>34 <text:s/>63 <text:s/>28 <text:s/>38 <text:s/>54 <text:s/>35 <text:s/>50 <text:s/>25 <text:s/>38 <text:s/>83 <text:s/>98 <text:s/>91 <text:s/>10 <text:s/>52 <text:s/>74 <text:s/>50 <text:s/>70 <text:s/>77 <text:s/>12 <text:s/>2 <text:s/>25 <text:s/>100 <text:s/>72 <text:s/>69 <text:s/>85 <text:s/>35 <text:s/>16 <text:s/>26 <text:s/>91 <text:s/>2 <text:s/>62 <text:s/>24 <text:s/>64 <text:s/>89 <text:s/>13 <text:s/>70 <text:s/>23 <text:s/>62 <text:s/>46 <text:s/>12 <text:s/>96 <text:s/>44 <text:s/>2 <text:s/>5 <text:s/>47 <text:s/>27 <text:s/>6 <text:s/>16 <text:s/>3 <text:s/>69 <text:s/>17 <text:s/>80 <text:s/>21 <text:s/>88 <text:s/>48 <text:s/>5 <text:s/>75 <text:s/>15 <text:s/>82 <text:s/>17 <text:s/>16 <text:s/>43 <text:s/>40 <text:s/>32 <text:s/>83 <text:s/>4 <text:s/>1 <text:s/>58 <text:s/>17 <text:s/>46 <text:s/>69 <text:s/>12 <text:s/>41 <text:s/>71 <text:s/>68 <text:s/>87 <text:s/>49 <text:s/>25 <text:s/>2 <text:s/>4 <text:s/>93 <text:s/>71 <text:s/>83 <text:s/>13 <text:s/>10 <text:s/>30 <text:s/>69 <text:s/>84 <text:s/>44 <text:s/>51 <text:s/>52 <text:s/>12 <text:s/>45 <text:s/>43 <text:s/>43 <text:s/>28 <text:s/>46 <text:s/>95 <text:s/>85 <text:s/>62 <text:s/>40 <text:s/>53 <text:s/>25 <text:s/>33 <text:s/>75 <text:s/>92 <text:s/>19 <text:s/>24 <text:s/>16 <text:s/>73 <text:s/>27 <text:s/>61 <text:s/>43 <text:s/>9 <text:s/>25 <text:s/>52 <text:s/>90 <text:s/>46 <text:s/>88 <text:s/>85 <text:s/>96 <text:s/>39 <text:s/>48 <text:s/>92 <text:s/>82 <text:s/>90 <text:s/>19 <text:s/>79 <text:s/>36 <text:s/>55 <text:s/>41 <text:s/>28 <text:s/>8 <text:s/>65 <text:s/>60 <text:s/>34 <text:s/>9 <text:s/>30 <text:s/>57 <text:s/>24 <text:s/>2 <text:s/>35 <text:s/>36 <text:s/>44 <text:s/>95 <text:s/>61 <text:s/>48 <text:s/>84 <text:s/>6 <text:s/>35 <text:s/>21 <text:s/>53 <text:s/>73 <text:s/>68 <text:s/>44 <text:s/>6 <text:s/>10 <text:s/>15 <text:s/>85 <text:s/>45 <text:s/>69 <text:s/>77 <text:s/>72 <text:s/>28 <text:s/>41 <text:s/>83 <text:s/>62 <text:s/>49 <text:s/>13 <text:s/>70 <text:s/>25 <text:s/>14 <text:s/>57 <text:s/>60 <text:s/>10 <text:s/>51 <text:s/>72 <text:s/>57 <text:s/>87 <text:s/>77 <text:s/>91 <text:s/>7 <text:s/>81 <text:s/>15 <text:s/>26 <text:s/>77 <text:s/>21 <text:s/>35 <text:s/>91 <text:s/>57 <text:s/>32 <text:s/>59 <text:s/>33 <text:s/>55 <text:s/>39 <text:s/>25 <text:s/>38 <text:s/>100 <text:s/>74 <text:s/>50 <text:s/>21 <text:s/>50 <text:s/>63 <text:s/>77 <text:s/>9 <text:s/>72 <text:s/>28 <text:s/>81 <text:s/>80 <text:s/>66 <text:s/>9 <text:s/>70 <text:s/>24 <text:s/>90 <text:s/>85 <text:s/>49 <text:s/>66 <text:s/>57 <text:s/>36 <text:s/>8 <text:s/>65 <text:s/>67 <text:s/>18 <text:s/>97 <text:s/>21 <text:s/>56 <text:s/>21 <text:s/>58 <text:s/>55 <text:s/>46 <text:s/>59 <text:s/>76 <text:s/>95 <text:s/>74 <text:s/>52 <text:s/>56 <text:s/>97 <text:s/>31 <text:s/>36 <text:s/>77 <text:s/>96 <text:s/>96 <text:s/>46 <text:s/>19 <text:s/>37 <text:s/>82 <text:s/>20 <text:s/>54 <text:s/>90 <text:s/>55 <text:s/>61 <text:s/>54 <text:s/>73 <text:s/>79 <text:s/>2 <text:s/>93 <text:s/>34 <text:s/>23 <text:s/>3 <text:s/>41 <text:s/>20 <text:s/>13 <text:s/>68 <text:s/>15 <text:s/>86 <text:s/>71 <text:s/>70 <text:s/>83 <text:s/>2 <text:s/>57 <text:s/>11 <text:s/>49 <text:s/>52 <text:s/>56 <text:s/>20 <text:s/>41 <text:s/>90 <text:s/>39 <text:s/>94 <text:s/>79 <text:s/>45 <text:s/>55 <text:s/>85 <text:s/>17 <text:s/>33 <text:s/>86 <text:s/>61 <text:s/>18 <text:s/>60 <text:s/>15 <text:s/>58 <text:s/>80 <text:s/>28 <text:s/>77 <text:s/>46 <text:s/>65 <text:s/>48 <text:s/>67 <text:s/>99 <text:s/>49 <text:s/>23 <text:s/>9 <text:s/>49 <text:s/>26 <text:s/>17 <text:s/>68 <text:s/>66 <text:s/>6 <text:s/>58 <text:s/>60 <text:s/>36 <text:s/>54 <text:s/>66 <text:s/>72 <text:s/>70 <text:s/>50 <text:s/>58 <text:s/>83 <text:s/>67 <text:s/>69 <text:s/>49 <text:s/>77 <text:s/>100 <text:s/>28 <text:s/>53 <text:s/>45 <text:s/>93 <text:s/>100 <text:s/>11 <text:s/>43 <text:s/>100 <text:s/>85 <text:s/>52 <text:s/>1 <text:s/>63 <text:s/>20 <text:s/>20 <text:s/>80 <text:s/>77 <text:s/>78 <text:s/>91 <text:s/>12 <text:s/>31 <text:s/>56 <text:s/>84 <text:s/>53 <text:s/>5 <text:s/>93 <text:s/>87 <text:s/>24 <text:s/>61 <text:s/>35 <text:s/>100 <text:s/>61 <text:s/>63 <text:s/>4 <text:s/>57 <text:s/>7 <text:s/>4 <text:s/>20 <text:s/>49 <text:s/>55 <text:s/>56 <text:s/>52 <text:s/>55 <text:s/>70 <text:s/>71 <text:s/>75 <text:s/>50 <text:s/>47 <text:s/>4 <text:s/>92 <text:s/>11 <text:s/>34 <text:s/>48 <text:s/>46 <text:s/>38 <text:s/>4 <text:s/>38 <text:s/>76 <text:s/>27 <text:s/>50 <text:s/>11 <text:s/>78 <text:s/>62 <text:s/>25 <text:s/>82 <text:s/>71 <text:s/>31 <text:s/>37 <text:s/>90 <text:s/>79 <text:s/>91 <text:s/>45 <text:s/>31 <text:s/>46 <text:s/>15 <text:s/>53 <text:s/>72 <text:s/>16 <text:s/>100 <text:s/>75 <text:s/>7 <text:s/>62 <text:s/>60 <text:s/>6 <text:s/>7 <text:s/>98 <text:s/>10 <text:s/>96 <text:s/>73 <text:s/>88 <text:s/>97 <text:s/>35 <text:s/>18 <text:s/>59 <text:s/>59 <text:s/>99 <text:s/>29 <text:s/>89 <text:s/>87 <text:s/>70 <text:s/>20 <text:s/>77 <text:s/>66 <text:s/>2 <text:s/>74 <text:s/>32 <text:s/>54 <text:s/>45 <text:s/>47 <text:s/>5 <text:s/>71 <text:s/>6 <text:s/>66 <text:s/>31 <text:s/>11 <text:s/>72 <text:s/>80 <text:s/>72 <text:s/>19 <text:s/>4 <text:s/>60 <text:s/>16 <text:s/>39 <text:s/>77 <text:s/>74 <text:s/>97 <text:s/>27 <text:s/>54 <text:s/>38 <text:s/>13 <text:s/>75 <text:s/>57 <text:s/>41 <text:s/>40 <text:s/>10 <text:s/>67 <text:s/>72 <text:s/>63 <text:s/>63 <text:s/>70 <text:s/>20 <text:s/>34 <text:s/>75 <text:s/>85 <text:s/>64 <text:s/>86 <text:s/>9 <text:s/>95 <text:s/>57 <text:s/>27 <text:s/>98 <text:s/>68 <text:s/>42 <text:s/>36 <text:s/>96 <text:s/>67 <text:s/>85 <text:s/>22 <text:s/>72 <text:s/>22 <text:s/>86 <text:s/>46 <text:s/>30 <text:s/>79 <text:s/>38 <text:s/>39 <text:s/>45 <text:s/>9 <text:s/>53 <text:s/>59 <text:s/>78 <text:s/>72 <text:s/>92 <text:s/>53 <text:s/>57 <text:s/>7 <text:s/>90 <text:s/>17 <text:s/>1 <text:s/>46 <text:s/>43 <text:s/>99 <text:s/>14 <text:s/>37 <text:s/>86 <text:s/>61 <text:s/>55 <text:s/>70 <text:s/>83 <text:s/>79 <text:s/>43 <text:s/>20 <text:s/>24 <text:s/>72 <text:s/>98 <text:s/>61 <text:s/>10 <text:s/>94 <text:s/>21 <text:s/>63 <text:s/>5 <text:s/>99 <text:s/>86 <text:s/>48 <text:s/>3 <text:s/>42 <text:s/>55 <text:s/>92 <text:s/>58 <text:s/>7 <text:s/>89 <text:s/>53 <text:s/>57 <text:s/>54 <text:s/>41 <text:s/>95 <text:s/>15 <text:s/>95 <text:s/>64 <text:s/>97 <text:s/>73 <text:s/>7 <text:s/>68 <text:s/>49 <text:s/>30 <text:s/>18 <text:s/>61 <text:s/>40 <text:s/>11 <text:s/>34 <text:s/>54 <text:s/>15 <text:s/>32 <text:s/>39 <text:s/>63 <text:s/>86 <text:s/>33 <text:s/>69 <text:s/>77 <text:s/>42 <text:s/>27 <text:s/>65 <text:s/>46 <text:s/>36 <text:s/>19 <text:s/>86 <text:s/>30 <text:s/>33 <text:s/>33 <text:s/>45 <text:s/>81 <text:s/>57 <text:s/>3 <text:s/>100 <text:s/>5 <text:s/>33 <text:s/>17 <text:s/>18 <text:s/>24 <text:s/>28 <text:s/>51 <text:s/>29 <text:s/>94 <text:s/>34 <text:s/>19 <text:s/>8 <text:s/>71 <text:s/>3 <text:s/>28 <text:s/>47 <text:s/>45 <text:s/>7 <text:s/>63 <text:s/>90 <text:s/>42 <text:s/>33 <text:s/>28 <text:s/>23 <text:s/>17 <text:s/>60 <text:s/>19 <text:s/>49 <text:s/>16 <text:s/>22 <text:s/>49 <text:s/>73 <text:s/>6 <text:s/>65 <text:s/>42 <text:s/>81 <text:s/>44 <text:s/>44 <text:s/>61 <text:s/>90 <text:s/>29 <text:s/>79 <text:s/>97 <text:s/>99 <text:s/>82 <text:s/>77 <text:s/>97 <text:s/>78 <text:s/>83 <text:s/>59 <text:s/>19 <text:s/>24 <text:s/>44 <text:s/>46 <text:s/>98 <text:s/>12 <text:s/>57 <text:s/>68 <text:s/>61 <text:s/>25 <text:s/>41 <text:s/>61 <text:s/>49 <text:s/>46 <text:s/>25 <text:s/>90 <text:s/>78 <text:s/>21 <text:s/>33 <text:s/>38 <text:s/>10 <text:s/>13 <text:s/>17 <text:s/>58 <text:s/>11 <text:s/>50 <text:s/>34 <text:s/>7 <text:s/>79 <text:s/>16 <text:s/>65 <text:s/>97 <text:s/>91 <text:s/>60 <text:s/>95 <text:s/>40 <text:s/>72 <text:s/>3 <text:s/>8 <text:s/>84 <text:s/>27 <text:s/>48 <text:s/>44 <text:s/>75 <text:s/>46 <text:s/>68 <text:s/>16 <text:s/>23 <text:s/>40 <text:s/>100 <text:s/>61 <text:s/>1 <text:s/>12 <text:s/>29 <text:s/>59 <text:s/>22 <text:s/>30 <text:s/>44 <text:s/>28 <text:s/>8 <text:s/>60 <text:s/>45 <text:s/>56 <text:s/>2 <text:s/>56 <text:s/>2 <text:s/>42 <text:s/>27 <text:s/>57 <text:s/>1 <text:s/>10 <text:s/>83 <text:s/>48 <text:s/>53 <text:s/>10 <text:s/>93 <text:s/>73 <text:s/>77 <text:s/>68 <text:s/>64 <text:s/>77 <text:s/>80 <text:s/>65 <text:s/>40 <text:s/>8 <text:s/>23 <text:s/>14 <text:s/>89 <text:s/>66 <text:s/>93 <text:s/>48 <text:s/>77 <text:s/>37 <text:s/>55 <text:s/>31 <text:s/>45 <text:s/>57 <text:s/>24 <text:s/>71 <text:s/>13 <text:s/>24 <text:s/>33 <text:s/>47 <text:s/>71 <text:s/>37 <text:s/>8 <text:s/>16 <text:s/>61 <text:s/>85 <text:s/>83 <text:s/>25 <text:s/>13 <text:s/>14 <text:s/>89 <text:s/>4 <text:s/>21 <text:s/>63 <text:s/>17 <text:s/>61 <text:s/>80 <text:s/>10 <text:s/>60 <text:s/>9 <text:s/>98 <text:s/>14 <text:s/>39 <text:s/>42 <text:s/>22 <text:s/>62 <text:s/>65 <text:s/>86 <text:s/>85 <text:s/>97 <text:s/>85 <text:s/>7 <text:s/>85 <text:s/>92 <text:s/>74 <text:s/>46 <text:s/>28 <text:s/>8 <text:s/>22 <text:s/>40 <text:s/>21 <text:s/>10 <text:s/>96 <text:s/>93 <text:s/>24 <text:s/>12 <text:s/>5 <text:s/>3 <text:s/>21 <text:s/>64 <text:s/>11 <text:s/>71 <text:s/>78 <text:s/>1 <text:s/>12 <text:s/>99 <text:s/>62 <text:s/>76 <text:s/>37 <text:s/>98 <text:s/>24 <text:s/>21 <text:s/>57 <text:s/>61 <text:s/>12 <text:s/>30 <text:s/>6 <text:s/>92 <text:s/>90 <text:s/>27 <text:s/>83 <text:s/>10 <text:s/>88 <text:s/>78 <text:s/>55 <text:s/>63 <text:s/>90 <text:s/>59 <text:s/>65 <text:s/>62 <text:s/>23 <text:s/>28 <text:s/>32 <text:s/>52 <text:s/>28 <text:s/>44 <text:s/>50 <text:s/>42 <text:s/>71 <text:s/>38 <text:s/>39 <text:s/>47 <text:s/>58 <text:s/>95 <text:s/>7 <text:s/>22 <text:s/>77 <text:s/>64 <text:s/>13 <text:s/>66 <text:s/>42 <text:s/>95 <text:s/>27 <text:s/>81 <text:s/>73 <text:s/>33 <text:s/>43 <text:s/>14 <text:s/>92 <text:s/>59 <text:s/>75 <text:s/>66 <text:s/>38 <text:s/>7 <text:s/>17 <text:s/>66 <text:s/>2 <text:s/>18 <text:s/>59 <text:s/>72 <text:s/>56 <text:s/>49 <text:s/>70 <text:s/>13 <text:s/>44 <text:s/>76 <text:s/>34 <text:s/>72 <text:s/>91 <text:s/>98 <text:s/>89 <text:s/>84 <text:s/>93 <text:s/>15 <text:s/>64 <text:s/>17 <text:s/>100 <text:s/>58 <text:s/>30 <text:s/>91 <text:s/>17 <text:s/>4 <text:s/>56 <text:s/>54 <text:s/>10 <text:s/>72 <text:s/>71 <text:s/>11 <text:s/>89 <text:s/>81 <text:s/>35 <text:s/>96 <text:s/>30 <text:s/>4 <text:s/>9 <text:s/>73 <text:s/>32 <text:s/>94 <text:s/>96 <text:s/>74 <text:s/>44 <text:s/>84 <text:s/>58 <text:s/>36 <text:s/>50 <text:s/>73 <text:s/>4 <text:s/>49 <text:s/>31 <text:s/>33 <text:s/>91 <text:s/>99 <text:s/>88 <text:s/>46 <text:s/>4 <text:s/>98 <text:s/>69 <text:s/>27 <text:s/>60 <text:s/>10 <text:s/>7 <text:s/>46 <text:s/>5 <text:s/>36 <text:s/>50 <text:s/>65 <text:s/>60 <text:s/>33 <text:s/>11 <text:s/>55 <text:s/>6 <text:s/>54 <text:s/>90 <text:s/>15 <text:s/>41 <text:s/>92 <text:s/>88 <text:s/>44 <text:s/>92 <text:s/>70 <text:s/>28 <text:s/>83 <text:s/>20 <text:s/>15 <text:s/>80 <text:s/>23 <text:s/>12 <text:s/>49 <text:s/>49 <text:s/>24 <text:s/>10 <text:s/>8 <text:s/>69 <text:s/>14 <text:s/>43 <text:s/>70 <text:s/>31 <text:s/>55 <text:s/>2 <text:s/>41 <text:s/>61 <text:s/>60 <text:s/>46 <text:s/>51 <text:s/>26 <text:s/>86 <text:s/>94 <text:s/>13 <text:s/>81 <text:s/>85 <text:s/>34 <text:s/>8 <text:s/>67 <text:s/>53 <text:s/>22 <text:s/>99 <text:s/>28 <text:s/>86 <text:s/>99 <text:s/>28 <text:s/>61 <text:s/>8 <text:s/>35 <text:s/>29 <text:s/>73 <text:s/>30 <text:s/>51 <text:s/>3 <text:s/>84 <text:s/>4 <text:s/>95 <text:s/>44 <text:s/>63 <text:s/>40 <text:s/>46 <text:s/>89 <text:s/>25 <text:s/>39 <text:s/>53 <text:s/>5 <text:s/>24 <text:s/>39 <text:s/>64 <text:s/>42 <text:s/>43 <text:s/>86 <text:s/>40 <text:s/>22 <text:s/>23 <text:s/>38 <text:s/>50 <text:s/>83 <text:s/>45 <text:s/>36 <text:s/>63 <text:s/>70 <text:s/>17 <text:s/>13 <text:s/>72 <text:s/>100 <text:s/>17 <text:s/>67 <text:s/>96 <text:s/>31 <text:s/>58 <text:s/>93 <text:s/>71 <text:s/>83 <text:s/>32 <text:s/>76 <text:s/>39 <text:s/>7 <text:s/>66 <text:s/>55 <text:s/>100 <text:s/>8 <text:s/>40 <text:s/>40 <text:s/>82 <text:s/>62 <text:s/>29 <text:s/>83 <text:s/>96 <text:s/>26 <text:s/>18 <text:s/>58 <text:s/>95 <text:s/>35 <text:s/>23 <text:s/>18 <text:s/>86 <text:s/>91 <text:s/>36 <text:s/>33 <text:s/>73 <text:s/>94 <text:s/>78 <text:s/>44 <text:s/>28 <text:s/>9 <text:s/>71 <text:s/>18 <text:s/>67 <text:s/>36 <text:s/>72 <text:s/>66 <text:s/>95 <text:s/>63 <text:s/>57 <text:s/>76 <text:s/>76 <text:s/>38 <text:s/>58 <text:s/>71 <text:s/>63 <text:s/>28 <text:s/>81 <text:s/>9 <text:s/>14 <text:s/>3 <text:s/>26 <text:s/>51 <text:s/>93 <text:s/>14 <text:s/>36 <text:s/>65 <text:s/>59 <text:s/>13 <text:s/>60 <text:s/>86 <text:s/>73 <text:s/>30 <text:s/>55 <text:s/>91 <text:s/>17 <text:s/>27 <text:s/>8 <text:s/>64 <text:s/>89 <text:s/>65 <text:s/>91 <text:s/>17 <text:s/>54 <text:s/>1 <text:s/>87 <text:s/>68 <text:s/>28 <text:s/>67 <text:s/>76 <text:s/>93 <text:s/>21 <text:s/>53 <text:s/>95 <text:s/>65 <text:s/>18 <text:s/>30 <text:s/>30 <text:s/>76 <text:s/>94 <text:s/>41 <text:s/>13 <text:s/>66 <text:s/>23 <text:s/>68 <text:s/>8 <text:s/>39 <text:s/>94 <text:s/>16 <text:s/>54 <text:s/>34 <text:s/>32 <text:s/>45 <text:s/>50 <text:s/>85 <text:s/>45 <text:s/>89 <text:s/>52 <text:s/>24 <text:s/>7 <text:s/>27 <text:s/>68 <text:s/>28 <text:s/>31 <text:s/>62 <text:s/>92 <text:s/>49 <text:s/>44 <text:s/>73 <text:s/>24 <text:s/>37 <text:s/>14 <text:s/>37 <text:s/>55 <text:s/>36 <text:s/>56 <text:s/>62 <text:s/>26 <text:s/>1 <text:s/>77 <text:s/>80 <text:s/>34 <text:s/>8 <text:s/>76 <text:s/>36 <text:s/>44 <text:s/>20 <text:s/>76 <text:s/>95 <text:s/>95 <text:s/>82 <text:s/>73 <text:s/>62 <text:s/>61 <text:s/>56 <text:s/>23 <text:s/>53 <text:s/>4 <text:s/>18 <text:s/>77 <text:s/>79 <text:s/>55 <text:s/>42 <text:s/>67 <text:s/>61 <text:s/>77 <text:s/>22 <text:s/>22 <text:s/>55 <text:s/>22 <text:s/>51 <text:s/>86 <text:s/>8 <text:s/>58 <text:s/>61 <text:s/>43 <text:s/>2 <text:s/>32 <text:s/>70 <text:s/>48 <text:s/>26 <text:s/>51 <text:s/>21 <text:s/>39 <text:s/>12 <text:s/>28 <text:s/>13 <text:s/>16 <text:s/>31 <text:s/>31 <text:s/>92 <text:s/>61 <text:s/>37 <text:s/>34 <text:s/>28 <text:s/>97 <text:s/>62 <text:s/>49 <text:s/>18 <text:s/>68 <text:s/>71 <text:s/>68 <text:s/>5 <text:s/>78 <text:s/>78 <text:s/>65 <text:s/>72 <text:s/>31 <text:s/>48 <text:s/>41 <text:s/>78 <text:s/>73 <text:s/>43 <text:s/>50 <text:s/>63 <text:s/>54 <text:s/>77 <text:s/>76 <text:s/>21 <text:s/>59 <text:s/>6 <text:s/>65 <text:s/>20 <text:s/>42 <text:s/>50 <text:s/>47 <text:s/>90 <text:s/>63 <text:s/>95 <text:s/>7 <text:s/>83 <text:s/>17 <text:s/>27 <text:s/>87 <text:s/>94 <text:s/>4 <text:s/>52 <text:s/>17 <text:s/>34 <text:s/>99 <text:s/>57 <text:s/>63 <text:s/>24 <text:s/>100 <text:s/>13 <text:s/>38 <text:s/>5 <text:s/>41 <text:s/>13 <text:s/>78 <text:s/>100 <text:s/>70 <text:s/>94 <text:s/>19 <text:s/>63 <text:s/>43 <text:s/>65 <text:s/>52 <text:s/>57 <text:s/>11 <text:s/>11 <text:s/>39 <text:s/>28 <text:s/>37 <text:s/>26 <text:s/>73 <text:s/>40 <text:s/>29 <text:s/>90 <text:s/>25 <text:s/>27 <text:s/>98 <text:s/>87 <text:s/>2 <text:s/>49 <text:s/>51 <text:s/>92 <text:s/>6 <text:s/>92 <text:s/>4 <text:s/>83 <text:s/>91 <text:s/>26 <text:s/>76 <text:s/>61 <text:s/>88 <text:s/>70 <text:s/>25 <text:s/>40 <text:s/>26 <text:s/>87 <text:s/>50 <text:s/>17 <text:s/>14 <text:s/>38 <text:s/>42 <text:s/>39 <text:s/>29 <text:s/>70 <text:s/>28 <text:s/>53 <text:s/>48 <text:s/>77 <text:s/>91 <text:s/>2 <text:s/>26 <text:s/>42 <text:s/>93 <text:s/>31 <text:s/>85 <text:s/>96 <text:s/>65 <text:s/>27 <text:s/>21 <text:s/>92 <text:s/>87 <text:s/>61 <text:s/>61 <text:s/>63 <text:s/>52 <text:s/>38 <text:s/>49 <text:s/>53 <text:s/>54 <text:s/>15 <text:s/>90 <text:s/>95 <text:s/>53 <text:s/>18 <text:s/>16 <text:s/>32 <text:s/>22 <text:s/>64 <text:s/>8 <text:s/>64 <text:s/>17 <text:s/>85 <text:s/>5 <text:s/>9 <text:s/>15 <text:s/>41 <text:s/>56 <text:s/>79 <text:s/>67 <text:s/>29 <text:s/>70 <text:s/>53 <text:s/>89 <text:s/>82 <text:s/>15 <text:s/>92 <text:s/>20 <text:s/>16 <text:s/>44 <text:s/>25 <text:s/>30 <text:s/>33 <text:s/>72 <text:s/>34 <text:s/>2 <text:s/>87 <text:s/>65 <text:s/>75 <text:s/>2 <text:s/>24 <text:s/>38 <text:s/>18 <text:s/>9 <text:s/>95 <text:s/>78 <text:s/>75 <text:s/>35 <text:s/>34 <text:s/>54 <text:s/>54 <text:s/>62 <text:s/>75 <text:s/>6 <text:s/>2 <text:s/>9 <text:s/>73 <text:s/>93 <text:s/>80 <text:s/>88 <text:s/>36 <text:s/>4 <text:s/>17 <text:s/>20 <text:s/>75 <text:s/>2 <text:s/>73 <text:s/>14 <text:s/>18 <text:s/>47 <text:s/>67 <text:s/>41 <text:s/>36 <text:s/>37 <text:s/>1 <text:s/>30 <text:s/>14 <text:s/>76 <text:s/>17 <text:s/>47 <text:s/>81 <text:s/>70 <text:s/>60 <text:s/>7 <text:s/>75 <text:s/>61 <text:s/>15 <text:s/>99 <text:s/>53 <text:s/>94 <text:s/>86 <text:s/>40 <text:s/>50 <text:s/>54 <text:s/>59 <text:s/>76 <text:s/>55 <text:s/>83 <text:s/>41 <text:s/>72 <text:s/>29 <text:s/>8 <text:s/>65 <text:s/>65 <text:s/>44 <text:s/>65 <text:s/>46 <text:s/>9 <text:s/>92 <text:s/>62 <text:s/>8 <text:s/>24 <text:s/>83 <text:s/>67 <text:s/>31 <text:s/>10 <text:s/>80 <text:s/>97 <text:s/>8 <text:s/>84 <text:s/>43 <text:s/>94 <text:s/>24 <text:s/>92 <text:s/>99 <text:s/>34 <text:s/>67 <text:s/>54 <text:s/>69 <text:s/>8 <text:s/>25 <text:s/>97 <text:s/>67 <text:s/>41 <text:s/>13 <text:s/>62 <text:s/>6 <text:s/>11 <text:s/>70 <text:s/>49 <text:s/>24 <text:s/>29 <text:s/>73 <text:s/>7 <text:s/>96 <text:s/>55 <text:s/>68 <text:s/>27 <text:s/>3 <text:s/>75 <text:s/>10 <text:s/>45 <text:s/>20 <text:s/>85 <text:s/>36 <text:s/>19 <text:s/>71 <text:s/>55 <text:s/>24 <text:s/>39 <text:s/>14 <text:s/>48 <text:s/>87 <text:s/>80 <text:s/>41 <text:s/>52 <text:s/>93 <text:s/>98 <text:s/>62 <text:s/>62 <text:s/>46 <text:s/>37 <text:s/>91 <text:s/>70 <text:s/>43 <text:s/>38 <text:s/>24 <text:s/>62 <text:s/>16 <text:s/>27 <text:s/>37 <text:s/>25 <text:s/>23 <text:s/>8 <text:s/>62 <text:s/>11 <text:s/>26 <text:s/>84 <text:s/>65 <text:s/>49 <text:s/>22 <text:s/>30 <text:s/>49 <text:s/>60 <text:s/>9 <text:s/>89 <text:s/>11 <text:s/>1 <text:s/>86 <text:s/>24 <text:s/>14 <text:s/>83 <text:s/>61 <text:s/>56 <text:s/>53 <text:s/>55 <text:s/>45 <text:s/>28 <text:s/>17 <text:s/>60 <text:s/>6 <text:s/>5 <text:s/>37 <text:s/>29 <text:s/>12 <text:s/>50 <text:s/>39 <text:s/>90 <text:s/>33 <text:s/>55 <text:s/>90 <text:s/>54 <text:s/>84 <text:s/>38 <text:s/>13 <text:s/>44 <text:s/>78 <text:s/>76 <text:s/>96 <text:s/>15 <text:s/>99 <text:s/>9 <text:s/>50 <text:s/>11 <text:s/>17 <text:s/>2 <text:s/>66 <text:s/>13 <text:s/>29 <text:s/>34 <text:s/>73 <text:s/>35 <text:s/>38 <text:s/>61 <text:s/>15 <text:s/>1 <text:s/>10 <text:s/>53 <text:s/>90 <text:s/>42 <text:s/>7 <text:s/>80 <text:s/>47 <text:s/>90 <text:s/>69 <text:s/>11 <text:s/>33 <text:s/>99 <text:s/>86 <text:s/>28 <text:s/>13 <text:s/>37 <text:s/>88 <text:s/>62 <text:s/>47 <text:s/>56 <text:s/>15 <text:s/>64 <text:s/>69 <text:s/>96 <text:s/>49 <text:s/>93 <text:s/>82 <text:s/>86 <text:s/>53 <text:s/>96 <text:s/>39 <text:s/>14 <text:s/>48 <text:s/>28 <text:s/>55 <text:s/>6 <text:s/>7 <text:s/>1 <text:s/>95 <text:s/>28 <text:s/>63 <text:s/>79 <text:s/>26 <text:s/>49 <text:s/>58 <text:s/>90 <text:s/>85 <text:s/>97 <text:s/>4 <text:s/>83 <text:s/>53 <text:s/>18 <text:s/>99 <text:s/>73 <text:s/>13 <text:s/>47 <text:s/>65 <text:s/>46 <text:s/>85 <text:s/>69 <text:s/>41 <text:s/>23 <text:s/>82 <text:s/>88 <text:s/>2 <text:s/>88 <text:s/>45 <text:s/>61 <text:s/>40 <text:s/>39 <text:s/>88 <text:s/>2 <text:s/>69 <text:s/>13 <text:s/>2 <text:s/>78 <text:s/>54 <text:s/>86 <text:s/>75 <text:s/>57 <text:s/>21 <text:s/>79 <text:s/>27 <text:s/>71 <text:s/>51 <text:s/>91 <text:s/>17 <text:s/>67 <text:s/>37 <text:s/>53 <text:s/>87 <text:s/>77 <text:s/>75 <text:s/>68 <text:s/>17 <text:s/>77 <text:s/>7 <text:s/>61 <text:s/>37 <text:s/>46 <text:s/>52 <text:s/>76 <text:s/>99 <text:s/>20 <text:s/>40 <text:s/>1 <text:s/>98 <text:s/>93 <text:s/>38 <text:s/>24 <text:s/>2 <text:s/>58 <text:s/>2 <text:s/>28 <text:s/>28 <text:s/>4 <text:s/>18 <text:s/>97 <text:s/>70 <text:s/>54 <text:s/>49 <text:s/>56 <text:s/>83 <text:s/>76 <text:s/>75 <text:s/>99 <text:s/>52 <text:s/>81 <text:s/>11 <text:s/>40 <text:s/>78 <text:s/>62 <text:s/>15 <text:s/>76 <text:s/>34 <text:s/>54 <text:s/>76 <text:s/>83 <text:s/>98 <text:s/>14 <text:s/>58 <text:s/>99 <text:s/>23 <text:s/>59 <text:s/>26 <text:s/>3 <text:s/>14 <text:s/>96 <text:s/>99 <text:s/>35 <text:s/>1 <text:s/>99 <text:s/>42 <text:s/>83 <text:s/>74 <text:s/>68 <text:s/>33 <text:s/>25 <text:s/>48 <text:s/>44 <text:s/>16 <text:s/>77 <text:s/>57 <text:s/>30 <text:s/>4 <text:s/>42 <text:s/>35 <text:s/>32 <text:s/>24 <text:s/>33 <text:s/>45 <text:s/>81 <text:s/>31 <text:s/>19 <text:s/>91 <text:s/>9 <text:s/>21 <text:s/>4 <text:s/>4 <text:s/>71 <text:s/>90 <text:s/>4 <text:s/>70 <text:s/>31 <text:s/>39 <text:s/>43 <text:s/>98 <text:s/>71 <text:s/>20 <text:s/>97 <text:s/>66 <text:s/>35 <text:s/>25 <text:s/>23 <text:s/>17 <text:s/>29 <text:s/>64 <text:s/>51 <text:s/>60 <text:s/>40 <text:s/>35 <text:s/>56 <text:s/>72 <text:s/>18 <text:s/>26 <text:s/>63 <text:s/>26 <text:s/>47 <text:s/>18 <text:s/>81 <text:s/>69 <text:s/>60 <text:s/>84 <text:s/>90 <text:s/>90 <text:s/>74 <text:s/>33 <text:s/>40 <text:s/>45 <text:s/>4 <text:s/>36 <text:s/>10 <text:s/>38 <text:s/>61 <text:s/>84 <text:s/>6 <text:s/>41 <text:s/>100 <text:s/>57 <text:s/>100 <text:s/>91 <text:s/>43 <text:s/>7 <text:s/>62 <text:s/>60 <text:s/>32 <text:s/>76 <text:s/>37 <text:s/>30 <text:s/>46 <text:s/>69 <text:s/>99 <text:s/>5 <text:s/>53 <text:s/>88 <text:s/>94 <text:s/>78 <text:s/>72 <text:s/>33 <text:s/>22 <text:s/>75 <text:s/>21 <text:s/>84 <text:s/>65 <text:s/>33 <text:s/>19 <text:s/>70 <text:s/>73 <text:s/>18 <text:s/>78 <text:s/>24 <text:s/>8 <text:s/>21 <text:s/>30 <text:s/>22 <text:s/>32 <text:s/>61 <text:s/>97 <text:s/>21 <text:s/>91 <text:s/>42 <text:s/>89 <text:s/>41 <text:s/>46 <text:s/>93 <text:s/>80 <text:s/>92 <text:s/>71 <text:s/>4 <text:s/>76 <text:s/>44 <text:s/>30 <text:s/>96 <text:s/>27 <text:s/>94 <text:s/>80 <text:s/>46 <text:s/>64 <text:s/>52 <text:s/>15 <text:s/>93 <text:s/>75 <text:s/>75 <text:s/>65 <text:s/>4 <text:s/>96 <text:s/>97 <text:s/>17 <text:s/>92 <text:s/>69 <text:s/>59 <text:s/>86 <text:s/>57 <text:s/>51 <text:s/>83 <text:s/>2 <text:s/>82 <text:s/>74 <text:s/>72 <text:s/>85 <text:s/>2 <text:s/>15 <text:s/>15 <text:s/>49 <text:s/>94 <text:s/>60 <text:s/>29 <text:s/>39 <text:s/>75 <text:s/>80 <text:s/>5 <text:s/>68 <text:s/>7 <text:s/>79 <text:s/>32 <text:s/>62 <text:s/>74 <text:s/>80 <text:s/>78 <text:s/>18 <text:s/>48 <text:s/>88 <text:s/>3 <text:s/>57 <text:s/>38 <text:s/>85 <text:s/>58 <text:s/>72 <text:s/>11 <text:s/>81 <text:s/>56 <text:s/>12 <text:s/>95 <text:s/>22 <text:s/>60 <text:s/>40 <text:s/>82 <text:s/>88 <text:s/>30 <text:s/>8 <text:s/>20 <text:s/>35 <text:s/>75 <text:s/>78 <text:s/>13 <text:s/>59 <text:s/>39 <text:s/>39 <text:s/>38 <text:s/>69 <text:s/>56 <text:s/>38 <text:s/>56 <text:s/>10 <text:s/>46 <text:s/>46 <text:s/>94 <text:s/>3 <text:s/>69 <text:s/>56 <text:s/>83 <text:s/>24 <text:s/>67 <text:s/>29 <text:s/>98 <text:s/>79 <text:s/>69 <text:s/>31 <text:s/>18 <text:s/>98 <text:s/>38 <text:s/>37 <text:s/>84 <text:s/>65 <text:s/>14 <text:s/>97 <text:s/>23 <text:s/>5 <text:s/>87 <text:s/>12 <text:s/>73 <text:s/>42 <text:s/>1 <text:s/>80 <text:s/>51 <text:s/>46 <text:s/>77 <text:s/>96 <text:s/>100 <text:s/>45 <text:s/>4 <text:s/>82 <text:s/>21 <text:s/>22 <text:s/>63 <text:s/>18 <text:s/>100 <text:s/>83 <text:s/>100 <text:s/>18 <text:s/>32 <text:s/>37 <text:s/>6 <text:s/>16 <text:s/>53 <text:s/>20 <text:s/>64 <text:s/>27 <text:s/>76 <text:s/>50 <text:s/>39 <text:s/>48 <text:s/>43 <text:s/>91 <text:s/>27 <text:s/>45 <text:s/>37 <text:s/>56 <text:s/>92 <text:s/>36 <text:s/>100 <text:s/>95 <text:s/>70 <text:s/>72 <text:s/>17 <text:s/>84 <text:s/>41 <text:s/>16 <text:s/>66 <text:s/>40 <text:s/>85 <text:s/>97 <text:s/>29 <text:s/>91 <text:s/>64 <text:s/>81 <text:s/>62 <text:s/>27 <text:s/>8 <text:s/>37 <text:s/>28 <text:s/>98 <text:s/>36 <text:s/>70 <text:s/>40 <text:s/>14 <text:s/>14 <text:s/>76 <text:s/>69 <text:s/>6 <text:s/>64 <text:s/>21 <text:s/>52 <text:s/>85 <text:s/>92 <text:s/>68 <text:s/>68 <text:s/>33 <text:s/>36 <text:s/>85 <text:s/>72 <text:s/>20 <text:s/>33 <text:s/>100 <text:s/>62 <text:s/>97 <text:s/>33 <text:s/>23 <text:s/>75 <text:s/>40 <text:s/>11 <text:s/>3 <text:s/>89 <text:s/>46 <text:s/>24 <text:s/>28 <text:s/>60 <text:s/>90 <text:s/>56 <text:s/>28 <text:s/>95 <text:s/>71 <text:s/>48 <text:s/>46 <text:s/>55 <text:s/>92 <text:s/>66 <text:s/>74 <text:s/>24 <text:s/>1 <text:s/>10 <text:s/>47 <text:s/>72 <text:s/>42 <text:s/>47 <text:s/>34 <text:s/>90 <text:s/>31 <text:s/>56 <text:s/>65 <text:s/>70 <text:s/>19 <text:s/>19 <text:s/>10 <text:s/>64 <text:s/>42 <text:s/>37 <text:s/>23 <text:s/>83 <text:s/>44 <text:s/>3 <text:s/>77 <text:s/>14 <text:s/>2 <text:s/>75 <text:s/>20 <text:s/>93 <text:s/>92 <text:s/>93 <text:s/>68 <text:s/>92 <text:s/>2 <text:s/>15 <text:s/>63 <text:s/>96 <text:s/>13 <text:s/>48 <text:s/>85 <text:s/>43 <text:s/>56 <text:s/>1 <text:s/>64 <text:s/>74 <text:s/>19 <text:s/>73 <text:s/>37 <text:s/>13 <text:s/>61 <text:s/>12 <text:s/>95 <text:s/>5 <text:s/>66 <text:s/>24 <text:s/>18 <text:s/>19 <text:s/>50 <text:s/>38 <text:s/>12 <text:s/>41 <text:s/>82 <text:s/>31 <text:s/>84 <text:s/>84 <text:s/>45 <text:s/>98 <text:s/>79 <text:s/>57 <text:s/>46 <text:s/>15 <text:s/>99 <text:s/>1 <text:s/>16 <text:s/>62 <text:s/>26 <text:s/>86 <text:s/>86 <text:s/>14 <text:s/>50 <text:s/>47 <text:s/>25 <text:s/>97 <text:s/>51 <text:s/>42 <text:s/>20 <text:s/>68 <text:s/>61 <text:s/>21 <text:s/>57 <text:s/>24 <text:s/>61 <text:s/>39 <text:s/>54 <text:s/>44 <text:s/>74 <text:s/>99 <text:s/>41 <text:s/>4 <text:s/>7 <text:s/>38 <text:s/>18 <text:s/>58 <text:s/>38 <text:s/>85 <text:s/>71 <text:s/>63 <text:s/>71 <text:s/>57 <text:s/>77 <text:s/>72 <text:s/>3 <text:s/>53 <text:s/>68 <text:s/>5 <text:s/>95 <text:s/>39 <text:s/>72 <text:s/>7 <text:s/>59 <text:s/>81 <text:s/>30 <text:s/>71 <text:s/>19 <text:s/>35 <text:s/>66 <text:s/>44 <text:s/>33 <text:s/>7 <text:s/>47 <text:s/>92 <text:s/>96 <text:s/>16 <text:s/>49 <text:s/>34 <text:s/>1 <text:s/>19 <text:s/>48 <text:s/>23 <text:s/>75 <text:s/>76 <text:s/>94 <text:s/>29 <text:s/>29 <text:s/>62 <text:s/>33 <text:s/>75 <text:s/>100 <text:s/>57 <text:s/>33 <text:s/>11 <text:s/>37 <text:s/>62 <text:s/>81 <text:s/>7 <text:s/>96 <text:s/>99 <text:s/>50 <text:s/>81 <text:s/>57 <text:s/>48 <text:s/>24 <text:s/>52 <text:s/>63 <text:s/>72 <text:s/>85 <text:s/>63 <text:s/>42 <text:s/>85 <text:s/>85 <text:s/>69 <text:s/>60 <text:s/>79 <text:s/>97 <text:s/>40 <text:s/>92 <text:s/>30 <text:s/>66 <text:s/>43 <text:s/>38 <text:s/>98 <text:s/>5 <text:s/>74 <text:s/>11 <text:s/>38 <text:s/>32 <text:s/>59 <text:s/>36 <text:s/>33 <text:s/>91 <text:s/>92 <text:s/>80 <text:s/>14 <text:s/>43 <text:s/>42 <text:s/>85 <text:s/>80 <text:s/>5 <text:s/>78 <text:s/>64 <text:s/>41 <text:s/>46 <text:s/>75 <text:s/>71 <text:s/>43 <text:s/>67 <text:s/>62 <text:s/>24 <text:s/>32 <text:s/>57 <text:s/>61 <text:s/>30 <text:s/>61 <text:s/>86 <text:s/>92 <text:s/>98 <text:s/>17 <text:s/>50 <text:s/>33 <text:s/>49 <text:s/>40 <text:s/>24 <text:s/>28 <text:s/>53 <text:s/>19 <text:s/>21 <text:s/>89 <text:s/>98 <text:s/>25 <text:s/>67 <text:s/>13 <text:s/>18 <text:s/>12 <text:s/>87 <text:s/>88 <text:s/>6 <text:s/>53 <text:s/>2 <text:s/>29 <text:s/>37 <text:s/>58 <text:s/>41 <text:s/>66 <text:s/>18 <text:s/>26 <text:s/>57 <text:s/>68 <text:s/>94 <text:s/>59 <text:s/>100 <text:s/>94 <text:s/>98 <text:s/>76 <text:s/>21 <text:s/>3 <text:s/>94 <text:s/>94 <text:s/>91 <text:s/>91 <text:s/>70 <text:s/>9 <text:s/>3 <text:s/>87 <text:s/>21 <text:s/>41 <text:s/>75 <text:s/>26 <text:s/>46 <text:s/>28 <text:s/>7 <text:s/>82 <text:s/>85 <text:s/>47 <text:s/>99 <text:s/>54 <text:s/>73 <text:s/>7 <text:s/>21 <text:s/>18 <text:s/>65 <text:s/>21 <text:s/>12 <text:s/>15 <text:s/>96 <text:s/>84 <text:s/>17 <text:s/>89 <text:s/>77 <text:s/>59 <text:s/>31 <text:s/>47 <text:s/>68 <text:s/>85 <text:s/>33 <text:s/>40 <text:s/>25 <text:s/>59 <text:s/>17 <text:s/>22 <text:s/>86 <text:s/>23 <text:s/>55 <text:s/>22 <text:s/>22 <text:s/>5 <text:s/>76 <text:s/>94 <text:s/>12 <text:s/>96 <text:s/>11 <text:s/>28 <text:s/>68 <text:s/>74 <text:s/>42 <text:s/>15 <text:s/>58 <text:s/>10 <text:s/>55 <text:s/>34 <text:s/>69 <text:s/>37 <text:s/>80 <text:s/>88 <text:s/>21 <text:s/>65 <text:s/>27 <text:s/>98 <text:s/>23 <text:s/>95 <text:s/>71 <text:s/>9 <text:s/>70 <text:s/>26 <text:s/>82 <text:s/>91 <text:s/>30 <text:s/>57 <text:s/>84 <text:s/>93 <text:s/>5 <text:s/>46 <text:s/>21 <text:s/>24 <text:s/>20 <text:s/>62 <text:s/>91 <text:s/>29 <text:s/>24 <text:s/>97 <text:s/>62 <text:s/>92 <text:s/>34 <text:s/>94 <text:s/>31 <text:s/>54 <text:s/>58 <text:s/>57 <text:s/>3 <text:s/>80 <text:s/>3 <text:s/>74 <text:s/>40 <text:s/>72 <text:s/>51 <text:s/>22 <text:s/>62 <text:s/>80 <text:s/>30 <text:s/>97 <text:s/>73 <text:s/>34 <text:s/>43 <text:s/>45 <text:s/>10 <text:s/>14 <text:s/>6 <text:s/>100 <text:s/>42 <text:s/>81 <text:s/>96 <text:s/>55 <text:s/>72 <text:s/>81 <text:s/>48 <text:s/>2 <text:s/>35 <text:s/>5 <text:s/>10 <text:s/>89 <text:s/>37 <text:s/>13 <text:s/>62 <text:s/>76 <text:s/>84 <text:s/>12 <text:s/>49 <text:s/>98 <text:s/>44 <text:s/>79 <text:s/>94 <text:s/>68 <text:s/>64 <text:s/>88 <text:s/>12 <text:s/>73 <text:s/>53 <text:s/>69 <text:s/>24 <text:s/>46 <text:s/>50 <text:s/>72 <text:s/>1 <text:s/>73 <text:s/>52 <text:s/>48 <text:s/>75 <text:s/>38 <text:s/>53 <text:s/>36 <text:s/>79 <text:s/>89 <text:s/>100 <text:s/>40 <text:s/>16 <text:s/>36 <text:s/>4 <text:s/>65 <text:s/>33 <text:s/>99 <text:s/>95 <text:s/>26 <text:s/>66 <text:s/>10 <text:s/>66 <text:s/>77 <text:s/>35 <text:s/>18 <text:s/>97 <text:s/>58 <text:s/>64 <text:s/>46 <text:s/>81 <text:s/>64 <text:s/>19 <text:s/>85 <text:s/>63 <text:s/>45 <text:s/>22 <text:s/>67 <text:s/>32 <text:s/>100 <text:s/>7 <text:s/>32 <text:s/>92 <text:s/>23 <text:s/>67 <text:s/>47 <text:s/>39 <text:s/>51 <text:s/>45 <text:s/>85 <text:s/>28 <text:s/>62 <text:s/>94 <text:s/>93 <text:s/>90 <text:s/>28 <text:s/>63 <text:s/>86 <text:s/>38 <text:s/>26 <text:s/>32 <text:s/>18 <text:s/>41 <text:s/>2 <text:s/>2 <text:s/>3 <text:s/>46 <text:s/>76 <text:s/>70 <text:s/>77 <text:s/>27 <text:s/>76 <text:s/>60 <text:s/>70 <text:s/>50 <text:s/>78 <text:s/>16 <text:s/>40 <text:s/>28 <text:s/>12 <text:s/>24 <text:s/>8 <text:s/>73 <text:s/>18 <text:s/>52 <text:s/>62 <text:s/>97 <text:s/>14 <text:s/>48 <text:s/>34 <text:s/>91 <text:s/>31 <text:s/>4 <text:s/>31 <text:s/>32 <text:s/>5 <text:s/>86 <text:s/>77 <text:s/>32 <text:s/>7 <text:s/>5 <text:s/>59 <text:s/>34 <text:s/>65 <text:s/>28 <text:s/>84 <text:s/>94 <text:s/>96 <text:s/>75 <text:s/>22 <text:s/>7 <text:s/>99 <text:s/>81 <text:s/>32 <text:s/>68 <text:s/>32 <text:s/>93 <text:s/>64 <text:s/>98 <text:s/>92 <text:s/>98 <text:s/>88 <text:s/>22 <text:s/>1 <text:s/>71 <text:s/>53 <text:s/>57 <text:s/>8 <text:s/>81 <text:s/>41 <text:s/>14 <text:s/>38 <text:s/>51 <text:s/>47 <text:s/>2 <text:s/>30 <text:s/>82 <text:s/>95 <text:s/>25 <text:s/>57 <text:s/>68 <text:s/>84 <text:s/>7 <text:s/>100 <text:s/>15 <text:s/>74 <text:s/>32 <text:s/>7 <text:s/>37 <text:s/>29 <text:s/>99 <text:s/>86 <text:s/>68 <text:s/>72 <text:s/>38 <text:s/>90 <text:s/>25 <text:s/>95 <text:s/>97 <text:s/>57 <text:s/>35 <text:s/>10 <text:s/>94 <text:s/>37 <text:s/>9 <text:s/>47 <text:s/>66 <text:s/>42 <text:s/>94 <text:s/>91 <text:s/>50 <text:s/>13 <text:s/>74 <text:s/>56 <text:s/>13 <text:s/>88 <text:s/>81 <text:s/>44 <text:s/>46 <text:s/>70 <text:s/>24 <text:s/>96 <text:s/>55 <text:s/>43 <text:s/>68 <text:s/>93 <text:s/>33 <text:s/>44 <text:s/>39 <text:s/>29 <text:s/>100 <text:s/>25 <text:s/>91 <text:s/>46 <text:s/>61 <text:s/>51 <text:s/>92 <text:s/>26 <text:s/>92 <text:s/>37 <text:s/>68 <text:s/>94 <text:s/>50 <text:s/>41 <text:s/>1 <text:s/>62 <text:s/>80 <text:s/>82 <text:s/>57 <text:s/>78 <text:s/>51 <text:s/>32 <text:s/>73 <text:s/>57 <text:s/>74 <text:s/>40 <text:s/>49 <text:s/>58 <text:s/>83 <text:s/>87 <text:s/>87 <text:s/>35 <text:s/>11 <text:s/>29 <text:s/>80 <text:s/>23 <text:s/>79 <text:s/>23 <text:s/>49 <text:s/>70 <text:s/>60 <text:s/>16 <text:s/>15 <text:s/>61 <text:s/>9 <text:s/>16 <text:s/>22 <text:s/>88 <text:s/>97 <text:s/>78 <text:s/>17 <text:s/>99 <text:s/>61 <text:s/>90 <text:s/>55 <text:s/>34 <text:s/>81 <text:s/>56 <text:s/>44 <text:s/>16 <text:s/>42 <text:s/>30 <text:s/>50 <text:s/>5 <text:s/>58 <text:s/>81 <text:s/>27 <text:s/>88 <text:s/>55 <text:s/>27 <text:s/>57 <text:s/>66 <text:s/>43 <text:s/>72 <text:s/>26 <text:s/>51 <text:s/>39 <text:s/>47 <text:s/>90 <text:s/>35 <text:s/>76 <text:s/>7 <text:s/>85 <text:s/>88 <text:s/>48 <text:s/>39 <text:s/>74 <text:s/>28 <text:s/>46 <text:s/>17 <text:s/>43 <text:s/>40 <text:s/>98 <text:s/>44 <text:s/>96 <text:s/>55 <text:s/>76 <text:s/>22 <text:s/>94 <text:s/>31 <text:s/>1 <text:s/>2 <text:s/>96 <text:s/>43 <text:s/>73 <text:s/>74 <text:s/>45 <text:s/>63 <text:s/>72 <text:s/>86 <text:s/>97 <text:s/>100 <text:s/>44 <text:s/>33 <text:s/>87 <text:s/>91 <text:s/>24 <text:s/>60 <text:s/>71 <text:s/>69 <text:s/>76 <text:s/>13 <text:s/>8 <text:s/>73 <text:s/>9 <text:s/>3 <text:s/>79 <text:s/>84 <text:s/>77 <text:s/>72 <text:s/>14 <text:s/>77 <text:s/>74 <text:s/>62 <text:s/>71 <text:s/>98 <text:s/>35 <text:s/>67 <text:s/>61 <text:s/>58 <text:s/>4 <text:s/>9 <text:s/>57 <text:s/>100 <text:s/>94 <text:s/>44 <text:s/>42 <text:s/>17 <text:s/>55 <text:s/>12 <text:s/>37 <text:s/>31 <text:s/>77 <text:s/>45 <text:s/>55 <text:s/>85 <text:s/>99 <text:s/>86 <text:s/>68 <text:s/>27 <text:s/>57 <text:s/>34 <text:s/>55 <text:s/>82 <text:s/>47 <text:s/>77 <text:s/>32 <text:s/>33 <text:s/>95 <text:s/>44 <text:s/>90 <text:s/>99 <text:s/>52 <text:s/>47 <text:s/>98 <text:s/>97 <text:s/>42 <text:s/>39 <text:s/>13 <text:s/>96 <text:s/>3 <text:s/>50 <text:s/>78 <text:s/>79 <text:s/>46 <text:s/>33 <text:s/>15 <text:s/>96 <text:s/>18 <text:s/>82 <text:s/>75 <text:s/>26 <text:s/>67 <text:s/>29 <text:s/>8 <text:s/>13 <text:s/>58 <text:s/>91 <text:s/>45 <text:s/>52 <text:s/>34 <text:s/>35 <text:s/>50 <text:s/>37 <text:s/>33 <text:s/>99 <text:s/>34 <text:s/>74 <text:s/>38 <text:s/>98 <text:s/>69 <text:s/>92 <text:s/>47 <text:s/>47 <text:s/>70 <text:s/>44 <text:s/>31 <text:s/>84 <text:s/>92 <text:s/>48 <text:s/>17 <text:s/>66 <text:s/>73 <text:s/>36 <text:s/>94 <text:s/>32 <text:s/>48 <text:s/>51 <text:s/>22 <text:s/>93 <text:s/>55 <text:s/>7 <text:s/>79 <text:s/>4 <text:s/>44 <text:s/>11 <text:s/>3 <text:s/>77 <text:s/>84 <text:s/>92 <text:s/>74 <text:s/>52 <text:s/>35 <text:s/>73 <text:s/>50 <text:s/>4 <text:s/>68 <text:s/>80 <text:s/>39 <text:s/>59 <text:s/>79 <text:s/>7 <text:s/>24 <text:s/>4 <text:s/>42 <text:s/>70 <text:s/>35 <text:s/>42 <text:s/>72 <text:s/>9 <text:s/>34 <text:s/>26 <text:s/>15 <text:s/>12 <text:s/>30 <text:s/>10 <text:s/>22 <text:s/>84 <text:s/>86 <text:s/>57 <text:s/>27 <text:s/>12 <text:s/>60 <text:s/>61 <text:s/>84 <text:s/>10 <text:s/>16 <text:s/>51 <text:s/>41 <text:s/>6 <text:s/>62 <text:s/>20 <text:s/>12 <text:s/>85 <text:s/>23 <text:s/>6 <text:s/>54 <text:s/>9 <text:s/>47 <text:s/>26 <text:s/>17 <text:s/>32 <text:s/>51 <text:s/>84 <text:s/>95 <text:s/>32 <text:s/>93 <text:s/>16 <text:s/>67 <text:s/>31 <text:s/>24 <text:s/>93 <text:s/>42 <text:s/>83 <text:s/>53 <text:s/>77 <text:s/>92 <text:s/>20 <text:s/>79 <text:s/>33 <text:s/>25 <text:s/>40 <text:s/>52 <text:s/>89 <text:s/>77 <text:s/>26 <text:s/>94 <text:s/>30 <text:s/>34 <text:s/>92 <text:s/>7 <text:s/>51 <text:s/>23 <text:s/>10 <text:s/>86 <text:s/>17 <text:s/>41 <text:s/>30 <text:s/>84 <text:s/>60 <text:s/>60 <text:s/>7 <text:s/>52 <text:s/>53 <text:s/>41 <text:s/>57 <text:s/>81 <text:s/>33 <text:s/>76 <text:s/>12 <text:s/>17 <text:s/>53 <text:s/>51 <text:s/>20 <text:s/>41 <text:s/>27 <text:s/>45 <text:s/>86 <text:s/>9 <text:s/>78 <text:s/>77 <text:s/>67 <text:s/>80 <text:s/>51 <text:s/>76 <text:s/>17 <text:s/>19 <text:s/>69 <text:s/>47 <text:s/>2 <text:s/>28 <text:s/>58 <text:s/>60 <text:s/>79 <text:s/>11 <text:s/>100 <text:s/>87 <text:s/>43 <text:s/>84 <text:s/>63 <text:s/>54 <text:s/>52 <text:s/>67 <text:s/>57 <text:s/>23 <text:s/>7 <text:s/>83 <text:s/>67 <text:s/>92 <text:s/>43 <text:s/>97 <text:s/>20 <text:s/>10 <text:s/>28 <text:s/>70 <text:s/>85 <text:s/>45 <text:s/>88 <text:s/>53 <text:s/>43 <text:s/>41 <text:s/>32 <text:s/>100 <text:s/>52 <text:s/>11 <text:s/>62 <text:s/>3 <text:s/>97 <text:s/>5 <text:s/>87 <text:s/>11 <text:s/>58 <text:s/>90 <text:s/>77 <text:s/>14 <text:s/>13 <text:s/>35 <text:s/>49 <text:s/>31 <text:s/>78 <text:s/>91 <text:s/>79 <text:s/>97 <text:s/>52 <text:s/>59 <text:s/>66 <text:s/>89 <text:s/>3 <text:s/>5 <text:s/>41 <text:s/>45 <text:s/>97 <text:s/>73 <text:s/>96 <text:s/>48 <text:s/>35 <text:s/>58 <text:s/>51 <text:s/>83 <text:s/>62 <text:s/>89 <text:s/>46 <text:s/>71 <text:s/>30 <text:s/>74 <text:s/>37 <text:s/>42 <text:s/>61 <text:s/>85 <text:s/>25 <text:s/>38 <text:s/>27 <text:s/>55 <text:s/>35 <text:s/>79 <text:s/>13 <text:s/>52 <text:s/>67 <text:s/>67 <text:s/>57 <text:s/>59 <text:s/>63 <text:s/>5 <text:s/>83 <text:s/>59 <text:s/>53 <text:s/>69 <text:s/>68 <text:s/>55 <text:s/>4 <text:s/>29 <text:s/>43 <text:s/>49 <text:s/>51 <text:s/>72 <text:s/>74 <text:s/>87 <text:s/>66 <text:s/>34 <text:s/>71 <text:s/>42 <text:s/>72 <text:s/>50 <text:s/>96 <text:s/>58 <text:s/>28 <text:s/>61 <text:s/>9 <text:s/>46 <text:s/>27 <text:s/>17 <text:s/>56 <text:s/>90 <text:s/>22 <text:s/>91 <text:s/>100 <text:s/>26 <text:s/>59 <text:s/>67 <text:s/>80 <text:s/>62 <text:s/>47 <text:s/>22 <text:s/>62 <text:s/>97 <text:s/>45 <text:s/>88 <text:s/>84 <text:s/>10 <text:s/>21 <text:s/>6 <text:s/>3 <text:s/>44 <text:s/>55 <text:s/>51 <text:s/>1 <text:s/>34 <text:s/>11 <text:s/>10 <text:s/>79 <text:s/>37 <text:s/>26 <text:s/>87 <text:s/>78 <text:s/>99 <text:s/>77 <text:s/>77 <text:s/>24 <text:s/>35 <text:s/>95 <text:s/>3 <text:s/>49 <text:s/>41 <text:s/>76 <text:s/>10 <text:s/>38 <text:s/>21 <text:s/>97 <text:s/>21 <text:s/>82 <text:s/>70 <text:s/>78 <text:s/>85 <text:s/>13 <text:s/>33 <text:s/>35 <text:s/>14 <text:s/>66 <text:s/>97 <text:s/>75 <text:s/>97 <text:s/>33 <text:s/>52 <text:s/>83 <text:s/>63 <text:s/>51 <text:s/>59 <text:s/>91 <text:s/>26 <text:s/>45 <text:s/>86 <text:s/>29 <text:s/>93 <text:s/>26 <text:s/>56 <text:s/>55 <text:s/>63 <text:s/>76 <text:s/>3 <text:s/>35 <text:s/>10 <text:s/>24 <text:s/>13 <text:s/>46 <text:s/>37 <text:s/>97 <text:s/>32 <text:s/>2 <text:s/>14 <text:s/>28 <text:s/>28 <text:s/>10 <text:s/>12 <text:s/>79 <text:s/>44 <text:s/>74 <text:s/>81 <text:s/>2 <text:s/>65 <text:s/>7 <text:s/>99 <text:s/>50 <text:s/>87 <text:s/>91 <text:s/>27 <text:s/>42 <text:s/>97 <text:s/>90 <text:s/>70 <text:s/>52 <text:s/>76 <text:s/>79 <text:s/>75 <text:s/>40 <text:s/>24 <text:s/>63 <text:s/>36 <text:s/>55 <text:s/>16 <text:s/>2 <text:s/>34 <text:s/>43 <text:s/>11 <text:s/>45 <text:s/>22 <text:s/>55 <text:s/>19 <text:s/>2 <text:s/>8 <text:s/>35 <text:s/>8 <text:s/>6 <text:s/>36 <text:s/>46 <text:s/>49 <text:s/>62 <text:s/>88 <text:s/>97 <text:s/>3 <text:s/>57 <text:s/>48 <text:s/>79 <text:s/>87 <text:s/>23 <text:s/>70 <text:s/>10 <text:s/>37 <text:s/>58 <text:s/>16 <text:s/>53 <text:s/>59 <text:s/>49 <text:s/>95 <text:s/>69 <text:s/>45 <text:s/>16 <text:s/>75 <text:s/>15 <text:s/>70 <text:s/>83 <text:s/>49 <text:s/>29 <text:s/>40 <text:s/>84 <text:s/>75 <text:s/>88 <text:s/>98 <text:s/>14 <text:s/>85 <text:s/>100 <text:s/>22 <text:s/>84 <text:s/>30 <text:s/>8 <text:s/>58 <text:s/>100 <text:s/>17 <text:s/>95 <text:s/>9 <text:s/>84 <text:s/>47 <text:s/>67 <text:s/>84 <text:s/>93 <text:s/>87 <text:s/>28 <text:s/>61 <text:s/>62 <text:s/>43 <text:s/>30 <text:s/>96 <text:s/>91 <text:s/>10 <text:s/>35 <text:s/>27 <text:s/>84 <text:s/>75 <text:s/>24 <text:s/>49 <text:s/>11 <text:s/>75 <text:s/>70 <text:s/>94 <text:s/>5 <text:s/>77 <text:s/>52 <text:s/>4 <text:s/>45 <text:s/>98 <text:s/>64 <text:s/>28 <text:s/>96 <text:s/>30 <text:s/>63 <text:s/>88 <text:s/>16 <text:s/>91 <text:s/>48 <text:s/>29 <text:s/>33 <text:s/>29 <text:s/>76 <text:s/>75 <text:s/>39 <text:s/>63 <text:s/>53 <text:s/>74 <text:s/>37 <text:s/>28 <text:s/>23 <text:s/>47 <text:s/>3 <text:s/>92 <text:s/>92 <text:s/>7 <text:s/>21 <text:s/>43 <text:s/>62 <text:s/>65 <text:s/>92 <text:s/>25 <text:s/>45 <text:s/>87 <text:s/>6 <text:s/>7 <text:s/>75 <text:s/>73 <text:s/>97 <text:s/>74 <text:s/>2 <text:s/>81 <text:s/>55 <text:s/>29 <text:s/>8 <text:s/>45 <text:s/>91 <text:s/>60 <text:s/>70 <text:s/>27 <text:s/>88 <text:s/>92 <text:s/>25 <text:s/>42 <text:s/>36 <text:s/>69 <text:s/>48 <text:s/>8 <text:s/>11 <text:s/>61 <text:s/>72 <text:s/>55 <text:s/>37 <text:s/>68 <text:s/>41 <text:s/>42 <text:s/>75 <text:s/>67 <text:s/>14 <text:s/>23 <text:s/>93 <text:s/>67 <text:s/>4 <text:s/>47 <text:s/>96 <text:s/>11 <text:s/>43 <text:s/>86 <text:s/>22 <text:s/>12 <text:s/>65 <text:s/>61 <text:s/>56 <text:s/>41 <text:s/>2 <text:s/>43 <text:s/>9 <text:s/>49 <text:s/>50 <text:s/>72 <text:s/>61 <text:s/>73 <text:s/>26 <text:s/>97 <text:s/>41 <text:s/>18 <text:s/>38 <text:s/>67 <text:s/>85 <text:s/>4 <text:s/>89 <text:s/>77 <text:s/>70 <text:s/>44 <text:s/>75 <text:s/>17 <text:s/>6 <text:s/>17 <text:s/>55 <text:s/>28 <text:s/>28 <text:s/>71 <text:s/>88 <text:s/>83 <text:s/>63 <text:s/>42 <text:s/>25 <text:s/>72 <text:s/>90 <text:s/>26 <text:s/>95 <text:s/>3 <text:s/>99 <text:s/>72 <text:s/>99 <text:s/>91 <text:s/>89 <text:s/>89 <text:s/>57 <text:s/>25 <text:s/>44 <text:s/>97 <text:s/>1 <text:s/>65 <text:s/>41 <text:s/>27 <text:s/>82 <text:s/>46 <text:s/>43 <text:s/>88 <text:s/>25 <text:s/>71 <text:s/>58 <text:s/>65 <text:s/>5 <text:s/>20 <text:s/>6 <text:s/>82 <text:s/>43 <text:s/>47 <text:s/>7 <text:s/>89 <text:s/>49 <text:s/>5 <text:s/>60 <text:s/>100 <text:s/>47 <text:s/>1 <text:s/>40 <text:s/>3 <text:s/>77 <text:s/>83 <text:s/>100 <text:s/>78 <text:s/>99 <text:s/>92 <text:s/>56 <text:s/>32 <text:s/>37 <text:s/>99 <text:s/>19 <text:s/>14 <text:s/>21 <text:s/>76 <text:s/>78 <text:s/>25 <text:s/>96 <text:s/>83 <text:s/>6 <text:s/>90 <text:s/>81 <text:s/>65 <text:s/>79 <text:s/>30 <text:s/>21 <text:s/>38 <text:s/>81 <text:s/>68 <text:s/>90 <text:s/>20 <text:s/>70 <text:s/>67 <text:s/>54 <text:s/>21 <text:s/>96 <text:s/>4 <text:s/>12 <text:s/>51 <text:s/>36 <text:s/>1 <text:s/>1 <text:s/>54 <text:s/>14 <text:s/>21 <text:s/>30 <text:s/>91 <text:s/>98 <text:s/>77 <text:s/>25 <text:s/>3 <text:s/>18 <text:s/>5 <text:s/>19 <text:s/>96 <text:s/>86 <text:s/>40 <text:s/>86 <text:s/>18 <text:s/>7 <text:s/>75 <text:s/>89 <text:s/>76 <text:s/>93 <text:s/>94 <text:s/>49 <text:s/>88 <text:s/>98 <text:s/>60 <text:s/>91 <text:s/>33 <text:s/>60 <text:s/>91 <text:s/>38 <text:s/>73 <text:s/>64 <text:s/>67 <text:s/>15 <text:s/>61 <text:s/>95 <text:s/>91 <text:s/>15 <text:s/>13 <text:s/>48 <text:s/>34 <text:s/>60 <text:s/>33 <text:s/>73 <text:s/>45 <text:s/>3 <text:s/>79 <text:s/>72 <text:s/>91 <text:s/>6 <text:s/>64 <text:s/>85 <text:s/>6 <text:s/>4 <text:s/>82 <text:s/>66 <text:s/>94 <text:s/>66 <text:s/>77 <text:s/>36 <text:s/>3 <text:s/>50 <text:s/>99 <text:s/>22 <text:s/>16 <text:s/>11 <text:s/>68 <text:s/>7 <text:s/>78 <text:s/>80 <text:s/>6 <text:s/>11 <text:s/>40 <text:s/>90 <text:s/>35 <text:s/>36 <text:s/>92 <text:s/>65 <text:s/>7 <text:s/>83 <text:s/>22 <text:s/>71 <text:s/>67 <text:s/>28 <text:s/>74 <text:s/>100 <text:s/>93 <text:s/>19 <text:s/>65 <text:s/>69 <text:s/>6 <text:s/>67 <text:s/>70 <text:s/>57 <text:s/>40 <text:s/>38 <text:s/>67 <text:s/>8 <text:s/>96 <text:s/>44 <text:s/>87 <text:s/>1 <text:s/>6 <text:s/>78 <text:s/>90 <text:s/>40 <text:s/>14 <text:s/>82 <text:s/>4 <text:s/>72 <text:s/>64 <text:s/>26 <text:s/>42 <text:s/>82 <text:s/>53 <text:s/>67 <text:s/>81 <text:s/>97 <text:s/>85 <text:s/>45 <text:s/>17 <text:s/>91 <text:s/>63 <text:s/>87 <text:s/>47 <text:s/>55 <text:s/>24 <text:s/>65 <text:s/>62 <text:s/>19 <text:s/>9 <text:s/>100 <text:s/>71 <text:s/>14 <text:s/>78 <text:s/>60 <text:s/>6 <text:s/>43 <text:s/>41 <text:s/>9 <text:s/>14 <text:s/>56 <text:s/>86 <text:s/>8 <text:s/>37 <text:s/>90 <text:s/>74 <text:s/>69 <text:s/>86 <text:s/>11 <text:s/>13 <text:s/>3 <text:s/>1 <text:s/>28 <text:s/>41 <text:s/>99 <text:s/>82 <text:s/>16 <text:s/>63 <text:s/>43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SERTION</text:p>
          </table:table-cell>
          <table:table-cell office:value-type="string" calcext:value-type="string">
            <text:p>SORT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mbers: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umbers: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numbers:</text:p>
          </table:table-cell>
          <table:table-cell office:value-type="float" office:value="0.005524" calcext:value-type="float">
            <text:p>0.005524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umbers:</text:p>
          </table:table-cell>
          <table:table-cell office:value-type="float" office:value="0.009462" calcext:value-type="float">
            <text:p>0.009462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umbers:</text:p>
          </table:table-cell>
          <table:table-cell office:value-type="float" office:value="0.014534" calcext:value-type="float">
            <text:p>0.014534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numbers:</text:p>
          </table:table-cell>
          <table:table-cell office:value-type="float" office:value="0.02047" calcext:value-type="float">
            <text:p>0.02047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numbers:</text:p>
          </table:table-cell>
          <table:table-cell office:value-type="float" office:value="0.028803" calcext:value-type="float">
            <text:p>0.028803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numbers:</text:p>
          </table:table-cell>
          <table:table-cell office:value-type="float" office:value="0.036923" calcext:value-type="float">
            <text:p>0.036923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numbers:</text:p>
          </table:table-cell>
          <table:table-cell office:value-type="float" office:value="0.046078" calcext:value-type="float">
            <text:p>0.046078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mbers:</text:p>
          </table:table-cell>
          <table:table-cell office:value-type="float" office:value="0.056183" calcext:value-type="float">
            <text:p>0.056183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numbers:</text:p>
          </table:table-cell>
          <table:table-cell office:value-type="float" office:value="0.067493" calcext:value-type="float">
            <text:p>0.067493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mbers:</text:p>
          </table:table-cell>
          <table:table-cell office:value-type="float" office:value="0.0815" calcext:value-type="float">
            <text:p>0.0815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numbers:</text:p>
          </table:table-cell>
          <table:table-cell office:value-type="float" office:value="0.094707" calcext:value-type="float">
            <text:p>0.094707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numbers:</text:p>
          </table:table-cell>
          <table:table-cell office:value-type="float" office:value="0.107748" calcext:value-type="float">
            <text:p>0.107748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umbers:</text:p>
          </table:table-cell>
          <table:table-cell office:value-type="float" office:value="0.123563" calcext:value-type="float">
            <text:p>0.123563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umbers:</text:p>
          </table:table-cell>
          <table:table-cell office:value-type="float" office:value="0.140152" calcext:value-type="float">
            <text:p>0.140152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numbers:</text:p>
          </table:table-cell>
          <table:table-cell office:value-type="float" office:value="0.161474" calcext:value-type="float">
            <text:p>0.161474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numbers:</text:p>
          </table:table-cell>
          <table:table-cell office:value-type="float" office:value="0.177814" calcext:value-type="float">
            <text:p>0.177814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>numbers:</text:p>
          </table:table-cell>
          <table:table-cell office:value-type="float" office:value="0.203637" calcext:value-type="float">
            <text:p>0.203637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umbers:</text:p>
          </table:table-cell>
          <table:table-cell office:value-type="float" office:value="0.222735" calcext:value-type="float">
            <text:p>0.222735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numbers:</text:p>
          </table:table-cell>
          <table:table-cell office:value-type="float" office:value="0.243641" calcext:value-type="float">
            <text:p>0.243641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numbers:</text:p>
          </table:table-cell>
          <table:table-cell office:value-type="float" office:value="0.268515" calcext:value-type="float">
            <text:p>0.268515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numbers:</text:p>
          </table:table-cell>
          <table:table-cell office:value-type="float" office:value="0.29681" calcext:value-type="float">
            <text:p>0.29681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numbers:</text:p>
          </table:table-cell>
          <table:table-cell office:value-type="float" office:value="0.317131" calcext:value-type="float">
            <text:p>0.317131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umbers:</text:p>
          </table:table-cell>
          <table:table-cell office:value-type="float" office:value="0.354791" calcext:value-type="float">
            <text:p>0.354791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numbers:</text:p>
          </table:table-cell>
          <table:table-cell office:value-type="float" office:value="0.381578" calcext:value-type="float">
            <text:p>0.381578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numbers:</text:p>
          </table:table-cell>
          <table:table-cell office:value-type="float" office:value="0.41177" calcext:value-type="float">
            <text:p>0.41177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numbers:</text:p>
          </table:table-cell>
          <table:table-cell office:value-type="float" office:value="0.440072" calcext:value-type="float">
            <text:p>0.440072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numbers:</text:p>
          </table:table-cell>
          <table:table-cell office:value-type="float" office:value="0.472465" calcext:value-type="float">
            <text:p>0.472465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numbers:</text:p>
          </table:table-cell>
          <table:table-cell office:value-type="float" office:value="0.497441" calcext:value-type="float">
            <text:p>0.497441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numbers:</text:p>
          </table:table-cell>
          <table:table-cell office:value-type="float" office:value="0.533462" calcext:value-type="float">
            <text:p>0.533462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numbers:</text:p>
          </table:table-cell>
          <table:table-cell office:value-type="float" office:value="0.559227" calcext:value-type="float">
            <text:p>0.559227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numbers:</text:p>
          </table:table-cell>
          <table:table-cell office:value-type="float" office:value="0.598878" calcext:value-type="float">
            <text:p>0.598878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34000" calcext:value-type="float">
            <text:p>34000</text:p>
          </table:table-cell>
          <table:table-cell office:value-type="string" calcext:value-type="string">
            <text:p>numbers:</text:p>
          </table:table-cell>
          <table:table-cell office:value-type="float" office:value="0.640983" calcext:value-type="float">
            <text:p>0.640983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numbers:</text:p>
          </table:table-cell>
          <table:table-cell office:value-type="float" office:value="0.667447" calcext:value-type="float">
            <text:p>0.667447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numbers:</text:p>
          </table:table-cell>
          <table:table-cell office:value-type="float" office:value="0.726427" calcext:value-type="float">
            <text:p>0.726427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numbers:</text:p>
          </table:table-cell>
          <table:table-cell office:value-type="float" office:value="0.767997" calcext:value-type="float">
            <text:p>0.767997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numbers:</text:p>
          </table:table-cell>
          <table:table-cell office:value-type="float" office:value="0.791083" calcext:value-type="float">
            <text:p>0.791083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39000" calcext:value-type="float">
            <text:p>39000</text:p>
          </table:table-cell>
          <table:table-cell office:value-type="string" calcext:value-type="string">
            <text:p>numbers:</text:p>
          </table:table-cell>
          <table:table-cell office:value-type="float" office:value="0.833921" calcext:value-type="float">
            <text:p>0.833921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umbers:</text:p>
          </table:table-cell>
          <table:table-cell office:value-type="float" office:value="0.888245" calcext:value-type="float">
            <text:p>0.888245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numbers:</text:p>
          </table:table-cell>
          <table:table-cell office:value-type="float" office:value="0.93134" calcext:value-type="float">
            <text:p>0.93134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numbers:</text:p>
          </table:table-cell>
          <table:table-cell office:value-type="float" office:value="0.962433" calcext:value-type="float">
            <text:p>0.962433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numbers:</text:p>
          </table:table-cell>
          <table:table-cell office:value-type="float" office:value="1.007033" calcext:value-type="float">
            <text:p>1.007033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numbers:</text:p>
          </table:table-cell>
          <table:table-cell office:value-type="float" office:value="1.052208" calcext:value-type="float">
            <text:p>1.052208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numbers:</text:p>
          </table:table-cell>
          <table:table-cell office:value-type="float" office:value="1.110246" calcext:value-type="float">
            <text:p>1.110246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numbers:</text:p>
          </table:table-cell>
          <table:table-cell office:value-type="float" office:value="1.154495" calcext:value-type="float">
            <text:p>1.154495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47000" calcext:value-type="float">
            <text:p>47000</text:p>
          </table:table-cell>
          <table:table-cell office:value-type="string" calcext:value-type="string">
            <text:p>numbers:</text:p>
          </table:table-cell>
          <table:table-cell office:value-type="float" office:value="1.256979" calcext:value-type="float">
            <text:p>1.256979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numbers:</text:p>
          </table:table-cell>
          <table:table-cell office:value-type="float" office:value="1.287502" calcext:value-type="float">
            <text:p>1.287502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49000" calcext:value-type="float">
            <text:p>49000</text:p>
          </table:table-cell>
          <table:table-cell office:value-type="string" calcext:value-type="string">
            <text:p>numbers:</text:p>
          </table:table-cell>
          <table:table-cell office:value-type="float" office:value="1.327797" calcext:value-type="float">
            <text:p>1.327797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numbers:</text:p>
          </table:table-cell>
          <table:table-cell office:value-type="float" office:value="1.392052" calcext:value-type="float">
            <text:p>1.392052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numbers:</text:p>
          </table:table-cell>
          <table:table-cell office:value-type="float" office:value="1.493087" calcext:value-type="float">
            <text:p>1.493087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52000" calcext:value-type="float">
            <text:p>52000</text:p>
          </table:table-cell>
          <table:table-cell office:value-type="string" calcext:value-type="string">
            <text:p>numbers:</text:p>
          </table:table-cell>
          <table:table-cell office:value-type="float" office:value="1.525614" calcext:value-type="float">
            <text:p>1.525614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53000" calcext:value-type="float">
            <text:p>53000</text:p>
          </table:table-cell>
          <table:table-cell office:value-type="string" calcext:value-type="string">
            <text:p>numbers:</text:p>
          </table:table-cell>
          <table:table-cell office:value-type="float" office:value="1.540531" calcext:value-type="float">
            <text:p>1.540531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54000" calcext:value-type="float">
            <text:p>54000</text:p>
          </table:table-cell>
          <table:table-cell office:value-type="string" calcext:value-type="string">
            <text:p>numbers:</text:p>
          </table:table-cell>
          <table:table-cell office:value-type="float" office:value="1.713102" calcext:value-type="float">
            <text:p>1.713102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umbers:</text:p>
          </table:table-cell>
          <table:table-cell office:value-type="float" office:value="1.776543" calcext:value-type="float">
            <text:p>1.776543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56000" calcext:value-type="float">
            <text:p>56000</text:p>
          </table:table-cell>
          <table:table-cell office:value-type="string" calcext:value-type="string">
            <text:p>numbers:</text:p>
          </table:table-cell>
          <table:table-cell office:value-type="float" office:value="1.832066" calcext:value-type="float">
            <text:p>1.832066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numbers:</text:p>
          </table:table-cell>
          <table:table-cell office:value-type="float" office:value="1.958907" calcext:value-type="float">
            <text:p>1.958907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58000" calcext:value-type="float">
            <text:p>58000</text:p>
          </table:table-cell>
          <table:table-cell office:value-type="string" calcext:value-type="string">
            <text:p>numbers:</text:p>
          </table:table-cell>
          <table:table-cell office:value-type="float" office:value="1.995784" calcext:value-type="float">
            <text:p>1.995784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numbers:</text:p>
          </table:table-cell>
          <table:table-cell office:value-type="float" office:value="2.073386" calcext:value-type="float">
            <text:p>2.073386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umbers:</text:p>
          </table:table-cell>
          <table:table-cell office:value-type="float" office:value="2.125571" calcext:value-type="float">
            <text:p>2.125571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61000" calcext:value-type="float">
            <text:p>61000</text:p>
          </table:table-cell>
          <table:table-cell office:value-type="string" calcext:value-type="string">
            <text:p>numbers:</text:p>
          </table:table-cell>
          <table:table-cell office:value-type="float" office:value="2.168397" calcext:value-type="float">
            <text:p>2.168397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62000" calcext:value-type="float">
            <text:p>62000</text:p>
          </table:table-cell>
          <table:table-cell office:value-type="string" calcext:value-type="string">
            <text:p>numbers:</text:p>
          </table:table-cell>
          <table:table-cell office:value-type="float" office:value="2.190507" calcext:value-type="float">
            <text:p>2.190507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numbers:</text:p>
          </table:table-cell>
          <table:table-cell office:value-type="float" office:value="2.256503" calcext:value-type="float">
            <text:p>2.256503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numbers:</text:p>
          </table:table-cell>
          <table:table-cell office:value-type="float" office:value="2.338449" calcext:value-type="float">
            <text:p>2.338449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numbers:</text:p>
          </table:table-cell>
          <table:table-cell office:value-type="float" office:value="2.379656" calcext:value-type="float">
            <text:p>2.379656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66000" calcext:value-type="float">
            <text:p>66000</text:p>
          </table:table-cell>
          <table:table-cell office:value-type="string" calcext:value-type="string">
            <text:p>numbers:</text:p>
          </table:table-cell>
          <table:table-cell office:value-type="float" office:value="2.475351" calcext:value-type="float">
            <text:p>2.475351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numbers:</text:p>
          </table:table-cell>
          <table:table-cell office:value-type="float" office:value="2.627197" calcext:value-type="float">
            <text:p>2.627197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numbers:</text:p>
          </table:table-cell>
          <table:table-cell office:value-type="float" office:value="2.66147" calcext:value-type="float">
            <text:p>2.66147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69000" calcext:value-type="float">
            <text:p>69000</text:p>
          </table:table-cell>
          <table:table-cell office:value-type="string" calcext:value-type="string">
            <text:p>numbers:</text:p>
          </table:table-cell>
          <table:table-cell office:value-type="float" office:value="2.72348" calcext:value-type="float">
            <text:p>2.72348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umbers:</text:p>
          </table:table-cell>
          <table:table-cell office:value-type="float" office:value="2.772875" calcext:value-type="float">
            <text:p>2.772875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71000" calcext:value-type="float">
            <text:p>71000</text:p>
          </table:table-cell>
          <table:table-cell office:value-type="string" calcext:value-type="string">
            <text:p>numbers:</text:p>
          </table:table-cell>
          <table:table-cell office:value-type="float" office:value="2.853359" calcext:value-type="float">
            <text:p>2.853359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numbers:</text:p>
          </table:table-cell>
          <table:table-cell office:value-type="float" office:value="2.929953" calcext:value-type="float">
            <text:p>2.929953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73000" calcext:value-type="float">
            <text:p>73000</text:p>
          </table:table-cell>
          <table:table-cell office:value-type="string" calcext:value-type="string">
            <text:p>numbers:</text:p>
          </table:table-cell>
          <table:table-cell office:value-type="float" office:value="3.001135" calcext:value-type="float">
            <text:p>3.001135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74000" calcext:value-type="float">
            <text:p>74000</text:p>
          </table:table-cell>
          <table:table-cell office:value-type="string" calcext:value-type="string">
            <text:p>numbers:</text:p>
          </table:table-cell>
          <table:table-cell office:value-type="float" office:value="3.085008" calcext:value-type="float">
            <text:p>3.085008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numbers:</text:p>
          </table:table-cell>
          <table:table-cell office:value-type="float" office:value="3.167367" calcext:value-type="float">
            <text:p>3.167367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76000" calcext:value-type="float">
            <text:p>76000</text:p>
          </table:table-cell>
          <table:table-cell office:value-type="string" calcext:value-type="string">
            <text:p>numbers:</text:p>
          </table:table-cell>
          <table:table-cell office:value-type="float" office:value="3.250597" calcext:value-type="float">
            <text:p>3.250597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77000" calcext:value-type="float">
            <text:p>77000</text:p>
          </table:table-cell>
          <table:table-cell office:value-type="string" calcext:value-type="string">
            <text:p>numbers:</text:p>
          </table:table-cell>
          <table:table-cell office:value-type="float" office:value="3.347828" calcext:value-type="float">
            <text:p>3.347828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78000" calcext:value-type="float">
            <text:p>78000</text:p>
          </table:table-cell>
          <table:table-cell office:value-type="string" calcext:value-type="string">
            <text:p>numbers:</text:p>
          </table:table-cell>
          <table:table-cell office:value-type="float" office:value="3.435725" calcext:value-type="float">
            <text:p>3.435725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79000" calcext:value-type="float">
            <text:p>79000</text:p>
          </table:table-cell>
          <table:table-cell office:value-type="string" calcext:value-type="string">
            <text:p>numbers:</text:p>
          </table:table-cell>
          <table:table-cell office:value-type="float" office:value="3.541518" calcext:value-type="float">
            <text:p>3.541518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numbers:</text:p>
          </table:table-cell>
          <table:table-cell office:value-type="float" office:value="3.616077" calcext:value-type="float">
            <text:p>3.616077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81000" calcext:value-type="float">
            <text:p>81000</text:p>
          </table:table-cell>
          <table:table-cell office:value-type="string" calcext:value-type="string">
            <text:p>numbers:</text:p>
          </table:table-cell>
          <table:table-cell office:value-type="float" office:value="3.685619" calcext:value-type="float">
            <text:p>3.685619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82000" calcext:value-type="float">
            <text:p>82000</text:p>
          </table:table-cell>
          <table:table-cell office:value-type="string" calcext:value-type="string">
            <text:p>numbers:</text:p>
          </table:table-cell>
          <table:table-cell office:value-type="float" office:value="3.805675" calcext:value-type="float">
            <text:p>3.805675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83000" calcext:value-type="float">
            <text:p>83000</text:p>
          </table:table-cell>
          <table:table-cell office:value-type="string" calcext:value-type="string">
            <text:p>numbers:</text:p>
          </table:table-cell>
          <table:table-cell office:value-type="float" office:value="3.899051" calcext:value-type="float">
            <text:p>3.899051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numbers:</text:p>
          </table:table-cell>
          <table:table-cell office:value-type="float" office:value="3.965056" calcext:value-type="float">
            <text:p>3.965056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85000" calcext:value-type="float">
            <text:p>85000</text:p>
          </table:table-cell>
          <table:table-cell office:value-type="string" calcext:value-type="string">
            <text:p>numbers:</text:p>
          </table:table-cell>
          <table:table-cell office:value-type="float" office:value="4.083924" calcext:value-type="float">
            <text:p>4.083924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86000" calcext:value-type="float">
            <text:p>86000</text:p>
          </table:table-cell>
          <table:table-cell office:value-type="string" calcext:value-type="string">
            <text:p>numbers:</text:p>
          </table:table-cell>
          <table:table-cell office:value-type="float" office:value="4.166082" calcext:value-type="float">
            <text:p>4.166082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87000" calcext:value-type="float">
            <text:p>87000</text:p>
          </table:table-cell>
          <table:table-cell office:value-type="string" calcext:value-type="string">
            <text:p>numbers:</text:p>
          </table:table-cell>
          <table:table-cell office:value-type="float" office:value="4.285015" calcext:value-type="float">
            <text:p>4.285015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88000" calcext:value-type="float">
            <text:p>88000</text:p>
          </table:table-cell>
          <table:table-cell office:value-type="string" calcext:value-type="string">
            <text:p>numbers:</text:p>
          </table:table-cell>
          <table:table-cell office:value-type="float" office:value="4.394035" calcext:value-type="float">
            <text:p>4.394035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89000" calcext:value-type="float">
            <text:p>89000</text:p>
          </table:table-cell>
          <table:table-cell office:value-type="string" calcext:value-type="string">
            <text:p>numbers:</text:p>
          </table:table-cell>
          <table:table-cell office:value-type="float" office:value="4.500446" calcext:value-type="float">
            <text:p>4.500446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numbers:</text:p>
          </table:table-cell>
          <table:table-cell office:value-type="float" office:value="4.595987" calcext:value-type="float">
            <text:p>4.595987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91000" calcext:value-type="float">
            <text:p>91000</text:p>
          </table:table-cell>
          <table:table-cell office:value-type="string" calcext:value-type="string">
            <text:p>numbers:</text:p>
          </table:table-cell>
          <table:table-cell office:value-type="float" office:value="4.673087" calcext:value-type="float">
            <text:p>4.673087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92000" calcext:value-type="float">
            <text:p>92000</text:p>
          </table:table-cell>
          <table:table-cell office:value-type="string" calcext:value-type="string">
            <text:p>numbers:</text:p>
          </table:table-cell>
          <table:table-cell office:value-type="float" office:value="4.771217" calcext:value-type="float">
            <text:p>4.771217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93000" calcext:value-type="float">
            <text:p>93000</text:p>
          </table:table-cell>
          <table:table-cell office:value-type="string" calcext:value-type="string">
            <text:p>numbers:</text:p>
          </table:table-cell>
          <table:table-cell office:value-type="float" office:value="4.86464" calcext:value-type="float">
            <text:p>4.86464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94000" calcext:value-type="float">
            <text:p>94000</text:p>
          </table:table-cell>
          <table:table-cell office:value-type="string" calcext:value-type="string">
            <text:p>numbers:</text:p>
          </table:table-cell>
          <table:table-cell office:value-type="float" office:value="4.964425" calcext:value-type="float">
            <text:p>4.964425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numbers:</text:p>
          </table:table-cell>
          <table:table-cell office:value-type="float" office:value="5.070276" calcext:value-type="float">
            <text:p>5.070276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numbers:</text:p>
          </table:table-cell>
          <table:table-cell office:value-type="float" office:value="5.184749" calcext:value-type="float">
            <text:p>5.184749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97000" calcext:value-type="float">
            <text:p>97000</text:p>
          </table:table-cell>
          <table:table-cell office:value-type="string" calcext:value-type="string">
            <text:p>numbers:</text:p>
          </table:table-cell>
          <table:table-cell office:value-type="float" office:value="5.316885" calcext:value-type="float">
            <text:p>5.316885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98000" calcext:value-type="float">
            <text:p>98000</text:p>
          </table:table-cell>
          <table:table-cell office:value-type="string" calcext:value-type="string">
            <text:p>numbers:</text:p>
          </table:table-cell>
          <table:table-cell office:value-type="float" office:value="5.460431" calcext:value-type="float">
            <text:p>5.460431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numbers:</text:p>
          </table:table-cell>
          <table:table-cell office:value-type="float" office:value="5.51439" calcext:value-type="float">
            <text:p>5.51439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umbers:</text:p>
          </table:table-cell>
          <table:table-cell office:value-type="float" office:value="5.624542" calcext:value-type="float">
            <text:p>5.624542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SORT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mbers:</text:p>
          </table:table-cell>
          <table:table-cell office:value-type="float" office:value="0.239004" calcext:value-type="float">
            <text:p>0.239004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umbers:</text:p>
          </table:table-cell>
          <table:table-cell office:value-type="float" office:value="0.473836" calcext:value-type="float">
            <text:p>0.473836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numbers:</text:p>
          </table:table-cell>
          <table:table-cell office:value-type="float" office:value="0.707632" calcext:value-type="float">
            <text:p>0.707632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umbers:</text:p>
          </table:table-cell>
          <table:table-cell office:value-type="float" office:value="0.936693" calcext:value-type="float">
            <text:p>0.936693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umbers:</text:p>
          </table:table-cell>
          <table:table-cell office:value-type="float" office:value="1.163918" calcext:value-type="float">
            <text:p>1.163918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numbers:</text:p>
          </table:table-cell>
          <table:table-cell office:value-type="float" office:value="1.389817" calcext:value-type="float">
            <text:p>1.389817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numbers:</text:p>
          </table:table-cell>
          <table:table-cell office:value-type="float" office:value="1.61795" calcext:value-type="float">
            <text:p>1.61795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numbers:</text:p>
          </table:table-cell>
          <table:table-cell office:value-type="float" office:value="1.843889" calcext:value-type="float">
            <text:p>1.843889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numbers:</text:p>
          </table:table-cell>
          <table:table-cell office:value-type="float" office:value="2.075387" calcext:value-type="float">
            <text:p>2.075387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mbers:</text:p>
          </table:table-cell>
          <table:table-cell office:value-type="float" office:value="2.292253" calcext:value-type="float">
            <text:p>2.292253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numbers:</text:p>
          </table:table-cell>
          <table:table-cell office:value-type="float" office:value="2.500788" calcext:value-type="float">
            <text:p>2.500788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mbers:</text:p>
          </table:table-cell>
          <table:table-cell office:value-type="float" office:value="2.69477" calcext:value-type="float">
            <text:p>2.69477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numbers:</text:p>
          </table:table-cell>
          <table:table-cell office:value-type="float" office:value="2.914182" calcext:value-type="float">
            <text:p>2.914182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numbers:</text:p>
          </table:table-cell>
          <table:table-cell office:value-type="float" office:value="3.11527" calcext:value-type="float">
            <text:p>3.11527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umbers:</text:p>
          </table:table-cell>
          <table:table-cell office:value-type="float" office:value="3.344469" calcext:value-type="float">
            <text:p>3.344469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umbers:</text:p>
          </table:table-cell>
          <table:table-cell office:value-type="float" office:value="3.563039" calcext:value-type="float">
            <text:p>3.563039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numbers:</text:p>
          </table:table-cell>
          <table:table-cell office:value-type="float" office:value="3.748931" calcext:value-type="float">
            <text:p>3.748931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numbers:</text:p>
          </table:table-cell>
          <table:table-cell office:value-type="float" office:value="3.908869" calcext:value-type="float">
            <text:p>3.908869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>numbers:</text:p>
          </table:table-cell>
          <table:table-cell office:value-type="float" office:value="4.098735" calcext:value-type="float">
            <text:p>4.098735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umbers:</text:p>
          </table:table-cell>
          <table:table-cell office:value-type="float" office:value="4.292321" calcext:value-type="float">
            <text:p>4.292321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numbers:</text:p>
          </table:table-cell>
          <table:table-cell office:value-type="float" office:value="4.494384" calcext:value-type="float">
            <text:p>4.494384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numbers:</text:p>
          </table:table-cell>
          <table:table-cell office:value-type="float" office:value="4.724684" calcext:value-type="float">
            <text:p>4.724684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numbers:</text:p>
          </table:table-cell>
          <table:table-cell office:value-type="float" office:value="4.842852" calcext:value-type="float">
            <text:p>4.842852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numbers:</text:p>
          </table:table-cell>
          <table:table-cell office:value-type="float" office:value="5.023643" calcext:value-type="float">
            <text:p>5.023643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umbers:</text:p>
          </table:table-cell>
          <table:table-cell office:value-type="float" office:value="5.203586" calcext:value-type="float">
            <text:p>5.203586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numbers:</text:p>
          </table:table-cell>
          <table:table-cell office:value-type="float" office:value="5.375809" calcext:value-type="float">
            <text:p>5.375809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numbers:</text:p>
          </table:table-cell>
          <table:table-cell office:value-type="float" office:value="5.556534" calcext:value-type="float">
            <text:p>5.556534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numbers:</text:p>
          </table:table-cell>
          <table:table-cell office:value-type="float" office:value="5.728301" calcext:value-type="float">
            <text:p>5.728301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numbers:</text:p>
          </table:table-cell>
          <table:table-cell office:value-type="float" office:value="5.896177" calcext:value-type="float">
            <text:p>5.896177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numbers:</text:p>
          </table:table-cell>
          <table:table-cell office:value-type="float" office:value="6.06805" calcext:value-type="float">
            <text:p>6.06805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numbers:</text:p>
          </table:table-cell>
          <table:table-cell office:value-type="float" office:value="6.264111" calcext:value-type="float">
            <text:p>6.264111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numbers:</text:p>
          </table:table-cell>
          <table:table-cell office:value-type="float" office:value="6.474561" calcext:value-type="float">
            <text:p>6.474561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numbers:</text:p>
          </table:table-cell>
          <table:table-cell office:value-type="float" office:value="6.621579" calcext:value-type="float">
            <text:p>6.621579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34000" calcext:value-type="float">
            <text:p>34000</text:p>
          </table:table-cell>
          <table:table-cell office:value-type="string" calcext:value-type="string">
            <text:p>numbers:</text:p>
          </table:table-cell>
          <table:table-cell office:value-type="float" office:value="6.777493" calcext:value-type="float">
            <text:p>6.777493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numbers:</text:p>
          </table:table-cell>
          <table:table-cell office:value-type="float" office:value="6.877291" calcext:value-type="float">
            <text:p>6.877291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numbers:</text:p>
          </table:table-cell>
          <table:table-cell office:value-type="float" office:value="7.022974" calcext:value-type="float">
            <text:p>7.022974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numbers:</text:p>
          </table:table-cell>
          <table:table-cell office:value-type="float" office:value="7.187854" calcext:value-type="float">
            <text:p>7.187854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numbers:</text:p>
          </table:table-cell>
          <table:table-cell office:value-type="float" office:value="7.318895" calcext:value-type="float">
            <text:p>7.318895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39000" calcext:value-type="float">
            <text:p>39000</text:p>
          </table:table-cell>
          <table:table-cell office:value-type="string" calcext:value-type="string">
            <text:p>numbers:</text:p>
          </table:table-cell>
          <table:table-cell office:value-type="float" office:value="7.474575" calcext:value-type="float">
            <text:p>7.474575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umbers:</text:p>
          </table:table-cell>
          <table:table-cell office:value-type="float" office:value="7.621219" calcext:value-type="float">
            <text:p>7.621219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numbers:</text:p>
          </table:table-cell>
          <table:table-cell office:value-type="float" office:value="7.752388" calcext:value-type="float">
            <text:p>7.752388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numbers:</text:p>
          </table:table-cell>
          <table:table-cell office:value-type="float" office:value="7.904852" calcext:value-type="float">
            <text:p>7.904852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numbers:</text:p>
          </table:table-cell>
          <table:table-cell office:value-type="float" office:value="8.025321" calcext:value-type="float">
            <text:p>8.025321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numbers:</text:p>
          </table:table-cell>
          <table:table-cell office:value-type="float" office:value="8.174377" calcext:value-type="float">
            <text:p>8.174377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numbers:</text:p>
          </table:table-cell>
          <table:table-cell office:value-type="float" office:value="8.323279" calcext:value-type="float">
            <text:p>8.323279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numbers:</text:p>
          </table:table-cell>
          <table:table-cell office:value-type="float" office:value="8.442342" calcext:value-type="float">
            <text:p>8.442342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47000" calcext:value-type="float">
            <text:p>47000</text:p>
          </table:table-cell>
          <table:table-cell office:value-type="string" calcext:value-type="string">
            <text:p>numbers:</text:p>
          </table:table-cell>
          <table:table-cell office:value-type="float" office:value="8.547735" calcext:value-type="float">
            <text:p>8.547735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numbers:</text:p>
          </table:table-cell>
          <table:table-cell office:value-type="float" office:value="8.689813" calcext:value-type="float">
            <text:p>8.689813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49000" calcext:value-type="float">
            <text:p>49000</text:p>
          </table:table-cell>
          <table:table-cell office:value-type="string" calcext:value-type="string">
            <text:p>numbers:</text:p>
          </table:table-cell>
          <table:table-cell office:value-type="float" office:value="8.790546" calcext:value-type="float">
            <text:p>8.790546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numbers:</text:p>
          </table:table-cell>
          <table:table-cell office:value-type="float" office:value="8.907305" calcext:value-type="float">
            <text:p>8.907305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numbers:</text:p>
          </table:table-cell>
          <table:table-cell office:value-type="float" office:value="9.028103" calcext:value-type="float">
            <text:p>9.028103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52000" calcext:value-type="float">
            <text:p>52000</text:p>
          </table:table-cell>
          <table:table-cell office:value-type="string" calcext:value-type="string">
            <text:p>numbers:</text:p>
          </table:table-cell>
          <table:table-cell office:value-type="float" office:value="9.191345" calcext:value-type="float">
            <text:p>9.191345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53000" calcext:value-type="float">
            <text:p>53000</text:p>
          </table:table-cell>
          <table:table-cell office:value-type="string" calcext:value-type="string">
            <text:p>numbers:</text:p>
          </table:table-cell>
          <table:table-cell office:value-type="float" office:value="9.310475" calcext:value-type="float">
            <text:p>9.310475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54000" calcext:value-type="float">
            <text:p>54000</text:p>
          </table:table-cell>
          <table:table-cell office:value-type="string" calcext:value-type="string">
            <text:p>numbers:</text:p>
          </table:table-cell>
          <table:table-cell office:value-type="float" office:value="9.442901" calcext:value-type="float">
            <text:p>9.442901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umbers:</text:p>
          </table:table-cell>
          <table:table-cell office:value-type="float" office:value="9.496939" calcext:value-type="float">
            <text:p>9.496939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56000" calcext:value-type="float">
            <text:p>56000</text:p>
          </table:table-cell>
          <table:table-cell office:value-type="string" calcext:value-type="string">
            <text:p>numbers:</text:p>
          </table:table-cell>
          <table:table-cell office:value-type="float" office:value="9.66273" calcext:value-type="float">
            <text:p>9.66273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numbers:</text:p>
          </table:table-cell>
          <table:table-cell office:value-type="float" office:value="9.832636" calcext:value-type="float">
            <text:p>9.832636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58000" calcext:value-type="float">
            <text:p>58000</text:p>
          </table:table-cell>
          <table:table-cell office:value-type="string" calcext:value-type="string">
            <text:p>numbers:</text:p>
          </table:table-cell>
          <table:table-cell office:value-type="float" office:value="9.839389" calcext:value-type="float">
            <text:p>9.839389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numbers:</text:p>
          </table:table-cell>
          <table:table-cell office:value-type="float" office:value="9.893078" calcext:value-type="float">
            <text:p>9.893078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umbers:</text:p>
          </table:table-cell>
          <table:table-cell office:value-type="float" office:value="9.984143" calcext:value-type="float">
            <text:p>9.984143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61000" calcext:value-type="float">
            <text:p>61000</text:p>
          </table:table-cell>
          <table:table-cell office:value-type="string" calcext:value-type="string">
            <text:p>numbers:</text:p>
          </table:table-cell>
          <table:table-cell office:value-type="float" office:value="10.077071" calcext:value-type="float">
            <text:p>10.077071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62000" calcext:value-type="float">
            <text:p>62000</text:p>
          </table:table-cell>
          <table:table-cell office:value-type="string" calcext:value-type="string">
            <text:p>numbers:</text:p>
          </table:table-cell>
          <table:table-cell office:value-type="float" office:value="10.166935" calcext:value-type="float">
            <text:p>10.166935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numbers:</text:p>
          </table:table-cell>
          <table:table-cell office:value-type="float" office:value="10.259553" calcext:value-type="float">
            <text:p>10.259553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numbers:</text:p>
          </table:table-cell>
          <table:table-cell office:value-type="float" office:value="10.350095" calcext:value-type="float">
            <text:p>10.350095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numbers:</text:p>
          </table:table-cell>
          <table:table-cell office:value-type="float" office:value="10.422966" calcext:value-type="float">
            <text:p>10.422966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66000" calcext:value-type="float">
            <text:p>66000</text:p>
          </table:table-cell>
          <table:table-cell office:value-type="string" calcext:value-type="string">
            <text:p>numbers:</text:p>
          </table:table-cell>
          <table:table-cell office:value-type="float" office:value="10.509884" calcext:value-type="float">
            <text:p>10.509884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numbers:</text:p>
          </table:table-cell>
          <table:table-cell office:value-type="float" office:value="10.587911" calcext:value-type="float">
            <text:p>10.587911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numbers:</text:p>
          </table:table-cell>
          <table:table-cell office:value-type="float" office:value="10.670087" calcext:value-type="float">
            <text:p>10.670087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69000" calcext:value-type="float">
            <text:p>69000</text:p>
          </table:table-cell>
          <table:table-cell office:value-type="string" calcext:value-type="string">
            <text:p>numbers:</text:p>
          </table:table-cell>
          <table:table-cell office:value-type="float" office:value="10.738836" calcext:value-type="float">
            <text:p>10.738836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umbers:</text:p>
          </table:table-cell>
          <table:table-cell office:value-type="float" office:value="10.820289" calcext:value-type="float">
            <text:p>10.820289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71000" calcext:value-type="float">
            <text:p>71000</text:p>
          </table:table-cell>
          <table:table-cell office:value-type="string" calcext:value-type="string">
            <text:p>numbers:</text:p>
          </table:table-cell>
          <table:table-cell office:value-type="float" office:value="10.88849" calcext:value-type="float">
            <text:p>10.88849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numbers:</text:p>
          </table:table-cell>
          <table:table-cell office:value-type="float" office:value="11.037645" calcext:value-type="float">
            <text:p>11.037645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73000" calcext:value-type="float">
            <text:p>73000</text:p>
          </table:table-cell>
          <table:table-cell office:value-type="string" calcext:value-type="string">
            <text:p>numbers:</text:p>
          </table:table-cell>
          <table:table-cell office:value-type="float" office:value="11.018149" calcext:value-type="float">
            <text:p>11.018149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74000" calcext:value-type="float">
            <text:p>74000</text:p>
          </table:table-cell>
          <table:table-cell office:value-type="string" calcext:value-type="string">
            <text:p>numbers:</text:p>
          </table:table-cell>
          <table:table-cell office:value-type="float" office:value="11.171038" calcext:value-type="float">
            <text:p>11.171038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numbers:</text:p>
          </table:table-cell>
          <table:table-cell office:value-type="float" office:value="11.18902" calcext:value-type="float">
            <text:p>11.18902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76000" calcext:value-type="float">
            <text:p>76000</text:p>
          </table:table-cell>
          <table:table-cell office:value-type="string" calcext:value-type="string">
            <text:p>numbers:</text:p>
          </table:table-cell>
          <table:table-cell office:value-type="float" office:value="11.283589" calcext:value-type="float">
            <text:p>11.283589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77000" calcext:value-type="float">
            <text:p>77000</text:p>
          </table:table-cell>
          <table:table-cell office:value-type="string" calcext:value-type="string">
            <text:p>numbers:</text:p>
          </table:table-cell>
          <table:table-cell office:value-type="float" office:value="11.388056" calcext:value-type="float">
            <text:p>11.388056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78000" calcext:value-type="float">
            <text:p>78000</text:p>
          </table:table-cell>
          <table:table-cell office:value-type="string" calcext:value-type="string">
            <text:p>numbers:</text:p>
          </table:table-cell>
          <table:table-cell office:value-type="float" office:value="11.46645" calcext:value-type="float">
            <text:p>11.46645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79000" calcext:value-type="float">
            <text:p>79000</text:p>
          </table:table-cell>
          <table:table-cell office:value-type="string" calcext:value-type="string">
            <text:p>numbers:</text:p>
          </table:table-cell>
          <table:table-cell office:value-type="float" office:value="11.492111" calcext:value-type="float">
            <text:p>11.492111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numbers:</text:p>
          </table:table-cell>
          <table:table-cell office:value-type="float" office:value="11.865651" calcext:value-type="float">
            <text:p>11.865651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81000" calcext:value-type="float">
            <text:p>81000</text:p>
          </table:table-cell>
          <table:table-cell office:value-type="string" calcext:value-type="string">
            <text:p>numbers:</text:p>
          </table:table-cell>
          <table:table-cell office:value-type="float" office:value="12.211915" calcext:value-type="float">
            <text:p>12.211915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82000" calcext:value-type="float">
            <text:p>82000</text:p>
          </table:table-cell>
          <table:table-cell office:value-type="string" calcext:value-type="string">
            <text:p>numbers:</text:p>
          </table:table-cell>
          <table:table-cell office:value-type="float" office:value="11.936094" calcext:value-type="float">
            <text:p>11.936094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83000" calcext:value-type="float">
            <text:p>83000</text:p>
          </table:table-cell>
          <table:table-cell office:value-type="string" calcext:value-type="string">
            <text:p>numbers:</text:p>
          </table:table-cell>
          <table:table-cell office:value-type="float" office:value="11.568428" calcext:value-type="float">
            <text:p>11.568428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numbers:</text:p>
          </table:table-cell>
          <table:table-cell office:value-type="float" office:value="11.627578" calcext:value-type="float">
            <text:p>11.627578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85000" calcext:value-type="float">
            <text:p>85000</text:p>
          </table:table-cell>
          <table:table-cell office:value-type="string" calcext:value-type="string">
            <text:p>numbers:</text:p>
          </table:table-cell>
          <table:table-cell office:value-type="float" office:value="11.763658" calcext:value-type="float">
            <text:p>11.763658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86000" calcext:value-type="float">
            <text:p>86000</text:p>
          </table:table-cell>
          <table:table-cell office:value-type="string" calcext:value-type="string">
            <text:p>numbers:</text:p>
          </table:table-cell>
          <table:table-cell office:value-type="float" office:value="11.589856" calcext:value-type="float">
            <text:p>11.589856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87000" calcext:value-type="float">
            <text:p>87000</text:p>
          </table:table-cell>
          <table:table-cell office:value-type="string" calcext:value-type="string">
            <text:p>numbers:</text:p>
          </table:table-cell>
          <table:table-cell office:value-type="float" office:value="11.601099" calcext:value-type="float">
            <text:p>11.601099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88000" calcext:value-type="float">
            <text:p>88000</text:p>
          </table:table-cell>
          <table:table-cell office:value-type="string" calcext:value-type="string">
            <text:p>numbers:</text:p>
          </table:table-cell>
          <table:table-cell office:value-type="float" office:value="11.639711" calcext:value-type="float">
            <text:p>11.639711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89000" calcext:value-type="float">
            <text:p>89000</text:p>
          </table:table-cell>
          <table:table-cell office:value-type="string" calcext:value-type="string">
            <text:p>numbers:</text:p>
          </table:table-cell>
          <table:table-cell office:value-type="float" office:value="11.681656" calcext:value-type="float">
            <text:p>11.681656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numbers:</text:p>
          </table:table-cell>
          <table:table-cell office:value-type="float" office:value="11.640928" calcext:value-type="float">
            <text:p>11.640928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91000" calcext:value-type="float">
            <text:p>91000</text:p>
          </table:table-cell>
          <table:table-cell office:value-type="string" calcext:value-type="string">
            <text:p>numbers:</text:p>
          </table:table-cell>
          <table:table-cell office:value-type="float" office:value="11.606421" calcext:value-type="float">
            <text:p>11.606421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92000" calcext:value-type="float">
            <text:p>92000</text:p>
          </table:table-cell>
          <table:table-cell office:value-type="string" calcext:value-type="string">
            <text:p>numbers:</text:p>
          </table:table-cell>
          <table:table-cell office:value-type="float" office:value="11.771236" calcext:value-type="float">
            <text:p>11.771236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93000" calcext:value-type="float">
            <text:p>93000</text:p>
          </table:table-cell>
          <table:table-cell office:value-type="string" calcext:value-type="string">
            <text:p>numbers:</text:p>
          </table:table-cell>
          <table:table-cell office:value-type="float" office:value="11.635372" calcext:value-type="float">
            <text:p>11.635372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94000" calcext:value-type="float">
            <text:p>94000</text:p>
          </table:table-cell>
          <table:table-cell office:value-type="string" calcext:value-type="string">
            <text:p>numbers:</text:p>
          </table:table-cell>
          <table:table-cell office:value-type="float" office:value="11.66521" calcext:value-type="float">
            <text:p>11.66521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numbers:</text:p>
          </table:table-cell>
          <table:table-cell office:value-type="float" office:value="11.668161" calcext:value-type="float">
            <text:p>11.668161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numbers:</text:p>
          </table:table-cell>
          <table:table-cell office:value-type="float" office:value="11.683837" calcext:value-type="float">
            <text:p>11.683837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97000" calcext:value-type="float">
            <text:p>97000</text:p>
          </table:table-cell>
          <table:table-cell office:value-type="string" calcext:value-type="string">
            <text:p>numbers:</text:p>
          </table:table-cell>
          <table:table-cell office:value-type="float" office:value="11.687537" calcext:value-type="float">
            <text:p>11.687537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98000" calcext:value-type="float">
            <text:p>98000</text:p>
          </table:table-cell>
          <table:table-cell office:value-type="string" calcext:value-type="string">
            <text:p>numbers:</text:p>
          </table:table-cell>
          <table:table-cell office:value-type="float" office:value="11.696923" calcext:value-type="float">
            <text:p>11.696923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numbers:</text:p>
          </table:table-cell>
          <table:table-cell office:value-type="float" office:value="11.8694" calcext:value-type="float">
            <text:p>11.8694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irst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umbers:</text:p>
          </table:table-cell>
          <table:table-cell office:value-type="float" office:value="11.937014" calcext:value-type="float">
            <text:p>11.937014</text:p>
          </table:table-cell>
          <table:table-cell office:value-type="string" calcext:value-type="string">
            <text:p>second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5T12:04:41.919410629</meta:creation-date>
    <dc:date>2023-02-15T12:09:37.159140258</dc:date>
    <meta:editing-duration>PT4M55S</meta:editing-duration>
    <meta:editing-cycles>1</meta:editing-cycles>
    <meta:document-statistic meta:table-count="1" meta:cell-count="1805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576cm" svg:height="9.006cm" xlink:href=".." xlink:type="simple" chart:class="chart:line" chart:style-name="ch1">
        <chart:title svg:x="6.869cm" svg:y="0.316cm" chart:style-name="ch2">
          <text:p>Insertion Sort</text:p>
        </chart:title>
        <chart:plot-area chart:style-name="ch3" table:cell-range-address="Sheet1.H5:Sheet1.H104" svg:x="1.712cm" svg:y="1.275cm" svg:width="14.533cm" svg:height="6.57cm">
          <chartooo:coordinate-region svg:x="2.148cm" svg:y="1.474cm" svg:width="14.097cm" svg:height="5.579cm"/>
          <chart:axis chart:dimension="x" chart:name="primary-x" chart:style-name="ch4">
            <chart:title svg:x="5.71cm" svg:y="8.024cm" chart:style-name="ch5">
              <text:p>Number of blocks</text:p>
            </chart:title>
            <chart:grid chart:style-name="ch6" chart:class="major"/>
          </chart:axis>
          <chart:axis chart:dimension="y" chart:name="primary-y" chart:style-name="ch4">
            <chart:title svg:x="0.451cm" svg:y="5.887cm" chart:style-name="ch7">
              <text:p>Time taken to sort
</text:p>
            </chart:title>
            <chart:grid chart:style-name="ch6" chart:class="major"/>
          </chart:axis>
          <chart:series chart:style-name="ch8" chart:values-cell-range-address="Sheet1.H5:Sheet1.H104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9">
                <text:p>0.0009</text:p>
                <draw:g>
                  <svg:desc>Sheet1.H5:Sheet1.H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524">
                <text:p>0.0055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462">
                <text:p>0.009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4534">
                <text:p>0.0145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47">
                <text:p>0.020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8803">
                <text:p>0.0288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6923">
                <text:p>0.036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6078">
                <text:p>0.0460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6183">
                <text:p>0.0561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7493">
                <text:p>0.0674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15">
                <text:p>0.08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4707">
                <text:p>0.0947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7748">
                <text:p>0.1077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3563">
                <text:p>0.1235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0152">
                <text:p>0.1401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1474">
                <text:p>0.161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7814">
                <text:p>0.1778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03637">
                <text:p>0.2036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22735">
                <text:p>0.2227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3641">
                <text:p>0.2436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68515">
                <text:p>0.2685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9681">
                <text:p>0.296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7131">
                <text:p>0.3171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4791">
                <text:p>0.3547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1578">
                <text:p>0.3815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1177">
                <text:p>0.411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40072">
                <text:p>0.4400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72465">
                <text:p>0.4724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97441">
                <text:p>0.4974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33462">
                <text:p>0.5334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59227">
                <text:p>0.5592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98878">
                <text:p>0.5988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40983">
                <text:p>0.6409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67447">
                <text:p>0.6674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26427">
                <text:p>0.7264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67997">
                <text:p>0.7679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1083">
                <text:p>0.7910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33921">
                <text:p>0.8339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88245">
                <text:p>0.8882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3134">
                <text:p>0.931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62433">
                <text:p>0.9624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07033">
                <text:p>1.0070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52208">
                <text:p>1.0522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10246">
                <text:p>1.1102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54495">
                <text:p>1.1544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56979">
                <text:p>1.2569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87502">
                <text:p>1.2875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27797">
                <text:p>1.3277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92052">
                <text:p>1.3920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93087">
                <text:p>1.4930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25614">
                <text:p>1.5256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40531">
                <text:p>1.5405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713102">
                <text:p>1.7131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76543">
                <text:p>1.7765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32066">
                <text:p>1.8320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58907">
                <text:p>1.9589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95784">
                <text:p>1.9957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73386">
                <text:p>2.0733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125571">
                <text:p>2.1255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168397">
                <text:p>2.1683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190507">
                <text:p>2.1905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56503">
                <text:p>2.2565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38449">
                <text:p>2.3384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379656">
                <text:p>2.3796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475351">
                <text:p>2.4753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27197">
                <text:p>2.6271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6147">
                <text:p>2.661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2348">
                <text:p>2.723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72875">
                <text:p>2.772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53359">
                <text:p>2.8533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929953">
                <text:p>2.9299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001135">
                <text:p>3.0011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085008">
                <text:p>3.0850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167367">
                <text:p>3.1673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250597">
                <text:p>3.2505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347828">
                <text:p>3.3478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435725">
                <text:p>3.4357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541518">
                <text:p>3.5415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616077">
                <text:p>3.6160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685619">
                <text:p>3.6856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805675">
                <text:p>3.8056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899051">
                <text:p>3.8990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965056">
                <text:p>3.9650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083924">
                <text:p>4.0839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166082">
                <text:p>4.1660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85015">
                <text:p>4.2850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94035">
                <text:p>4.3940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500446">
                <text:p>4.5004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595987">
                <text:p>4.5959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673087">
                <text:p>4.6730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771217">
                <text:p>4.7712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86464">
                <text:p>4.864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964425">
                <text:p>4.9644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070276">
                <text:p>5.0702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184749">
                <text:p>5.1847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316885">
                <text:p>5.3168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460431">
                <text:p>5.4604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51439">
                <text:p>5.514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624542">
                <text:p>5.6245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